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3rdOrderPoly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odel</text:p>
          </table:table-cell>
          <table:table-cell table:number-columns-repeated="5"/>
          <table:table-cell office:value-type="string">
            <text:p>Measured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<text:s/>= C0</text:p>
          </table:table-cell>
          <table:table-cell table:number-columns-repeated="4"/>
          <table:table-cell table:style-name="ce2" office:value-type="float" office:value="8671.22">
            <text:p>8671.22</text:p>
          </table:table-cell>
          <table:table-cell office:value-type="string">
            <text:p><text:s/>= C0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<text:s/>= C1</text:p>
          </table:table-cell>
          <table:table-cell office:value-type="string">
            <text:p>f = C0*r^0 + C1*r^1 + C2*r^2 + C3*r^3</text:p>
          </table:table-cell>
          <table:table-cell table:number-columns-repeated="3"/>
          <table:table-cell table:style-name="ce2" office:value-type="float" office:value="-729.591">
            <text:p>-729.591</text:p>
          </table:table-cell>
          <table:table-cell office:value-type="string">
            <text:p><text:s/>= C1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<text:s/>= C2</text:p>
          </table:table-cell>
          <table:table-cell table:number-columns-repeated="4"/>
          <table:table-cell table:style-name="ce2" office:value-type="float" office:value="23.2957">
            <text:p>23.2957</text:p>
          </table:table-cell>
          <table:table-cell office:value-type="string">
            <text:p><text:s/>= C2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<text:s/>= C3</text:p>
          </table:table-cell>
          <table:table-cell/>
          <table:table-cell table:style-name="ce3" table:formula="of:=MIN([.H12:.H112])" office:value-type="float" office:value="-99907.1293044835">
            <text:p>-99907.13</text:p>
          </table:table-cell>
          <table:table-cell office:value-type="string">
            <text:p><text:s/>= min Noise</text:p>
          </table:table-cell>
          <table:table-cell/>
          <table:table-cell table:style-name="ce2" office:value-type="float" office:value="3.87631">
            <text:p>3.87631</text:p>
          </table:table-cell>
          <table:table-cell office:value-type="string">
            <text:p><text:s/>= C3</text:p>
          </table:table-cell>
        </table:table-row>
        <table:table-row table:style-name="ro1">
          <table:table-cell table:number-columns-repeated="3"/>
          <table:table-cell office:value-type="float" office:value="100000">
            <text:p>100000</text:p>
          </table:table-cell>
          <table:table-cell office:value-type="string">
            <text:p><text:s/>= Noise</text:p>
          </table:table-cell>
          <table:table-cell/>
          <table:table-cell table:style-name="ce3" table:formula="of:=MAX([.H12:.H112])" office:value-type="float" office:value="99487.1434755623">
            <text:p>99487.14</text:p>
          </table:table-cell>
          <table:table-cell office:value-type="string">
            <text:p><text:s/>= max Noise</text:p>
          </table:table-cell>
          <table:table-cell/>
          <table:table-cell table:style-name="ce2"/>
          <table:table-cell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1" office:value-type="string">
            <text:p>N</text:p>
          </table:table-cell>
          <table:table-cell table:style-name="ce1" office:value-type="string">
            <text:p>r^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r^2</text:p>
          </table:table-cell>
          <table:table-cell table:style-name="ce1" office:value-type="string">
            <text:p>r^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rror</text:p>
          </table:table-cell>
          <table:table-cell table:style-name="ce1" office:value-type="string">
            <text:p>f'</text:p>
          </table:table-cell>
          <table:table-cell table:style-name="ce4" office:value-type="string">
            <text:p>fcalc</text:p>
          </table:table-cell>
          <table:table-cell office:value-type="string">
            <text:p>Curve Error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table:formula="of:=[.D12]^0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D12]*[.D12]" office:value-type="float" office:value="0">
            <text:p>0</text:p>
          </table:table-cell>
          <table:table-cell table:style-name="ce1" table:formula="of:=[.D12]*[.E12]" office:value-type="float" office:value="0">
            <text:p>0</text:p>
          </table:table-cell>
          <table:table-cell table:style-name="ce1" table:formula="of:=[.$D$4]*[.C12]+[.$D$5]*[.D12]+[.$D$6]*[.E12]+[.$D$7]*[.F12]" office:value-type="float" office:value="1">
            <text:p>1</text:p>
          </table:table-cell>
          <table:table-cell table:style-name="ce4" table:formula="of:=2*[.$D$8]*RAND()-[.$D$8]" office:value-type="float" office:value="-77253.3323615789">
            <text:p>-77253.33</text:p>
          </table:table-cell>
          <table:table-cell table:style-name="ce4" table:formula="of:=[.G12]+[.H12]" office:value-type="float" office:value="-77252.3323615789">
            <text:p>-77252.33</text:p>
          </table:table-cell>
          <table:table-cell table:style-name="ce4" table:formula="of:=[.$J$4]*[.C12]+[.$J$5]*[.D12]+[.$J$6]*[.E12]+[.$J$7]*[.F12]" office:value-type="float" office:value="8671.22">
            <text:p>8671.22</text:p>
          </table:table-cell>
          <table:table-cell table:style-name="ce4" table:formula="of:=[.J12]-[.I12]" office:value-type="float" office:value="85923.5523615789">
            <text:p>85923.55</text:p>
          </table:table-cell>
        </table:table-row>
        <table:table-row table:style-name="ro1">
          <table:table-cell/>
          <table:table-cell table:style-name="ce1" table:formula="of:=[.B12]+1" office:value-type="float" office:value="2">
            <text:p>2</text:p>
          </table:table-cell>
          <table:table-cell table:style-name="ce1" table:formula="of:=[.D13]^0" office:value-type="float" office:value="1">
            <text:p>1</text:p>
          </table:table-cell>
          <table:table-cell table:style-name="ce1" table:formula="of:=[.D12]+1" office:value-type="float" office:value="1">
            <text:p>1</text:p>
          </table:table-cell>
          <table:table-cell table:style-name="ce1" table:formula="of:=[.D13]*[.D13]" office:value-type="float" office:value="1">
            <text:p>1</text:p>
          </table:table-cell>
          <table:table-cell table:style-name="ce1" table:formula="of:=[.D13]*[.E13]" office:value-type="float" office:value="1">
            <text:p>1</text:p>
          </table:table-cell>
          <table:table-cell table:style-name="ce1" table:formula="of:=[.$D$4]*[.C13]+[.$D$5]*[.D13]+[.$D$6]*[.E13]+[.$D$7]*[.F13]" office:value-type="float" office:value="10">
            <text:p>10</text:p>
          </table:table-cell>
          <table:table-cell table:style-name="ce4" table:formula="of:=2*[.$D$8]*RAND()-[.$D$8]" office:value-type="float" office:value="-65107.3188055307">
            <text:p>-65107.32</text:p>
          </table:table-cell>
          <table:table-cell table:style-name="ce4" table:formula="of:=[.G13]+[.H13]" office:value-type="float" office:value="-65097.3188055307">
            <text:p>-65097.32</text:p>
          </table:table-cell>
          <table:table-cell table:style-name="ce4" table:formula="of:=[.$J$4]*[.C13]+[.$J$5]*[.D13]+[.$J$6]*[.E13]+[.$J$7]*[.F13]" office:value-type="float" office:value="7968.80101">
            <text:p>7968.80</text:p>
          </table:table-cell>
          <table:table-cell table:style-name="ce4" table:formula="of:=[.J13]-[.I13]" office:value-type="float" office:value="73066.1198155307">
            <text:p>73066.12</text:p>
          </table:table-cell>
        </table:table-row>
        <table:table-row table:style-name="ro1">
          <table:table-cell/>
          <table:table-cell table:style-name="ce1" table:formula="of:=[.B13]+1" office:value-type="float" office:value="3">
            <text:p>3</text:p>
          </table:table-cell>
          <table:table-cell table:style-name="ce1" table:formula="of:=[.D14]^0" office:value-type="float" office:value="1">
            <text:p>1</text:p>
          </table:table-cell>
          <table:table-cell table:style-name="ce1" table:formula="of:=[.D13]+1" office:value-type="float" office:value="2">
            <text:p>2</text:p>
          </table:table-cell>
          <table:table-cell table:style-name="ce1" table:formula="of:=[.D14]*[.D14]" office:value-type="float" office:value="4">
            <text:p>4</text:p>
          </table:table-cell>
          <table:table-cell table:style-name="ce1" table:formula="of:=[.D14]*[.E14]" office:value-type="float" office:value="8">
            <text:p>8</text:p>
          </table:table-cell>
          <table:table-cell table:style-name="ce1" table:formula="of:=[.$D$4]*[.C14]+[.$D$5]*[.D14]+[.$D$6]*[.E14]+[.$D$7]*[.F14]" office:value-type="float" office:value="49">
            <text:p>49</text:p>
          </table:table-cell>
          <table:table-cell table:style-name="ce4" table:formula="of:=2*[.$D$8]*RAND()-[.$D$8]" office:value-type="float" office:value="-80911.0299684107">
            <text:p>-80911.03</text:p>
          </table:table-cell>
          <table:table-cell table:style-name="ce4" table:formula="of:=[.G14]+[.H14]" office:value-type="float" office:value="-80862.0299684107">
            <text:p>-80862.03</text:p>
          </table:table-cell>
          <table:table-cell table:style-name="ce4" table:formula="of:=[.$J$4]*[.C14]+[.$J$5]*[.D14]+[.$J$6]*[.E14]+[.$J$7]*[.F14]" office:value-type="float" office:value="7336.23128">
            <text:p>7336.23</text:p>
          </table:table-cell>
          <table:table-cell table:style-name="ce4" table:formula="of:=[.J14]-[.I14]" office:value-type="float" office:value="88198.2612484107">
            <text:p>88198.26</text:p>
          </table:table-cell>
        </table:table-row>
        <table:table-row table:style-name="ro1">
          <table:table-cell/>
          <table:table-cell table:style-name="ce1" table:formula="of:=[.B14]+1" office:value-type="float" office:value="4">
            <text:p>4</text:p>
          </table:table-cell>
          <table:table-cell table:style-name="ce1" table:formula="of:=[.D15]^0" office:value-type="float" office:value="1">
            <text:p>1</text:p>
          </table:table-cell>
          <table:table-cell table:style-name="ce1" table:formula="of:=[.D14]+1" office:value-type="float" office:value="3">
            <text:p>3</text:p>
          </table:table-cell>
          <table:table-cell table:style-name="ce1" table:formula="of:=[.D15]*[.D15]" office:value-type="float" office:value="9">
            <text:p>9</text:p>
          </table:table-cell>
          <table:table-cell table:style-name="ce1" table:formula="of:=[.D15]*[.E15]" office:value-type="float" office:value="27">
            <text:p>27</text:p>
          </table:table-cell>
          <table:table-cell table:style-name="ce1" table:formula="of:=[.$D$4]*[.C15]+[.$D$5]*[.D15]+[.$D$6]*[.E15]+[.$D$7]*[.F15]" office:value-type="float" office:value="142">
            <text:p>142</text:p>
          </table:table-cell>
          <table:table-cell table:style-name="ce4" table:formula="of:=2*[.$D$8]*RAND()-[.$D$8]" office:value-type="float" office:value="84276.7890077084">
            <text:p>84276.79</text:p>
          </table:table-cell>
          <table:table-cell table:style-name="ce4" table:formula="of:=[.G15]+[.H15]" office:value-type="float" office:value="84418.7890077084">
            <text:p>84418.79</text:p>
          </table:table-cell>
          <table:table-cell table:style-name="ce4" table:formula="of:=[.$J$4]*[.C15]+[.$J$5]*[.D15]+[.$J$6]*[.E15]+[.$J$7]*[.F15]" office:value-type="float" office:value="6796.76867">
            <text:p>6796.77</text:p>
          </table:table-cell>
          <table:table-cell table:style-name="ce4" table:formula="of:=[.J15]-[.I15]" office:value-type="float" office:value="-77622.0203377084">
            <text:p>-77622.02</text:p>
          </table:table-cell>
        </table:table-row>
        <table:table-row table:style-name="ro1">
          <table:table-cell/>
          <table:table-cell table:style-name="ce1" table:formula="of:=[.B15]+1" office:value-type="float" office:value="5">
            <text:p>5</text:p>
          </table:table-cell>
          <table:table-cell table:style-name="ce1" table:formula="of:=[.D16]^0" office:value-type="float" office:value="1">
            <text:p>1</text:p>
          </table:table-cell>
          <table:table-cell table:style-name="ce1" table:formula="of:=[.D15]+1" office:value-type="float" office:value="4">
            <text:p>4</text:p>
          </table:table-cell>
          <table:table-cell table:style-name="ce1" table:formula="of:=[.D16]*[.D16]" office:value-type="float" office:value="16">
            <text:p>16</text:p>
          </table:table-cell>
          <table:table-cell table:style-name="ce1" table:formula="of:=[.D16]*[.E16]" office:value-type="float" office:value="64">
            <text:p>64</text:p>
          </table:table-cell>
          <table:table-cell table:style-name="ce1" table:formula="of:=[.$D$4]*[.C16]+[.$D$5]*[.D16]+[.$D$6]*[.E16]+[.$D$7]*[.F16]" office:value-type="float" office:value="313">
            <text:p>313</text:p>
          </table:table-cell>
          <table:table-cell table:style-name="ce4" table:formula="of:=2*[.$D$8]*RAND()-[.$D$8]" office:value-type="float" office:value="8950.49078390002">
            <text:p>8950.49</text:p>
          </table:table-cell>
          <table:table-cell table:style-name="ce4" table:formula="of:=[.G16]+[.H16]" office:value-type="float" office:value="9263.49078390002">
            <text:p>9263.49</text:p>
          </table:table-cell>
          <table:table-cell table:style-name="ce4" table:formula="of:=[.$J$4]*[.C16]+[.$J$5]*[.D16]+[.$J$6]*[.E16]+[.$J$7]*[.F16]" office:value-type="float" office:value="6373.67104">
            <text:p>6373.67</text:p>
          </table:table-cell>
          <table:table-cell table:style-name="ce4" table:formula="of:=[.J16]-[.I16]" office:value-type="float" office:value="-2889.81974390002">
            <text:p>-2889.82</text:p>
          </table:table-cell>
        </table:table-row>
        <table:table-row table:style-name="ro1">
          <table:table-cell/>
          <table:table-cell table:style-name="ce1" table:formula="of:=[.B16]+1" office:value-type="float" office:value="6">
            <text:p>6</text:p>
          </table:table-cell>
          <table:table-cell table:style-name="ce1" table:formula="of:=[.D17]^0" office:value-type="float" office:value="1">
            <text:p>1</text:p>
          </table:table-cell>
          <table:table-cell table:style-name="ce1" table:formula="of:=[.D16]+1" office:value-type="float" office:value="5">
            <text:p>5</text:p>
          </table:table-cell>
          <table:table-cell table:style-name="ce1" table:formula="of:=[.D17]*[.D17]" office:value-type="float" office:value="25">
            <text:p>25</text:p>
          </table:table-cell>
          <table:table-cell table:style-name="ce1" table:formula="of:=[.D17]*[.E17]" office:value-type="float" office:value="125">
            <text:p>125</text:p>
          </table:table-cell>
          <table:table-cell table:style-name="ce1" table:formula="of:=[.$D$4]*[.C17]+[.$D$5]*[.D17]+[.$D$6]*[.E17]+[.$D$7]*[.F17]" office:value-type="float" office:value="586">
            <text:p>586</text:p>
          </table:table-cell>
          <table:table-cell table:style-name="ce4" table:formula="of:=2*[.$D$8]*RAND()-[.$D$8]" office:value-type="float" office:value="-71470.4108424485">
            <text:p>-71470.41</text:p>
          </table:table-cell>
          <table:table-cell table:style-name="ce4" table:formula="of:=[.G17]+[.H17]" office:value-type="float" office:value="-70884.4108424485">
            <text:p>-70884.41</text:p>
          </table:table-cell>
          <table:table-cell table:style-name="ce4" table:formula="of:=[.$J$4]*[.C17]+[.$J$5]*[.D17]+[.$J$6]*[.E17]+[.$J$7]*[.F17]" office:value-type="float" office:value="6090.19625">
            <text:p>6090.20</text:p>
          </table:table-cell>
          <table:table-cell table:style-name="ce4" table:formula="of:=[.J17]-[.I17]" office:value-type="float" office:value="76974.6070924485">
            <text:p>76974.61</text:p>
          </table:table-cell>
        </table:table-row>
        <table:table-row table:style-name="ro1">
          <table:table-cell/>
          <table:table-cell table:style-name="ce1" table:formula="of:=[.B17]+1" office:value-type="float" office:value="7">
            <text:p>7</text:p>
          </table:table-cell>
          <table:table-cell table:style-name="ce1" table:formula="of:=[.D18]^0" office:value-type="float" office:value="1">
            <text:p>1</text:p>
          </table:table-cell>
          <table:table-cell table:style-name="ce1" table:formula="of:=[.D17]+1" office:value-type="float" office:value="6">
            <text:p>6</text:p>
          </table:table-cell>
          <table:table-cell table:style-name="ce1" table:formula="of:=[.D18]*[.D18]" office:value-type="float" office:value="36">
            <text:p>36</text:p>
          </table:table-cell>
          <table:table-cell table:style-name="ce1" table:formula="of:=[.D18]*[.E18]" office:value-type="float" office:value="216">
            <text:p>216</text:p>
          </table:table-cell>
          <table:table-cell table:style-name="ce1" table:formula="of:=[.$D$4]*[.C18]+[.$D$5]*[.D18]+[.$D$6]*[.E18]+[.$D$7]*[.F18]" office:value-type="float" office:value="985">
            <text:p>985</text:p>
          </table:table-cell>
          <table:table-cell table:style-name="ce4" table:formula="of:=2*[.$D$8]*RAND()-[.$D$8]" office:value-type="float" office:value="-27761.8864551187">
            <text:p>-27761.89</text:p>
          </table:table-cell>
          <table:table-cell table:style-name="ce4" table:formula="of:=[.G18]+[.H18]" office:value-type="float" office:value="-26776.8864551187">
            <text:p>-26776.89</text:p>
          </table:table-cell>
          <table:table-cell table:style-name="ce4" table:formula="of:=[.$J$4]*[.C18]+[.$J$5]*[.D18]+[.$J$6]*[.E18]+[.$J$7]*[.F18]" office:value-type="float" office:value="5969.60216">
            <text:p>5969.60</text:p>
          </table:table-cell>
          <table:table-cell table:style-name="ce4" table:formula="of:=[.J18]-[.I18]" office:value-type="float" office:value="32746.4886151187">
            <text:p>32746.49</text:p>
          </table:table-cell>
        </table:table-row>
        <table:table-row table:style-name="ro1">
          <table:table-cell/>
          <table:table-cell table:style-name="ce1" table:formula="of:=[.B18]+1" office:value-type="float" office:value="8">
            <text:p>8</text:p>
          </table:table-cell>
          <table:table-cell table:style-name="ce1" table:formula="of:=[.D19]^0" office:value-type="float" office:value="1">
            <text:p>1</text:p>
          </table:table-cell>
          <table:table-cell table:style-name="ce1" table:formula="of:=[.D18]+1" office:value-type="float" office:value="7">
            <text:p>7</text:p>
          </table:table-cell>
          <table:table-cell table:style-name="ce1" table:formula="of:=[.D19]*[.D19]" office:value-type="float" office:value="49">
            <text:p>49</text:p>
          </table:table-cell>
          <table:table-cell table:style-name="ce1" table:formula="of:=[.D19]*[.E19]" office:value-type="float" office:value="343">
            <text:p>343</text:p>
          </table:table-cell>
          <table:table-cell table:style-name="ce1" table:formula="of:=[.$D$4]*[.C19]+[.$D$5]*[.D19]+[.$D$6]*[.E19]+[.$D$7]*[.F19]" office:value-type="float" office:value="1534">
            <text:p>1534</text:p>
          </table:table-cell>
          <table:table-cell table:style-name="ce4" table:formula="of:=2*[.$D$8]*RAND()-[.$D$8]" office:value-type="float" office:value="88223.6518897116">
            <text:p>88223.65</text:p>
          </table:table-cell>
          <table:table-cell table:style-name="ce4" table:formula="of:=[.G19]+[.H19]" office:value-type="float" office:value="89757.6518897116">
            <text:p>89757.65</text:p>
          </table:table-cell>
          <table:table-cell table:style-name="ce4" table:formula="of:=[.$J$4]*[.C19]+[.$J$5]*[.D19]+[.$J$6]*[.E19]+[.$J$7]*[.F19]" office:value-type="float" office:value="6035.14663">
            <text:p>6035.15</text:p>
          </table:table-cell>
          <table:table-cell table:style-name="ce4" table:formula="of:=[.J19]-[.I19]" office:value-type="float" office:value="-83722.5052597116">
            <text:p>-83722.51</text:p>
          </table:table-cell>
        </table:table-row>
        <table:table-row table:style-name="ro1">
          <table:table-cell/>
          <table:table-cell table:style-name="ce1" table:formula="of:=[.B19]+1" office:value-type="float" office:value="9">
            <text:p>9</text:p>
          </table:table-cell>
          <table:table-cell table:style-name="ce1" table:formula="of:=[.D20]^0" office:value-type="float" office:value="1">
            <text:p>1</text:p>
          </table:table-cell>
          <table:table-cell table:style-name="ce1" table:formula="of:=[.D19]+1" office:value-type="float" office:value="8">
            <text:p>8</text:p>
          </table:table-cell>
          <table:table-cell table:style-name="ce1" table:formula="of:=[.D20]*[.D20]" office:value-type="float" office:value="64">
            <text:p>64</text:p>
          </table:table-cell>
          <table:table-cell table:style-name="ce1" table:formula="of:=[.D20]*[.E20]" office:value-type="float" office:value="512">
            <text:p>512</text:p>
          </table:table-cell>
          <table:table-cell table:style-name="ce1" table:formula="of:=[.$D$4]*[.C20]+[.$D$5]*[.D20]+[.$D$6]*[.E20]+[.$D$7]*[.F20]" office:value-type="float" office:value="2257">
            <text:p>2257</text:p>
          </table:table-cell>
          <table:table-cell table:style-name="ce4" table:formula="of:=2*[.$D$8]*RAND()-[.$D$8]" office:value-type="float" office:value="26574.6041666716">
            <text:p>26574.60</text:p>
          </table:table-cell>
          <table:table-cell table:style-name="ce4" table:formula="of:=[.G20]+[.H20]" office:value-type="float" office:value="28831.6041666716">
            <text:p>28831.60</text:p>
          </table:table-cell>
          <table:table-cell table:style-name="ce4" table:formula="of:=[.$J$4]*[.C20]+[.$J$5]*[.D20]+[.$J$6]*[.E20]+[.$J$7]*[.F20]" office:value-type="float" office:value="6310.08752">
            <text:p>6310.09</text:p>
          </table:table-cell>
          <table:table-cell table:style-name="ce4" table:formula="of:=[.J20]-[.I20]" office:value-type="float" office:value="-22521.5166466716">
            <text:p>-22521.52</text:p>
          </table:table-cell>
        </table:table-row>
        <table:table-row table:style-name="ro1">
          <table:table-cell/>
          <table:table-cell table:style-name="ce1" table:formula="of:=[.B20]+1" office:value-type="float" office:value="10">
            <text:p>10</text:p>
          </table:table-cell>
          <table:table-cell table:style-name="ce1" table:formula="of:=[.D21]^0" office:value-type="float" office:value="1">
            <text:p>1</text:p>
          </table:table-cell>
          <table:table-cell table:style-name="ce1" table:formula="of:=[.D20]+1" office:value-type="float" office:value="9">
            <text:p>9</text:p>
          </table:table-cell>
          <table:table-cell table:style-name="ce1" table:formula="of:=[.D21]*[.D21]" office:value-type="float" office:value="81">
            <text:p>81</text:p>
          </table:table-cell>
          <table:table-cell table:style-name="ce1" table:formula="of:=[.D21]*[.E21]" office:value-type="float" office:value="729">
            <text:p>729</text:p>
          </table:table-cell>
          <table:table-cell table:style-name="ce1" table:formula="of:=[.$D$4]*[.C21]+[.$D$5]*[.D21]+[.$D$6]*[.E21]+[.$D$7]*[.F21]" office:value-type="float" office:value="3178">
            <text:p>3178</text:p>
          </table:table-cell>
          <table:table-cell table:style-name="ce4" table:formula="of:=2*[.$D$8]*RAND()-[.$D$8]" office:value-type="float" office:value="72695.8979386836">
            <text:p>72695.90</text:p>
          </table:table-cell>
          <table:table-cell table:style-name="ce4" table:formula="of:=[.G21]+[.H21]" office:value-type="float" office:value="75873.8979386836">
            <text:p>75873.90</text:p>
          </table:table-cell>
          <table:table-cell table:style-name="ce4" table:formula="of:=[.$J$4]*[.C21]+[.$J$5]*[.D21]+[.$J$6]*[.E21]+[.$J$7]*[.F21]" office:value-type="float" office:value="6817.68269">
            <text:p>6817.68</text:p>
          </table:table-cell>
          <table:table-cell table:style-name="ce4" table:formula="of:=[.J21]-[.I21]" office:value-type="float" office:value="-69056.2152486836">
            <text:p>-69056.22</text:p>
          </table:table-cell>
        </table:table-row>
        <table:table-row table:style-name="ro1">
          <table:table-cell/>
          <table:table-cell table:style-name="ce1" table:formula="of:=[.B21]+1" office:value-type="float" office:value="11">
            <text:p>11</text:p>
          </table:table-cell>
          <table:table-cell table:style-name="ce1" table:formula="of:=[.D22]^0" office:value-type="float" office:value="1">
            <text:p>1</text:p>
          </table:table-cell>
          <table:table-cell table:style-name="ce1" table:formula="of:=[.D21]+1" office:value-type="float" office:value="10">
            <text:p>10</text:p>
          </table:table-cell>
          <table:table-cell table:style-name="ce1" table:formula="of:=[.D22]*[.D22]" office:value-type="float" office:value="100">
            <text:p>100</text:p>
          </table:table-cell>
          <table:table-cell table:style-name="ce1" table:formula="of:=[.D22]*[.E22]" office:value-type="float" office:value="1000">
            <text:p>1000</text:p>
          </table:table-cell>
          <table:table-cell table:style-name="ce1" table:formula="of:=[.$D$4]*[.C22]+[.$D$5]*[.D22]+[.$D$6]*[.E22]+[.$D$7]*[.F22]" office:value-type="float" office:value="4321">
            <text:p>4321</text:p>
          </table:table-cell>
          <table:table-cell table:style-name="ce4" table:formula="of:=2*[.$D$8]*RAND()-[.$D$8]" office:value-type="float" office:value="59943.0251866579">
            <text:p>59943.03</text:p>
          </table:table-cell>
          <table:table-cell table:style-name="ce4" table:formula="of:=[.G22]+[.H22]" office:value-type="float" office:value="64264.0251866579">
            <text:p>64264.03</text:p>
          </table:table-cell>
          <table:table-cell table:style-name="ce4" table:formula="of:=[.$J$4]*[.C22]+[.$J$5]*[.D22]+[.$J$6]*[.E22]+[.$J$7]*[.F22]" office:value-type="float" office:value="7581.19">
            <text:p>7581.19</text:p>
          </table:table-cell>
          <table:table-cell table:style-name="ce4" table:formula="of:=[.J22]-[.I22]" office:value-type="float" office:value="-56682.8351866579">
            <text:p>-56682.84</text:p>
          </table:table-cell>
        </table:table-row>
        <table:table-row table:style-name="ro1">
          <table:table-cell/>
          <table:table-cell table:style-name="ce1" table:formula="of:=[.B22]+1" office:value-type="float" office:value="12">
            <text:p>12</text:p>
          </table:table-cell>
          <table:table-cell table:style-name="ce1" table:formula="of:=[.D23]^0" office:value-type="float" office:value="1">
            <text:p>1</text:p>
          </table:table-cell>
          <table:table-cell table:style-name="ce1" table:formula="of:=[.D22]+1" office:value-type="float" office:value="11">
            <text:p>11</text:p>
          </table:table-cell>
          <table:table-cell table:style-name="ce1" table:formula="of:=[.D23]*[.D23]" office:value-type="float" office:value="121">
            <text:p>121</text:p>
          </table:table-cell>
          <table:table-cell table:style-name="ce1" table:formula="of:=[.D23]*[.E23]" office:value-type="float" office:value="1331">
            <text:p>1331</text:p>
          </table:table-cell>
          <table:table-cell table:style-name="ce1" table:formula="of:=[.$D$4]*[.C23]+[.$D$5]*[.D23]+[.$D$6]*[.E23]+[.$D$7]*[.F23]" office:value-type="float" office:value="5710">
            <text:p>5710</text:p>
          </table:table-cell>
          <table:table-cell table:style-name="ce4" table:formula="of:=2*[.$D$8]*RAND()-[.$D$8]" office:value-type="float" office:value="-11108.0661416054">
            <text:p>-11108.07</text:p>
          </table:table-cell>
          <table:table-cell table:style-name="ce4" table:formula="of:=[.G23]+[.H23]" office:value-type="float" office:value="-5398.06614160538">
            <text:p>-5398.07</text:p>
          </table:table-cell>
          <table:table-cell table:style-name="ce4" table:formula="of:=[.$J$4]*[.C23]+[.$J$5]*[.D23]+[.$J$6]*[.E23]+[.$J$7]*[.F23]" office:value-type="float" office:value="8623.86731">
            <text:p>8623.87</text:p>
          </table:table-cell>
          <table:table-cell table:style-name="ce4" table:formula="of:=[.J23]-[.I23]" office:value-type="float" office:value="14021.9334516054">
            <text:p>14021.93</text:p>
          </table:table-cell>
        </table:table-row>
        <table:table-row table:style-name="ro1">
          <table:table-cell/>
          <table:table-cell table:style-name="ce1" table:formula="of:=[.B23]+1" office:value-type="float" office:value="13">
            <text:p>13</text:p>
          </table:table-cell>
          <table:table-cell table:style-name="ce1" table:formula="of:=[.D24]^0" office:value-type="float" office:value="1">
            <text:p>1</text:p>
          </table:table-cell>
          <table:table-cell table:style-name="ce1" table:formula="of:=[.D23]+1" office:value-type="float" office:value="12">
            <text:p>12</text:p>
          </table:table-cell>
          <table:table-cell table:style-name="ce1" table:formula="of:=[.D24]*[.D24]" office:value-type="float" office:value="144">
            <text:p>144</text:p>
          </table:table-cell>
          <table:table-cell table:style-name="ce1" table:formula="of:=[.D24]*[.E24]" office:value-type="float" office:value="1728">
            <text:p>1728</text:p>
          </table:table-cell>
          <table:table-cell table:style-name="ce1" table:formula="of:=[.$D$4]*[.C24]+[.$D$5]*[.D24]+[.$D$6]*[.E24]+[.$D$7]*[.F24]" office:value-type="float" office:value="7369">
            <text:p>7369</text:p>
          </table:table-cell>
          <table:table-cell table:style-name="ce4" table:formula="of:=2*[.$D$8]*RAND()-[.$D$8]" office:value-type="float" office:value="89108.9491546154">
            <text:p>89108.95</text:p>
          </table:table-cell>
          <table:table-cell table:style-name="ce4" table:formula="of:=[.G24]+[.H24]" office:value-type="float" office:value="96477.9491546154">
            <text:p>96477.95</text:p>
          </table:table-cell>
          <table:table-cell table:style-name="ce4" table:formula="of:=[.$J$4]*[.C24]+[.$J$5]*[.D24]+[.$J$6]*[.E24]+[.$J$7]*[.F24]" office:value-type="float" office:value="9968.97248">
            <text:p>9968.97</text:p>
          </table:table-cell>
          <table:table-cell table:style-name="ce4" table:formula="of:=[.J24]-[.I24]" office:value-type="float" office:value="-86508.9766746154">
            <text:p>-86508.98</text:p>
          </table:table-cell>
        </table:table-row>
        <table:table-row table:style-name="ro1">
          <table:table-cell/>
          <table:table-cell table:style-name="ce1" table:formula="of:=[.B24]+1" office:value-type="float" office:value="14">
            <text:p>14</text:p>
          </table:table-cell>
          <table:table-cell table:style-name="ce1" table:formula="of:=[.D25]^0" office:value-type="float" office:value="1">
            <text:p>1</text:p>
          </table:table-cell>
          <table:table-cell table:style-name="ce1" table:formula="of:=[.D24]+1" office:value-type="float" office:value="13">
            <text:p>13</text:p>
          </table:table-cell>
          <table:table-cell table:style-name="ce1" table:formula="of:=[.D25]*[.D25]" office:value-type="float" office:value="169">
            <text:p>169</text:p>
          </table:table-cell>
          <table:table-cell table:style-name="ce1" table:formula="of:=[.D25]*[.E25]" office:value-type="float" office:value="2197">
            <text:p>2197</text:p>
          </table:table-cell>
          <table:table-cell table:style-name="ce1" table:formula="of:=[.$D$4]*[.C25]+[.$D$5]*[.D25]+[.$D$6]*[.E25]+[.$D$7]*[.F25]" office:value-type="float" office:value="9322">
            <text:p>9322</text:p>
          </table:table-cell>
          <table:table-cell table:style-name="ce4" table:formula="of:=2*[.$D$8]*RAND()-[.$D$8]" office:value-type="float" office:value="-46289.4997093827">
            <text:p>-46289.50</text:p>
          </table:table-cell>
          <table:table-cell table:style-name="ce4" table:formula="of:=[.G25]+[.H25]" office:value-type="float" office:value="-36967.4997093827">
            <text:p>-36967.50</text:p>
          </table:table-cell>
          <table:table-cell table:style-name="ce4" table:formula="of:=[.$J$4]*[.C25]+[.$J$5]*[.D25]+[.$J$6]*[.E25]+[.$J$7]*[.F25]" office:value-type="float" office:value="11639.76337">
            <text:p>11639.76</text:p>
          </table:table-cell>
          <table:table-cell table:style-name="ce4" table:formula="of:=[.J25]-[.I25]" office:value-type="float" office:value="48607.2630793827">
            <text:p>48607.26</text:p>
          </table:table-cell>
        </table:table-row>
        <table:table-row table:style-name="ro1">
          <table:table-cell/>
          <table:table-cell table:style-name="ce1" table:formula="of:=[.B25]+1" office:value-type="float" office:value="15">
            <text:p>15</text:p>
          </table:table-cell>
          <table:table-cell table:style-name="ce1" table:formula="of:=[.D26]^0" office:value-type="float" office:value="1">
            <text:p>1</text:p>
          </table:table-cell>
          <table:table-cell table:style-name="ce1" table:formula="of:=[.D25]+1" office:value-type="float" office:value="14">
            <text:p>14</text:p>
          </table:table-cell>
          <table:table-cell table:style-name="ce1" table:formula="of:=[.D26]*[.D26]" office:value-type="float" office:value="196">
            <text:p>196</text:p>
          </table:table-cell>
          <table:table-cell table:style-name="ce1" table:formula="of:=[.D26]*[.E26]" office:value-type="float" office:value="2744">
            <text:p>2744</text:p>
          </table:table-cell>
          <table:table-cell table:style-name="ce1" table:formula="of:=[.$D$4]*[.C26]+[.$D$5]*[.D26]+[.$D$6]*[.E26]+[.$D$7]*[.F26]" office:value-type="float" office:value="11593">
            <text:p>11593</text:p>
          </table:table-cell>
          <table:table-cell table:style-name="ce4" table:formula="of:=2*[.$D$8]*RAND()-[.$D$8]" office:value-type="float" office:value="19913.2099281997">
            <text:p>19913.21</text:p>
          </table:table-cell>
          <table:table-cell table:style-name="ce4" table:formula="of:=[.G26]+[.H26]" office:value-type="float" office:value="31506.2099281996">
            <text:p>31506.21</text:p>
          </table:table-cell>
          <table:table-cell table:style-name="ce4" table:formula="of:=[.$J$4]*[.C26]+[.$J$5]*[.D26]+[.$J$6]*[.E26]+[.$J$7]*[.F26]" office:value-type="float" office:value="13659.49784">
            <text:p>13659.50</text:p>
          </table:table-cell>
          <table:table-cell table:style-name="ce4" table:formula="of:=[.J26]-[.I26]" office:value-type="float" office:value="-17846.7120881997">
            <text:p>-17846.71</text:p>
          </table:table-cell>
        </table:table-row>
        <table:table-row table:style-name="ro1">
          <table:table-cell/>
          <table:table-cell table:style-name="ce1" table:formula="of:=[.B26]+1" office:value-type="float" office:value="16">
            <text:p>16</text:p>
          </table:table-cell>
          <table:table-cell table:style-name="ce1" table:formula="of:=[.D27]^0" office:value-type="float" office:value="1">
            <text:p>1</text:p>
          </table:table-cell>
          <table:table-cell table:style-name="ce1" table:formula="of:=[.D26]+1" office:value-type="float" office:value="15">
            <text:p>15</text:p>
          </table:table-cell>
          <table:table-cell table:style-name="ce1" table:formula="of:=[.D27]*[.D27]" office:value-type="float" office:value="225">
            <text:p>225</text:p>
          </table:table-cell>
          <table:table-cell table:style-name="ce1" table:formula="of:=[.D27]*[.E27]" office:value-type="float" office:value="3375">
            <text:p>3375</text:p>
          </table:table-cell>
          <table:table-cell table:style-name="ce1" table:formula="of:=[.$D$4]*[.C27]+[.$D$5]*[.D27]+[.$D$6]*[.E27]+[.$D$7]*[.F27]" office:value-type="float" office:value="14206">
            <text:p>14206</text:p>
          </table:table-cell>
          <table:table-cell table:style-name="ce4" table:formula="of:=2*[.$D$8]*RAND()-[.$D$8]" office:value-type="float" office:value="-99907.1293044835">
            <text:p>-99907.13</text:p>
          </table:table-cell>
          <table:table-cell table:style-name="ce4" table:formula="of:=[.G27]+[.H27]" office:value-type="float" office:value="-85701.1293044835">
            <text:p>-85701.13</text:p>
          </table:table-cell>
          <table:table-cell table:style-name="ce4" table:formula="of:=[.$J$4]*[.C27]+[.$J$5]*[.D27]+[.$J$6]*[.E27]+[.$J$7]*[.F27]" office:value-type="float" office:value="16051.43375">
            <text:p>16051.43</text:p>
          </table:table-cell>
          <table:table-cell table:style-name="ce4" table:formula="of:=[.J27]-[.I27]" office:value-type="float" office:value="101752.563054484">
            <text:p>101752.56</text:p>
          </table:table-cell>
        </table:table-row>
        <table:table-row table:style-name="ro1">
          <table:table-cell/>
          <table:table-cell table:style-name="ce1" table:formula="of:=[.B27]+1" office:value-type="float" office:value="17">
            <text:p>17</text:p>
          </table:table-cell>
          <table:table-cell table:style-name="ce1" table:formula="of:=[.D28]^0" office:value-type="float" office:value="1">
            <text:p>1</text:p>
          </table:table-cell>
          <table:table-cell table:style-name="ce1" table:formula="of:=[.D27]+1" office:value-type="float" office:value="16">
            <text:p>16</text:p>
          </table:table-cell>
          <table:table-cell table:style-name="ce1" table:formula="of:=[.D28]*[.D28]" office:value-type="float" office:value="256">
            <text:p>256</text:p>
          </table:table-cell>
          <table:table-cell table:style-name="ce1" table:formula="of:=[.D28]*[.E28]" office:value-type="float" office:value="4096">
            <text:p>4096</text:p>
          </table:table-cell>
          <table:table-cell table:style-name="ce1" table:formula="of:=[.$D$4]*[.C28]+[.$D$5]*[.D28]+[.$D$6]*[.E28]+[.$D$7]*[.F28]" office:value-type="float" office:value="17185">
            <text:p>17185</text:p>
          </table:table-cell>
          <table:table-cell table:style-name="ce4" table:formula="of:=2*[.$D$8]*RAND()-[.$D$8]" office:value-type="float" office:value="-43782.6858833432">
            <text:p>-43782.69</text:p>
          </table:table-cell>
          <table:table-cell table:style-name="ce4" table:formula="of:=[.G28]+[.H28]" office:value-type="float" office:value="-26597.6858833432">
            <text:p>-26597.69</text:p>
          </table:table-cell>
          <table:table-cell table:style-name="ce4" table:formula="of:=[.$J$4]*[.C28]+[.$J$5]*[.D28]+[.$J$6]*[.E28]+[.$J$7]*[.F28]" office:value-type="float" office:value="18838.82896">
            <text:p>18838.83</text:p>
          </table:table-cell>
          <table:table-cell table:style-name="ce4" table:formula="of:=[.J28]-[.I28]" office:value-type="float" office:value="45436.5148433432">
            <text:p>45436.51</text:p>
          </table:table-cell>
        </table:table-row>
        <table:table-row table:style-name="ro1">
          <table:table-cell/>
          <table:table-cell table:style-name="ce1" table:formula="of:=[.B28]+1" office:value-type="float" office:value="18">
            <text:p>18</text:p>
          </table:table-cell>
          <table:table-cell table:style-name="ce1" table:formula="of:=[.D29]^0" office:value-type="float" office:value="1">
            <text:p>1</text:p>
          </table:table-cell>
          <table:table-cell table:style-name="ce1" table:formula="of:=[.D28]+1" office:value-type="float" office:value="17">
            <text:p>17</text:p>
          </table:table-cell>
          <table:table-cell table:style-name="ce1" table:formula="of:=[.D29]*[.D29]" office:value-type="float" office:value="289">
            <text:p>289</text:p>
          </table:table-cell>
          <table:table-cell table:style-name="ce1" table:formula="of:=[.D29]*[.E29]" office:value-type="float" office:value="4913">
            <text:p>4913</text:p>
          </table:table-cell>
          <table:table-cell table:style-name="ce1" table:formula="of:=[.$D$4]*[.C29]+[.$D$5]*[.D29]+[.$D$6]*[.E29]+[.$D$7]*[.F29]" office:value-type="float" office:value="20554">
            <text:p>20554</text:p>
          </table:table-cell>
          <table:table-cell table:style-name="ce4" table:formula="of:=2*[.$D$8]*RAND()-[.$D$8]" office:value-type="float" office:value="-79656.1072114855">
            <text:p>-79656.11</text:p>
          </table:table-cell>
          <table:table-cell table:style-name="ce4" table:formula="of:=[.G29]+[.H29]" office:value-type="float" office:value="-59102.1072114855">
            <text:p>-59102.11</text:p>
          </table:table-cell>
          <table:table-cell table:style-name="ce4" table:formula="of:=[.$J$4]*[.C29]+[.$J$5]*[.D29]+[.$J$6]*[.E29]+[.$J$7]*[.F29]" office:value-type="float" office:value="22044.94133">
            <text:p>22044.94</text:p>
          </table:table-cell>
          <table:table-cell table:style-name="ce4" table:formula="of:=[.J29]-[.I29]" office:value-type="float" office:value="81147.0485414855">
            <text:p>81147.05</text:p>
          </table:table-cell>
        </table:table-row>
        <table:table-row table:style-name="ro1">
          <table:table-cell/>
          <table:table-cell table:style-name="ce1" table:formula="of:=[.B29]+1" office:value-type="float" office:value="19">
            <text:p>19</text:p>
          </table:table-cell>
          <table:table-cell table:style-name="ce1" table:formula="of:=[.D30]^0" office:value-type="float" office:value="1">
            <text:p>1</text:p>
          </table:table-cell>
          <table:table-cell table:style-name="ce1" table:formula="of:=[.D29]+1" office:value-type="float" office:value="18">
            <text:p>18</text:p>
          </table:table-cell>
          <table:table-cell table:style-name="ce1" table:formula="of:=[.D30]*[.D30]" office:value-type="float" office:value="324">
            <text:p>324</text:p>
          </table:table-cell>
          <table:table-cell table:style-name="ce1" table:formula="of:=[.D30]*[.E30]" office:value-type="float" office:value="5832">
            <text:p>5832</text:p>
          </table:table-cell>
          <table:table-cell table:style-name="ce1" table:formula="of:=[.$D$4]*[.C30]+[.$D$5]*[.D30]+[.$D$6]*[.E30]+[.$D$7]*[.F30]" office:value-type="float" office:value="24337">
            <text:p>24337</text:p>
          </table:table-cell>
          <table:table-cell table:style-name="ce4" table:formula="of:=2*[.$D$8]*RAND()-[.$D$8]" office:value-type="float" office:value="58603.8112640381">
            <text:p>58603.81</text:p>
          </table:table-cell>
          <table:table-cell table:style-name="ce4" table:formula="of:=[.G30]+[.H30]" office:value-type="float" office:value="82940.8112640381">
            <text:p>82940.81</text:p>
          </table:table-cell>
          <table:table-cell table:style-name="ce4" table:formula="of:=[.$J$4]*[.C30]+[.$J$5]*[.D30]+[.$J$6]*[.E30]+[.$J$7]*[.F30]" office:value-type="float" office:value="25693.02872">
            <text:p>25693.03</text:p>
          </table:table-cell>
          <table:table-cell table:style-name="ce4" table:formula="of:=[.J30]-[.I30]" office:value-type="float" office:value="-57247.7825440381">
            <text:p>-57247.78</text:p>
          </table:table-cell>
        </table:table-row>
        <table:table-row table:style-name="ro1">
          <table:table-cell/>
          <table:table-cell table:style-name="ce1" table:formula="of:=[.B30]+1" office:value-type="float" office:value="20">
            <text:p>20</text:p>
          </table:table-cell>
          <table:table-cell table:style-name="ce1" table:formula="of:=[.D31]^0" office:value-type="float" office:value="1">
            <text:p>1</text:p>
          </table:table-cell>
          <table:table-cell table:style-name="ce1" table:formula="of:=[.D30]+1" office:value-type="float" office:value="19">
            <text:p>19</text:p>
          </table:table-cell>
          <table:table-cell table:style-name="ce1" table:formula="of:=[.D31]*[.D31]" office:value-type="float" office:value="361">
            <text:p>361</text:p>
          </table:table-cell>
          <table:table-cell table:style-name="ce1" table:formula="of:=[.D31]*[.E31]" office:value-type="float" office:value="6859">
            <text:p>6859</text:p>
          </table:table-cell>
          <table:table-cell table:style-name="ce1" table:formula="of:=[.$D$4]*[.C31]+[.$D$5]*[.D31]+[.$D$6]*[.E31]+[.$D$7]*[.F31]" office:value-type="float" office:value="28558">
            <text:p>28558</text:p>
          </table:table-cell>
          <table:table-cell table:style-name="ce4" table:formula="of:=2*[.$D$8]*RAND()-[.$D$8]" office:value-type="float" office:value="-62502.2316817194">
            <text:p>-62502.23</text:p>
          </table:table-cell>
          <table:table-cell table:style-name="ce4" table:formula="of:=[.G31]+[.H31]" office:value-type="float" office:value="-33944.2316817194">
            <text:p>-33944.23</text:p>
          </table:table-cell>
          <table:table-cell table:style-name="ce4" table:formula="of:=[.$J$4]*[.C31]+[.$J$5]*[.D31]+[.$J$6]*[.E31]+[.$J$7]*[.F31]" office:value-type="float" office:value="29806.34899">
            <text:p>29806.35</text:p>
          </table:table-cell>
          <table:table-cell table:style-name="ce4" table:formula="of:=[.J31]-[.I31]" office:value-type="float" office:value="63750.5806717194">
            <text:p>63750.58</text:p>
          </table:table-cell>
        </table:table-row>
        <table:table-row table:style-name="ro1">
          <table:table-cell/>
          <table:table-cell table:style-name="ce1" table:formula="of:=[.B31]+1" office:value-type="float" office:value="21">
            <text:p>21</text:p>
          </table:table-cell>
          <table:table-cell table:style-name="ce1" table:formula="of:=[.D32]^0" office:value-type="float" office:value="1">
            <text:p>1</text:p>
          </table:table-cell>
          <table:table-cell table:style-name="ce1" table:formula="of:=[.D31]+1" office:value-type="float" office:value="20">
            <text:p>20</text:p>
          </table:table-cell>
          <table:table-cell table:style-name="ce1" table:formula="of:=[.D32]*[.D32]" office:value-type="float" office:value="400">
            <text:p>400</text:p>
          </table:table-cell>
          <table:table-cell table:style-name="ce1" table:formula="of:=[.D32]*[.E32]" office:value-type="float" office:value="8000">
            <text:p>8000</text:p>
          </table:table-cell>
          <table:table-cell table:style-name="ce1" table:formula="of:=[.$D$4]*[.C32]+[.$D$5]*[.D32]+[.$D$6]*[.E32]+[.$D$7]*[.F32]" office:value-type="float" office:value="33241">
            <text:p>33241</text:p>
          </table:table-cell>
          <table:table-cell table:style-name="ce4" table:formula="of:=2*[.$D$8]*RAND()-[.$D$8]" office:value-type="float" office:value="-63435.9168354422">
            <text:p>-63435.92</text:p>
          </table:table-cell>
          <table:table-cell table:style-name="ce4" table:formula="of:=[.G32]+[.H32]" office:value-type="float" office:value="-30194.9168354422">
            <text:p>-30194.92</text:p>
          </table:table-cell>
          <table:table-cell table:style-name="ce4" table:formula="of:=[.$J$4]*[.C32]+[.$J$5]*[.D32]+[.$J$6]*[.E32]+[.$J$7]*[.F32]" office:value-type="float" office:value="34408.16">
            <text:p>34408.16</text:p>
          </table:table-cell>
          <table:table-cell table:style-name="ce4" table:formula="of:=[.J32]-[.I32]" office:value-type="float" office:value="64603.0768354422">
            <text:p>64603.08</text:p>
          </table:table-cell>
        </table:table-row>
        <table:table-row table:style-name="ro1">
          <table:table-cell/>
          <table:table-cell table:style-name="ce1" table:formula="of:=[.B32]+1" office:value-type="float" office:value="22">
            <text:p>22</text:p>
          </table:table-cell>
          <table:table-cell table:style-name="ce1" table:formula="of:=[.D33]^0" office:value-type="float" office:value="1">
            <text:p>1</text:p>
          </table:table-cell>
          <table:table-cell table:style-name="ce1" table:formula="of:=[.D32]+1" office:value-type="float" office:value="21">
            <text:p>21</text:p>
          </table:table-cell>
          <table:table-cell table:style-name="ce1" table:formula="of:=[.D33]*[.D33]" office:value-type="float" office:value="441">
            <text:p>441</text:p>
          </table:table-cell>
          <table:table-cell table:style-name="ce1" table:formula="of:=[.D33]*[.E33]" office:value-type="float" office:value="9261">
            <text:p>9261</text:p>
          </table:table-cell>
          <table:table-cell table:style-name="ce1" table:formula="of:=[.$D$4]*[.C33]+[.$D$5]*[.D33]+[.$D$6]*[.E33]+[.$D$7]*[.F33]" office:value-type="float" office:value="38410">
            <text:p>38410</text:p>
          </table:table-cell>
          <table:table-cell table:style-name="ce4" table:formula="of:=2*[.$D$8]*RAND()-[.$D$8]" office:value-type="float" office:value="-95518.3372832835">
            <text:p>-95518.34</text:p>
          </table:table-cell>
          <table:table-cell table:style-name="ce4" table:formula="of:=[.G33]+[.H33]" office:value-type="float" office:value="-57108.3372832835">
            <text:p>-57108.34</text:p>
          </table:table-cell>
          <table:table-cell table:style-name="ce4" table:formula="of:=[.$J$4]*[.C33]+[.$J$5]*[.D33]+[.$J$6]*[.E33]+[.$J$7]*[.F33]" office:value-type="float" office:value="39521.71961">
            <text:p>39521.72</text:p>
          </table:table-cell>
          <table:table-cell table:style-name="ce4" table:formula="of:=[.J33]-[.I33]" office:value-type="float" office:value="96630.0568932835">
            <text:p>96630.06</text:p>
          </table:table-cell>
        </table:table-row>
        <table:table-row table:style-name="ro1">
          <table:table-cell/>
          <table:table-cell table:style-name="ce1" table:formula="of:=[.B33]+1" office:value-type="float" office:value="23">
            <text:p>23</text:p>
          </table:table-cell>
          <table:table-cell table:style-name="ce1" table:formula="of:=[.D34]^0" office:value-type="float" office:value="1">
            <text:p>1</text:p>
          </table:table-cell>
          <table:table-cell table:style-name="ce1" table:formula="of:=[.D33]+1" office:value-type="float" office:value="22">
            <text:p>22</text:p>
          </table:table-cell>
          <table:table-cell table:style-name="ce1" table:formula="of:=[.D34]*[.D34]" office:value-type="float" office:value="484">
            <text:p>484</text:p>
          </table:table-cell>
          <table:table-cell table:style-name="ce1" table:formula="of:=[.D34]*[.E34]" office:value-type="float" office:value="10648">
            <text:p>10648</text:p>
          </table:table-cell>
          <table:table-cell table:style-name="ce1" table:formula="of:=[.$D$4]*[.C34]+[.$D$5]*[.D34]+[.$D$6]*[.E34]+[.$D$7]*[.F34]" office:value-type="float" office:value="44089">
            <text:p>44089</text:p>
          </table:table-cell>
          <table:table-cell table:style-name="ce4" table:formula="of:=2*[.$D$8]*RAND()-[.$D$8]" office:value-type="float" office:value="-43946.6551411897">
            <text:p>-43946.66</text:p>
          </table:table-cell>
          <table:table-cell table:style-name="ce4" table:formula="of:=[.G34]+[.H34]" office:value-type="float" office:value="142.344858810306">
            <text:p>142.34</text:p>
          </table:table-cell>
          <table:table-cell table:style-name="ce4" table:formula="of:=[.$J$4]*[.C34]+[.$J$5]*[.D34]+[.$J$6]*[.E34]+[.$J$7]*[.F34]" office:value-type="float" office:value="45170.28568">
            <text:p>45170.29</text:p>
          </table:table-cell>
          <table:table-cell table:style-name="ce4" table:formula="of:=[.J34]-[.I34]" office:value-type="float" office:value="45027.9408211897">
            <text:p>45027.94</text:p>
          </table:table-cell>
        </table:table-row>
        <table:table-row table:style-name="ro1">
          <table:table-cell/>
          <table:table-cell table:style-name="ce1" table:formula="of:=[.B34]+1" office:value-type="float" office:value="24">
            <text:p>24</text:p>
          </table:table-cell>
          <table:table-cell table:style-name="ce1" table:formula="of:=[.D35]^0" office:value-type="float" office:value="1">
            <text:p>1</text:p>
          </table:table-cell>
          <table:table-cell table:style-name="ce1" table:formula="of:=[.D34]+1" office:value-type="float" office:value="23">
            <text:p>23</text:p>
          </table:table-cell>
          <table:table-cell table:style-name="ce1" table:formula="of:=[.D35]*[.D35]" office:value-type="float" office:value="529">
            <text:p>529</text:p>
          </table:table-cell>
          <table:table-cell table:style-name="ce1" table:formula="of:=[.D35]*[.E35]" office:value-type="float" office:value="12167">
            <text:p>12167</text:p>
          </table:table-cell>
          <table:table-cell table:style-name="ce1" table:formula="of:=[.$D$4]*[.C35]+[.$D$5]*[.D35]+[.$D$6]*[.E35]+[.$D$7]*[.F35]" office:value-type="float" office:value="50302">
            <text:p>50302</text:p>
          </table:table-cell>
          <table:table-cell table:style-name="ce4" table:formula="of:=2*[.$D$8]*RAND()-[.$D$8]" office:value-type="float" office:value="-21822.360670194">
            <text:p>-21822.36</text:p>
          </table:table-cell>
          <table:table-cell table:style-name="ce4" table:formula="of:=[.G35]+[.H35]" office:value-type="float" office:value="28479.639329806">
            <text:p>28479.64</text:p>
          </table:table-cell>
          <table:table-cell table:style-name="ce4" table:formula="of:=[.$J$4]*[.C35]+[.$J$5]*[.D35]+[.$J$6]*[.E35]+[.$J$7]*[.F35]" office:value-type="float" office:value="51377.11607">
            <text:p>51377.12</text:p>
          </table:table-cell>
          <table:table-cell table:style-name="ce4" table:formula="of:=[.J35]-[.I35]" office:value-type="float" office:value="22897.476740194">
            <text:p>22897.48</text:p>
          </table:table-cell>
        </table:table-row>
        <table:table-row table:style-name="ro1">
          <table:table-cell/>
          <table:table-cell table:style-name="ce1" table:formula="of:=[.B35]+1" office:value-type="float" office:value="25">
            <text:p>25</text:p>
          </table:table-cell>
          <table:table-cell table:style-name="ce1" table:formula="of:=[.D36]^0" office:value-type="float" office:value="1">
            <text:p>1</text:p>
          </table:table-cell>
          <table:table-cell table:style-name="ce1" table:formula="of:=[.D35]+1" office:value-type="float" office:value="24">
            <text:p>24</text:p>
          </table:table-cell>
          <table:table-cell table:style-name="ce1" table:formula="of:=[.D36]*[.D36]" office:value-type="float" office:value="576">
            <text:p>576</text:p>
          </table:table-cell>
          <table:table-cell table:style-name="ce1" table:formula="of:=[.D36]*[.E36]" office:value-type="float" office:value="13824">
            <text:p>13824</text:p>
          </table:table-cell>
          <table:table-cell table:style-name="ce1" table:formula="of:=[.$D$4]*[.C36]+[.$D$5]*[.D36]+[.$D$6]*[.E36]+[.$D$7]*[.F36]" office:value-type="float" office:value="57073">
            <text:p>57073</text:p>
          </table:table-cell>
          <table:table-cell table:style-name="ce4" table:formula="of:=2*[.$D$8]*RAND()-[.$D$8]" office:value-type="float" office:value="53718.9805880189">
            <text:p>53718.98</text:p>
          </table:table-cell>
          <table:table-cell table:style-name="ce4" table:formula="of:=[.G36]+[.H36]" office:value-type="float" office:value="110791.980588019">
            <text:p>110791.98</text:p>
          </table:table-cell>
          <table:table-cell table:style-name="ce4" table:formula="of:=[.$J$4]*[.C36]+[.$J$5]*[.D36]+[.$J$6]*[.E36]+[.$J$7]*[.F36]" office:value-type="float" office:value="58165.46864">
            <text:p>58165.47</text:p>
          </table:table-cell>
          <table:table-cell table:style-name="ce4" table:formula="of:=[.J36]-[.I36]" office:value-type="float" office:value="-52626.5119480189">
            <text:p>-52626.51</text:p>
          </table:table-cell>
        </table:table-row>
        <table:table-row table:style-name="ro1">
          <table:table-cell/>
          <table:table-cell table:style-name="ce1" table:formula="of:=[.B36]+1" office:value-type="float" office:value="26">
            <text:p>26</text:p>
          </table:table-cell>
          <table:table-cell table:style-name="ce1" table:formula="of:=[.D37]^0" office:value-type="float" office:value="1">
            <text:p>1</text:p>
          </table:table-cell>
          <table:table-cell table:style-name="ce1" table:formula="of:=[.D36]+1" office:value-type="float" office:value="25">
            <text:p>25</text:p>
          </table:table-cell>
          <table:table-cell table:style-name="ce1" table:formula="of:=[.D37]*[.D37]" office:value-type="float" office:value="625">
            <text:p>625</text:p>
          </table:table-cell>
          <table:table-cell table:style-name="ce1" table:formula="of:=[.D37]*[.E37]" office:value-type="float" office:value="15625">
            <text:p>15625</text:p>
          </table:table-cell>
          <table:table-cell table:style-name="ce1" table:formula="of:=[.$D$4]*[.C37]+[.$D$5]*[.D37]+[.$D$6]*[.E37]+[.$D$7]*[.F37]" office:value-type="float" office:value="64426">
            <text:p>64426</text:p>
          </table:table-cell>
          <table:table-cell table:style-name="ce4" table:formula="of:=2*[.$D$8]*RAND()-[.$D$8]" office:value-type="float" office:value="-99668.7617152929">
            <text:p>-99668.76</text:p>
          </table:table-cell>
          <table:table-cell table:style-name="ce4" table:formula="of:=[.G37]+[.H37]" office:value-type="float" office:value="-35242.7617152929">
            <text:p>-35242.76</text:p>
          </table:table-cell>
          <table:table-cell table:style-name="ce4" table:formula="of:=[.$J$4]*[.C37]+[.$J$5]*[.D37]+[.$J$6]*[.E37]+[.$J$7]*[.F37]" office:value-type="float" office:value="65558.60125">
            <text:p>65558.60</text:p>
          </table:table-cell>
          <table:table-cell table:style-name="ce4" table:formula="of:=[.J37]-[.I37]" office:value-type="float" office:value="100801.362965293">
            <text:p>100801.36</text:p>
          </table:table-cell>
        </table:table-row>
        <table:table-row table:style-name="ro1">
          <table:table-cell/>
          <table:table-cell table:style-name="ce1" table:formula="of:=[.B37]+1" office:value-type="float" office:value="27">
            <text:p>27</text:p>
          </table:table-cell>
          <table:table-cell table:style-name="ce1" table:formula="of:=[.D38]^0" office:value-type="float" office:value="1">
            <text:p>1</text:p>
          </table:table-cell>
          <table:table-cell table:style-name="ce1" table:formula="of:=[.D37]+1" office:value-type="float" office:value="26">
            <text:p>26</text:p>
          </table:table-cell>
          <table:table-cell table:style-name="ce1" table:formula="of:=[.D38]*[.D38]" office:value-type="float" office:value="676">
            <text:p>676</text:p>
          </table:table-cell>
          <table:table-cell table:style-name="ce1" table:formula="of:=[.D38]*[.E38]" office:value-type="float" office:value="17576">
            <text:p>17576</text:p>
          </table:table-cell>
          <table:table-cell table:style-name="ce1" table:formula="of:=[.$D$4]*[.C38]+[.$D$5]*[.D38]+[.$D$6]*[.E38]+[.$D$7]*[.F38]" office:value-type="float" office:value="72385">
            <text:p>72385</text:p>
          </table:table-cell>
          <table:table-cell table:style-name="ce4" table:formula="of:=2*[.$D$8]*RAND()-[.$D$8]" office:value-type="float" office:value="19552.8263226151">
            <text:p>19552.83</text:p>
          </table:table-cell>
          <table:table-cell table:style-name="ce4" table:formula="of:=[.G38]+[.H38]" office:value-type="float" office:value="91937.8263226152">
            <text:p>91937.83</text:p>
          </table:table-cell>
          <table:table-cell table:style-name="ce4" table:formula="of:=[.$J$4]*[.C38]+[.$J$5]*[.D38]+[.$J$6]*[.E38]+[.$J$7]*[.F38]" office:value-type="float" office:value="73579.77176">
            <text:p>73579.77</text:p>
          </table:table-cell>
          <table:table-cell table:style-name="ce4" table:formula="of:=[.J38]-[.I38]" office:value-type="float" office:value="-18358.0545626151">
            <text:p>-18358.05</text:p>
          </table:table-cell>
        </table:table-row>
        <table:table-row table:style-name="ro1">
          <table:table-cell/>
          <table:table-cell table:style-name="ce1" table:formula="of:=[.B38]+1" office:value-type="float" office:value="28">
            <text:p>28</text:p>
          </table:table-cell>
          <table:table-cell table:style-name="ce1" table:formula="of:=[.D39]^0" office:value-type="float" office:value="1">
            <text:p>1</text:p>
          </table:table-cell>
          <table:table-cell table:style-name="ce1" table:formula="of:=[.D38]+1" office:value-type="float" office:value="27">
            <text:p>27</text:p>
          </table:table-cell>
          <table:table-cell table:style-name="ce1" table:formula="of:=[.D39]*[.D39]" office:value-type="float" office:value="729">
            <text:p>729</text:p>
          </table:table-cell>
          <table:table-cell table:style-name="ce1" table:formula="of:=[.D39]*[.E39]" office:value-type="float" office:value="19683">
            <text:p>19683</text:p>
          </table:table-cell>
          <table:table-cell table:style-name="ce1" table:formula="of:=[.$D$4]*[.C39]+[.$D$5]*[.D39]+[.$D$6]*[.E39]+[.$D$7]*[.F39]" office:value-type="float" office:value="80974">
            <text:p>80974</text:p>
          </table:table-cell>
          <table:table-cell table:style-name="ce4" table:formula="of:=2*[.$D$8]*RAND()-[.$D$8]" office:value-type="float" office:value="58809.3240279704">
            <text:p>58809.32</text:p>
          </table:table-cell>
          <table:table-cell table:style-name="ce4" table:formula="of:=[.G39]+[.H39]" office:value-type="float" office:value="139783.32402797">
            <text:p>139783.32</text:p>
          </table:table-cell>
          <table:table-cell table:style-name="ce4" table:formula="of:=[.$J$4]*[.C39]+[.$J$5]*[.D39]+[.$J$6]*[.E39]+[.$J$7]*[.F39]" office:value-type="float" office:value="82252.23803">
            <text:p>82252.24</text:p>
          </table:table-cell>
          <table:table-cell table:style-name="ce4" table:formula="of:=[.J39]-[.I39]" office:value-type="float" office:value="-57531.0859979704">
            <text:p>-57531.09</text:p>
          </table:table-cell>
        </table:table-row>
        <table:table-row table:style-name="ro1">
          <table:table-cell/>
          <table:table-cell table:style-name="ce1" table:formula="of:=[.B39]+1" office:value-type="float" office:value="29">
            <text:p>29</text:p>
          </table:table-cell>
          <table:table-cell table:style-name="ce1" table:formula="of:=[.D40]^0" office:value-type="float" office:value="1">
            <text:p>1</text:p>
          </table:table-cell>
          <table:table-cell table:style-name="ce1" table:formula="of:=[.D39]+1" office:value-type="float" office:value="28">
            <text:p>28</text:p>
          </table:table-cell>
          <table:table-cell table:style-name="ce1" table:formula="of:=[.D40]*[.D40]" office:value-type="float" office:value="784">
            <text:p>784</text:p>
          </table:table-cell>
          <table:table-cell table:style-name="ce1" table:formula="of:=[.D40]*[.E40]" office:value-type="float" office:value="21952">
            <text:p>21952</text:p>
          </table:table-cell>
          <table:table-cell table:style-name="ce1" table:formula="of:=[.$D$4]*[.C40]+[.$D$5]*[.D40]+[.$D$6]*[.E40]+[.$D$7]*[.F40]" office:value-type="float" office:value="90217">
            <text:p>90217</text:p>
          </table:table-cell>
          <table:table-cell table:style-name="ce4" table:formula="of:=2*[.$D$8]*RAND()-[.$D$8]" office:value-type="float" office:value="95004.7941878438">
            <text:p>95004.79</text:p>
          </table:table-cell>
          <table:table-cell table:style-name="ce4" table:formula="of:=[.G40]+[.H40]" office:value-type="float" office:value="185221.794187844">
            <text:p>185221.79</text:p>
          </table:table-cell>
          <table:table-cell table:style-name="ce4" table:formula="of:=[.$J$4]*[.C40]+[.$J$5]*[.D40]+[.$J$6]*[.E40]+[.$J$7]*[.F40]" office:value-type="float" office:value="91599.25792">
            <text:p>91599.26</text:p>
          </table:table-cell>
          <table:table-cell table:style-name="ce4" table:formula="of:=[.J40]-[.I40]" office:value-type="float" office:value="-93622.5362678438">
            <text:p>-93622.54</text:p>
          </table:table-cell>
        </table:table-row>
        <table:table-row table:style-name="ro1">
          <table:table-cell/>
          <table:table-cell table:style-name="ce1" table:formula="of:=[.B40]+1" office:value-type="float" office:value="30">
            <text:p>30</text:p>
          </table:table-cell>
          <table:table-cell table:style-name="ce1" table:formula="of:=[.D41]^0" office:value-type="float" office:value="1">
            <text:p>1</text:p>
          </table:table-cell>
          <table:table-cell table:style-name="ce1" table:formula="of:=[.D40]+1" office:value-type="float" office:value="29">
            <text:p>29</text:p>
          </table:table-cell>
          <table:table-cell table:style-name="ce1" table:formula="of:=[.D41]*[.D41]" office:value-type="float" office:value="841">
            <text:p>841</text:p>
          </table:table-cell>
          <table:table-cell table:style-name="ce1" table:formula="of:=[.D41]*[.E41]" office:value-type="float" office:value="24389">
            <text:p>24389</text:p>
          </table:table-cell>
          <table:table-cell table:style-name="ce1" table:formula="of:=[.$D$4]*[.C41]+[.$D$5]*[.D41]+[.$D$6]*[.E41]+[.$D$7]*[.F41]" office:value-type="float" office:value="100138">
            <text:p>100138</text:p>
          </table:table-cell>
          <table:table-cell table:style-name="ce4" table:formula="of:=2*[.$D$8]*RAND()-[.$D$8]" office:value-type="float" office:value="82903.87801826">
            <text:p>82903.88</text:p>
          </table:table-cell>
          <table:table-cell table:style-name="ce4" table:formula="of:=[.G41]+[.H41]" office:value-type="float" office:value="183041.87801826">
            <text:p>183041.88</text:p>
          </table:table-cell>
          <table:table-cell table:style-name="ce4" table:formula="of:=[.$J$4]*[.C41]+[.$J$5]*[.D41]+[.$J$6]*[.E41]+[.$J$7]*[.F41]" office:value-type="float" office:value="101644.08929">
            <text:p>101644.09</text:p>
          </table:table-cell>
          <table:table-cell table:style-name="ce4" table:formula="of:=[.J41]-[.I41]" office:value-type="float" office:value="-81397.78872826">
            <text:p>-81397.79</text:p>
          </table:table-cell>
        </table:table-row>
        <table:table-row table:style-name="ro1">
          <table:table-cell/>
          <table:table-cell table:style-name="ce1" table:formula="of:=[.B41]+1" office:value-type="float" office:value="31">
            <text:p>31</text:p>
          </table:table-cell>
          <table:table-cell table:style-name="ce1" table:formula="of:=[.D42]^0" office:value-type="float" office:value="1">
            <text:p>1</text:p>
          </table:table-cell>
          <table:table-cell table:style-name="ce1" table:formula="of:=[.D41]+1" office:value-type="float" office:value="30">
            <text:p>30</text:p>
          </table:table-cell>
          <table:table-cell table:style-name="ce1" table:formula="of:=[.D42]*[.D42]" office:value-type="float" office:value="900">
            <text:p>900</text:p>
          </table:table-cell>
          <table:table-cell table:style-name="ce1" table:formula="of:=[.D42]*[.E42]" office:value-type="float" office:value="27000">
            <text:p>27000</text:p>
          </table:table-cell>
          <table:table-cell table:style-name="ce1" table:formula="of:=[.$D$4]*[.C42]+[.$D$5]*[.D42]+[.$D$6]*[.E42]+[.$D$7]*[.F42]" office:value-type="float" office:value="110761">
            <text:p>110761</text:p>
          </table:table-cell>
          <table:table-cell table:style-name="ce4" table:formula="of:=2*[.$D$8]*RAND()-[.$D$8]" office:value-type="float" office:value="-72708.4478829056">
            <text:p>-72708.45</text:p>
          </table:table-cell>
          <table:table-cell table:style-name="ce4" table:formula="of:=[.G42]+[.H42]" office:value-type="float" office:value="38052.5521170944">
            <text:p>38052.55</text:p>
          </table:table-cell>
          <table:table-cell table:style-name="ce4" table:formula="of:=[.$J$4]*[.C42]+[.$J$5]*[.D42]+[.$J$6]*[.E42]+[.$J$7]*[.F42]" office:value-type="float" office:value="112409.99">
            <text:p>112409.99</text:p>
          </table:table-cell>
          <table:table-cell table:style-name="ce4" table:formula="of:=[.J42]-[.I42]" office:value-type="float" office:value="74357.4378829056">
            <text:p>74357.44</text:p>
          </table:table-cell>
        </table:table-row>
        <table:table-row table:style-name="ro1">
          <table:table-cell/>
          <table:table-cell table:style-name="ce1" table:formula="of:=[.B42]+1" office:value-type="float" office:value="32">
            <text:p>32</text:p>
          </table:table-cell>
          <table:table-cell table:style-name="ce1" table:formula="of:=[.D43]^0" office:value-type="float" office:value="1">
            <text:p>1</text:p>
          </table:table-cell>
          <table:table-cell table:style-name="ce1" table:formula="of:=[.D42]+1" office:value-type="float" office:value="31">
            <text:p>31</text:p>
          </table:table-cell>
          <table:table-cell table:style-name="ce1" table:formula="of:=[.D43]*[.D43]" office:value-type="float" office:value="961">
            <text:p>961</text:p>
          </table:table-cell>
          <table:table-cell table:style-name="ce1" table:formula="of:=[.D43]*[.E43]" office:value-type="float" office:value="29791">
            <text:p>29791</text:p>
          </table:table-cell>
          <table:table-cell table:style-name="ce1" table:formula="of:=[.$D$4]*[.C43]+[.$D$5]*[.D43]+[.$D$6]*[.E43]+[.$D$7]*[.F43]" office:value-type="float" office:value="122110">
            <text:p>122110</text:p>
          </table:table-cell>
          <table:table-cell table:style-name="ce4" table:formula="of:=2*[.$D$8]*RAND()-[.$D$8]" office:value-type="float" office:value="5754.40828688443">
            <text:p>5754.41</text:p>
          </table:table-cell>
          <table:table-cell table:style-name="ce4" table:formula="of:=[.G43]+[.H43]" office:value-type="float" office:value="127864.408286884">
            <text:p>127864.41</text:p>
          </table:table-cell>
          <table:table-cell table:style-name="ce4" table:formula="of:=[.$J$4]*[.C43]+[.$J$5]*[.D43]+[.$J$6]*[.E43]+[.$J$7]*[.F43]" office:value-type="float" office:value="123920.21791">
            <text:p>123920.22</text:p>
          </table:table-cell>
          <table:table-cell table:style-name="ce4" table:formula="of:=[.J43]-[.I43]" office:value-type="float" office:value="-3944.19037688442">
            <text:p>-3944.19</text:p>
          </table:table-cell>
        </table:table-row>
        <table:table-row table:style-name="ro1">
          <table:table-cell/>
          <table:table-cell table:style-name="ce1" table:formula="of:=[.B43]+1" office:value-type="float" office:value="33">
            <text:p>33</text:p>
          </table:table-cell>
          <table:table-cell table:style-name="ce1" table:formula="of:=[.D44]^0" office:value-type="float" office:value="1">
            <text:p>1</text:p>
          </table:table-cell>
          <table:table-cell table:style-name="ce1" table:formula="of:=[.D43]+1" office:value-type="float" office:value="32">
            <text:p>32</text:p>
          </table:table-cell>
          <table:table-cell table:style-name="ce1" table:formula="of:=[.D44]*[.D44]" office:value-type="float" office:value="1024">
            <text:p>1024</text:p>
          </table:table-cell>
          <table:table-cell table:style-name="ce1" table:formula="of:=[.D44]*[.E44]" office:value-type="float" office:value="32768">
            <text:p>32768</text:p>
          </table:table-cell>
          <table:table-cell table:style-name="ce1" table:formula="of:=[.$D$4]*[.C44]+[.$D$5]*[.D44]+[.$D$6]*[.E44]+[.$D$7]*[.F44]" office:value-type="float" office:value="134209">
            <text:p>134209</text:p>
          </table:table-cell>
          <table:table-cell table:style-name="ce4" table:formula="of:=2*[.$D$8]*RAND()-[.$D$8]" office:value-type="float" office:value="13894.0129894763">
            <text:p>13894.01</text:p>
          </table:table-cell>
          <table:table-cell table:style-name="ce4" table:formula="of:=[.G44]+[.H44]" office:value-type="float" office:value="148103.012989476">
            <text:p>148103.01</text:p>
          </table:table-cell>
          <table:table-cell table:style-name="ce4" table:formula="of:=[.$J$4]*[.C44]+[.$J$5]*[.D44]+[.$J$6]*[.E44]+[.$J$7]*[.F44]" office:value-type="float" office:value="136198.03088">
            <text:p>136198.03</text:p>
          </table:table-cell>
          <table:table-cell table:style-name="ce4" table:formula="of:=[.J44]-[.I44]" office:value-type="float" office:value="-11904.9821094763">
            <text:p>-11904.98</text:p>
          </table:table-cell>
        </table:table-row>
        <table:table-row table:style-name="ro1">
          <table:table-cell/>
          <table:table-cell table:style-name="ce1" table:formula="of:=[.B44]+1" office:value-type="float" office:value="34">
            <text:p>34</text:p>
          </table:table-cell>
          <table:table-cell table:style-name="ce1" table:formula="of:=[.D45]^0" office:value-type="float" office:value="1">
            <text:p>1</text:p>
          </table:table-cell>
          <table:table-cell table:style-name="ce1" table:formula="of:=[.D44]+1" office:value-type="float" office:value="33">
            <text:p>33</text:p>
          </table:table-cell>
          <table:table-cell table:style-name="ce1" table:formula="of:=[.D45]*[.D45]" office:value-type="float" office:value="1089">
            <text:p>1089</text:p>
          </table:table-cell>
          <table:table-cell table:style-name="ce1" table:formula="of:=[.D45]*[.E45]" office:value-type="float" office:value="35937">
            <text:p>35937</text:p>
          </table:table-cell>
          <table:table-cell table:style-name="ce1" table:formula="of:=[.$D$4]*[.C45]+[.$D$5]*[.D45]+[.$D$6]*[.E45]+[.$D$7]*[.F45]" office:value-type="float" office:value="147082">
            <text:p>147082</text:p>
          </table:table-cell>
          <table:table-cell table:style-name="ce4" table:formula="of:=2*[.$D$8]*RAND()-[.$D$8]" office:value-type="float" office:value="-87165.2634814382">
            <text:p>-87165.26</text:p>
          </table:table-cell>
          <table:table-cell table:style-name="ce4" table:formula="of:=[.G45]+[.H45]" office:value-type="float" office:value="59916.7365185618">
            <text:p>59916.74</text:p>
          </table:table-cell>
          <table:table-cell table:style-name="ce4" table:formula="of:=[.$J$4]*[.C45]+[.$J$5]*[.D45]+[.$J$6]*[.E45]+[.$J$7]*[.F45]" office:value-type="float" office:value="149266.68677">
            <text:p>149266.69</text:p>
          </table:table-cell>
          <table:table-cell table:style-name="ce4" table:formula="of:=[.J45]-[.I45]" office:value-type="float" office:value="89349.9502514382">
            <text:p>89349.95</text:p>
          </table:table-cell>
        </table:table-row>
        <table:table-row table:style-name="ro1">
          <table:table-cell/>
          <table:table-cell table:style-name="ce1" table:formula="of:=[.B45]+1" office:value-type="float" office:value="35">
            <text:p>35</text:p>
          </table:table-cell>
          <table:table-cell table:style-name="ce1" table:formula="of:=[.D46]^0" office:value-type="float" office:value="1">
            <text:p>1</text:p>
          </table:table-cell>
          <table:table-cell table:style-name="ce1" table:formula="of:=[.D45]+1" office:value-type="float" office:value="34">
            <text:p>34</text:p>
          </table:table-cell>
          <table:table-cell table:style-name="ce1" table:formula="of:=[.D46]*[.D46]" office:value-type="float" office:value="1156">
            <text:p>1156</text:p>
          </table:table-cell>
          <table:table-cell table:style-name="ce1" table:formula="of:=[.D46]*[.E46]" office:value-type="float" office:value="39304">
            <text:p>39304</text:p>
          </table:table-cell>
          <table:table-cell table:style-name="ce1" table:formula="of:=[.$D$4]*[.C46]+[.$D$5]*[.D46]+[.$D$6]*[.E46]+[.$D$7]*[.F46]" office:value-type="float" office:value="160753">
            <text:p>160753</text:p>
          </table:table-cell>
          <table:table-cell table:style-name="ce4" table:formula="of:=2*[.$D$8]*RAND()-[.$D$8]" office:value-type="float" office:value="88541.3174051791">
            <text:p>88541.32</text:p>
          </table:table-cell>
          <table:table-cell table:style-name="ce4" table:formula="of:=[.G46]+[.H46]" office:value-type="float" office:value="249294.317405179">
            <text:p>249294.32</text:p>
          </table:table-cell>
          <table:table-cell table:style-name="ce4" table:formula="of:=[.$J$4]*[.C46]+[.$J$5]*[.D46]+[.$J$6]*[.E46]+[.$J$7]*[.F46]" office:value-type="float" office:value="163149.44344">
            <text:p>163149.44</text:p>
          </table:table-cell>
          <table:table-cell table:style-name="ce4" table:formula="of:=[.J46]-[.I46]" office:value-type="float" office:value="-86144.8739651791">
            <text:p>-86144.87</text:p>
          </table:table-cell>
        </table:table-row>
        <table:table-row table:style-name="ro1">
          <table:table-cell/>
          <table:table-cell table:style-name="ce1" table:formula="of:=[.B46]+1" office:value-type="float" office:value="36">
            <text:p>36</text:p>
          </table:table-cell>
          <table:table-cell table:style-name="ce1" table:formula="of:=[.D47]^0" office:value-type="float" office:value="1">
            <text:p>1</text:p>
          </table:table-cell>
          <table:table-cell table:style-name="ce1" table:formula="of:=[.D46]+1" office:value-type="float" office:value="35">
            <text:p>35</text:p>
          </table:table-cell>
          <table:table-cell table:style-name="ce1" table:formula="of:=[.D47]*[.D47]" office:value-type="float" office:value="1225">
            <text:p>1225</text:p>
          </table:table-cell>
          <table:table-cell table:style-name="ce1" table:formula="of:=[.D47]*[.E47]" office:value-type="float" office:value="42875">
            <text:p>42875</text:p>
          </table:table-cell>
          <table:table-cell table:style-name="ce1" table:formula="of:=[.$D$4]*[.C47]+[.$D$5]*[.D47]+[.$D$6]*[.E47]+[.$D$7]*[.F47]" office:value-type="float" office:value="175246">
            <text:p>175246</text:p>
          </table:table-cell>
          <table:table-cell table:style-name="ce4" table:formula="of:=2*[.$D$8]*RAND()-[.$D$8]" office:value-type="float" office:value="46467.8570162505">
            <text:p>46467.86</text:p>
          </table:table-cell>
          <table:table-cell table:style-name="ce4" table:formula="of:=[.G47]+[.H47]" office:value-type="float" office:value="221713.85701625">
            <text:p>221713.86</text:p>
          </table:table-cell>
          <table:table-cell table:style-name="ce4" table:formula="of:=[.$J$4]*[.C47]+[.$J$5]*[.D47]+[.$J$6]*[.E47]+[.$J$7]*[.F47]" office:value-type="float" office:value="177869.55875">
            <text:p>177869.56</text:p>
          </table:table-cell>
          <table:table-cell table:style-name="ce4" table:formula="of:=[.J47]-[.I47]" office:value-type="float" office:value="-43844.2982662505">
            <text:p>-43844.30</text:p>
          </table:table-cell>
        </table:table-row>
        <table:table-row table:style-name="ro1">
          <table:table-cell/>
          <table:table-cell table:style-name="ce1" table:formula="of:=[.B47]+1" office:value-type="float" office:value="37">
            <text:p>37</text:p>
          </table:table-cell>
          <table:table-cell table:style-name="ce1" table:formula="of:=[.D48]^0" office:value-type="float" office:value="1">
            <text:p>1</text:p>
          </table:table-cell>
          <table:table-cell table:style-name="ce1" table:formula="of:=[.D47]+1" office:value-type="float" office:value="36">
            <text:p>36</text:p>
          </table:table-cell>
          <table:table-cell table:style-name="ce1" table:formula="of:=[.D48]*[.D48]" office:value-type="float" office:value="1296">
            <text:p>1296</text:p>
          </table:table-cell>
          <table:table-cell table:style-name="ce1" table:formula="of:=[.D48]*[.E48]" office:value-type="float" office:value="46656">
            <text:p>46656</text:p>
          </table:table-cell>
          <table:table-cell table:style-name="ce1" table:formula="of:=[.$D$4]*[.C48]+[.$D$5]*[.D48]+[.$D$6]*[.E48]+[.$D$7]*[.F48]" office:value-type="float" office:value="190585">
            <text:p>190585</text:p>
          </table:table-cell>
          <table:table-cell table:style-name="ce4" table:formula="of:=2*[.$D$8]*RAND()-[.$D$8]" office:value-type="float" office:value="-5111.38029396534">
            <text:p>-5111.38</text:p>
          </table:table-cell>
          <table:table-cell table:style-name="ce4" table:formula="of:=[.G48]+[.H48]" office:value-type="float" office:value="185473.619706035">
            <text:p>185473.62</text:p>
          </table:table-cell>
          <table:table-cell table:style-name="ce4" table:formula="of:=[.$J$4]*[.C48]+[.$J$5]*[.D48]+[.$J$6]*[.E48]+[.$J$7]*[.F48]" office:value-type="float" office:value="193450.29056">
            <text:p>193450.29</text:p>
          </table:table-cell>
          <table:table-cell table:style-name="ce4" table:formula="of:=[.J48]-[.I48]" office:value-type="float" office:value="7976.67085396533">
            <text:p>7976.67</text:p>
          </table:table-cell>
        </table:table-row>
        <table:table-row table:style-name="ro1">
          <table:table-cell/>
          <table:table-cell table:style-name="ce1" table:formula="of:=[.B48]+1" office:value-type="float" office:value="38">
            <text:p>38</text:p>
          </table:table-cell>
          <table:table-cell table:style-name="ce1" table:formula="of:=[.D49]^0" office:value-type="float" office:value="1">
            <text:p>1</text:p>
          </table:table-cell>
          <table:table-cell table:style-name="ce1" table:formula="of:=[.D48]+1" office:value-type="float" office:value="37">
            <text:p>37</text:p>
          </table:table-cell>
          <table:table-cell table:style-name="ce1" table:formula="of:=[.D49]*[.D49]" office:value-type="float" office:value="1369">
            <text:p>1369</text:p>
          </table:table-cell>
          <table:table-cell table:style-name="ce1" table:formula="of:=[.D49]*[.E49]" office:value-type="float" office:value="50653">
            <text:p>50653</text:p>
          </table:table-cell>
          <table:table-cell table:style-name="ce1" table:formula="of:=[.$D$4]*[.C49]+[.$D$5]*[.D49]+[.$D$6]*[.E49]+[.$D$7]*[.F49]" office:value-type="float" office:value="206794">
            <text:p>206794</text:p>
          </table:table-cell>
          <table:table-cell table:style-name="ce4" table:formula="of:=2*[.$D$8]*RAND()-[.$D$8]" office:value-type="float" office:value="-30007.4880942702">
            <text:p>-30007.49</text:p>
          </table:table-cell>
          <table:table-cell table:style-name="ce4" table:formula="of:=[.G49]+[.H49]" office:value-type="float" office:value="176786.51190573">
            <text:p>176786.51</text:p>
          </table:table-cell>
          <table:table-cell table:style-name="ce4" table:formula="of:=[.$J$4]*[.C49]+[.$J$5]*[.D49]+[.$J$6]*[.E49]+[.$J$7]*[.F49]" office:value-type="float" office:value="209914.89673">
            <text:p>209914.90</text:p>
          </table:table-cell>
          <table:table-cell table:style-name="ce4" table:formula="of:=[.J49]-[.I49]" office:value-type="float" office:value="33128.3848242702">
            <text:p>33128.38</text:p>
          </table:table-cell>
        </table:table-row>
        <table:table-row table:style-name="ro1">
          <table:table-cell/>
          <table:table-cell table:style-name="ce1" table:formula="of:=[.B49]+1" office:value-type="float" office:value="39">
            <text:p>39</text:p>
          </table:table-cell>
          <table:table-cell table:style-name="ce1" table:formula="of:=[.D50]^0" office:value-type="float" office:value="1">
            <text:p>1</text:p>
          </table:table-cell>
          <table:table-cell table:style-name="ce1" table:formula="of:=[.D49]+1" office:value-type="float" office:value="38">
            <text:p>38</text:p>
          </table:table-cell>
          <table:table-cell table:style-name="ce1" table:formula="of:=[.D50]*[.D50]" office:value-type="float" office:value="1444">
            <text:p>1444</text:p>
          </table:table-cell>
          <table:table-cell table:style-name="ce1" table:formula="of:=[.D50]*[.E50]" office:value-type="float" office:value="54872">
            <text:p>54872</text:p>
          </table:table-cell>
          <table:table-cell table:style-name="ce1" table:formula="of:=[.$D$4]*[.C50]+[.$D$5]*[.D50]+[.$D$6]*[.E50]+[.$D$7]*[.F50]" office:value-type="float" office:value="223897">
            <text:p>223897</text:p>
          </table:table-cell>
          <table:table-cell table:style-name="ce4" table:formula="of:=2*[.$D$8]*RAND()-[.$D$8]" office:value-type="float" office:value="48412.6199036837">
            <text:p>48412.62</text:p>
          </table:table-cell>
          <table:table-cell table:style-name="ce4" table:formula="of:=[.G50]+[.H50]" office:value-type="float" office:value="272309.619903684">
            <text:p>272309.62</text:p>
          </table:table-cell>
          <table:table-cell table:style-name="ce4" table:formula="of:=[.$J$4]*[.C50]+[.$J$5]*[.D50]+[.$J$6]*[.E50]+[.$J$7]*[.F50]" office:value-type="float" office:value="227286.63512">
            <text:p>227286.64</text:p>
          </table:table-cell>
          <table:table-cell table:style-name="ce4" table:formula="of:=[.J50]-[.I50]" office:value-type="float" office:value="-45022.9847836837">
            <text:p>-45022.98</text:p>
          </table:table-cell>
        </table:table-row>
        <table:table-row table:style-name="ro1">
          <table:table-cell/>
          <table:table-cell table:style-name="ce1" table:formula="of:=[.B50]+1" office:value-type="float" office:value="40">
            <text:p>40</text:p>
          </table:table-cell>
          <table:table-cell table:style-name="ce1" table:formula="of:=[.D51]^0" office:value-type="float" office:value="1">
            <text:p>1</text:p>
          </table:table-cell>
          <table:table-cell table:style-name="ce1" table:formula="of:=[.D50]+1" office:value-type="float" office:value="39">
            <text:p>39</text:p>
          </table:table-cell>
          <table:table-cell table:style-name="ce1" table:formula="of:=[.D51]*[.D51]" office:value-type="float" office:value="1521">
            <text:p>1521</text:p>
          </table:table-cell>
          <table:table-cell table:style-name="ce1" table:formula="of:=[.D51]*[.E51]" office:value-type="float" office:value="59319">
            <text:p>59319</text:p>
          </table:table-cell>
          <table:table-cell table:style-name="ce1" table:formula="of:=[.$D$4]*[.C51]+[.$D$5]*[.D51]+[.$D$6]*[.E51]+[.$D$7]*[.F51]" office:value-type="float" office:value="241918">
            <text:p>241918</text:p>
          </table:table-cell>
          <table:table-cell table:style-name="ce4" table:formula="of:=2*[.$D$8]*RAND()-[.$D$8]" office:value-type="float" office:value="99198.8844238222">
            <text:p>99198.88</text:p>
          </table:table-cell>
          <table:table-cell table:style-name="ce4" table:formula="of:=[.G51]+[.H51]" office:value-type="float" office:value="341116.884423822">
            <text:p>341116.88</text:p>
          </table:table-cell>
          <table:table-cell table:style-name="ce4" table:formula="of:=[.$J$4]*[.C51]+[.$J$5]*[.D51]+[.$J$6]*[.E51]+[.$J$7]*[.F51]" office:value-type="float" office:value="245588.76359">
            <text:p>245588.76</text:p>
          </table:table-cell>
          <table:table-cell table:style-name="ce4" table:formula="of:=[.J51]-[.I51]" office:value-type="float" office:value="-95528.1208338221">
            <text:p>-95528.12</text:p>
          </table:table-cell>
        </table:table-row>
        <table:table-row table:style-name="ro1">
          <table:table-cell/>
          <table:table-cell table:style-name="ce1" table:formula="of:=[.B51]+1" office:value-type="float" office:value="41">
            <text:p>41</text:p>
          </table:table-cell>
          <table:table-cell table:style-name="ce1" table:formula="of:=[.D52]^0" office:value-type="float" office:value="1">
            <text:p>1</text:p>
          </table:table-cell>
          <table:table-cell table:style-name="ce1" table:formula="of:=[.D51]+1" office:value-type="float" office:value="40">
            <text:p>40</text:p>
          </table:table-cell>
          <table:table-cell table:style-name="ce1" table:formula="of:=[.D52]*[.D52]" office:value-type="float" office:value="1600">
            <text:p>1600</text:p>
          </table:table-cell>
          <table:table-cell table:style-name="ce1" table:formula="of:=[.D52]*[.E52]" office:value-type="float" office:value="64000">
            <text:p>64000</text:p>
          </table:table-cell>
          <table:table-cell table:style-name="ce1" table:formula="of:=[.$D$4]*[.C52]+[.$D$5]*[.D52]+[.$D$6]*[.E52]+[.$D$7]*[.F52]" office:value-type="float" office:value="260881">
            <text:p>260881</text:p>
          </table:table-cell>
          <table:table-cell table:style-name="ce4" table:formula="of:=2*[.$D$8]*RAND()-[.$D$8]" office:value-type="float" office:value="-35689.1453731805">
            <text:p>-35689.15</text:p>
          </table:table-cell>
          <table:table-cell table:style-name="ce4" table:formula="of:=[.G52]+[.H52]" office:value-type="float" office:value="225191.854626819">
            <text:p>225191.85</text:p>
          </table:table-cell>
          <table:table-cell table:style-name="ce4" table:formula="of:=[.$J$4]*[.C52]+[.$J$5]*[.D52]+[.$J$6]*[.E52]+[.$J$7]*[.F52]" office:value-type="float" office:value="264844.54">
            <text:p>264844.54</text:p>
          </table:table-cell>
          <table:table-cell table:style-name="ce4" table:formula="of:=[.J52]-[.I52]" office:value-type="float" office:value="39652.6853731805">
            <text:p>39652.69</text:p>
          </table:table-cell>
        </table:table-row>
        <table:table-row table:style-name="ro1">
          <table:table-cell/>
          <table:table-cell table:style-name="ce1" table:formula="of:=[.B52]+1" office:value-type="float" office:value="42">
            <text:p>42</text:p>
          </table:table-cell>
          <table:table-cell table:style-name="ce1" table:formula="of:=[.D53]^0" office:value-type="float" office:value="1">
            <text:p>1</text:p>
          </table:table-cell>
          <table:table-cell table:style-name="ce1" table:formula="of:=[.D52]+1" office:value-type="float" office:value="41">
            <text:p>41</text:p>
          </table:table-cell>
          <table:table-cell table:style-name="ce1" table:formula="of:=[.D53]*[.D53]" office:value-type="float" office:value="1681">
            <text:p>1681</text:p>
          </table:table-cell>
          <table:table-cell table:style-name="ce1" table:formula="of:=[.D53]*[.E53]" office:value-type="float" office:value="68921">
            <text:p>68921</text:p>
          </table:table-cell>
          <table:table-cell table:style-name="ce1" table:formula="of:=[.$D$4]*[.C53]+[.$D$5]*[.D53]+[.$D$6]*[.E53]+[.$D$7]*[.F53]" office:value-type="float" office:value="280810">
            <text:p>280810</text:p>
          </table:table-cell>
          <table:table-cell table:style-name="ce4" table:formula="of:=2*[.$D$8]*RAND()-[.$D$8]" office:value-type="float" office:value="-97062.347503379">
            <text:p>-97062.35</text:p>
          </table:table-cell>
          <table:table-cell table:style-name="ce4" table:formula="of:=[.G53]+[.H53]" office:value-type="float" office:value="183747.652496621">
            <text:p>183747.65</text:p>
          </table:table-cell>
          <table:table-cell table:style-name="ce4" table:formula="of:=[.$J$4]*[.C53]+[.$J$5]*[.D53]+[.$J$6]*[.E53]+[.$J$7]*[.F53]" office:value-type="float" office:value="285077.22221">
            <text:p>285077.22</text:p>
          </table:table-cell>
          <table:table-cell table:style-name="ce4" table:formula="of:=[.J53]-[.I53]" office:value-type="float" office:value="101329.569713379">
            <text:p>101329.57</text:p>
          </table:table-cell>
        </table:table-row>
        <table:table-row table:style-name="ro1">
          <table:table-cell/>
          <table:table-cell table:style-name="ce1" table:formula="of:=[.B53]+1" office:value-type="float" office:value="43">
            <text:p>43</text:p>
          </table:table-cell>
          <table:table-cell table:style-name="ce1" table:formula="of:=[.D54]^0" office:value-type="float" office:value="1">
            <text:p>1</text:p>
          </table:table-cell>
          <table:table-cell table:style-name="ce1" table:formula="of:=[.D53]+1" office:value-type="float" office:value="42">
            <text:p>42</text:p>
          </table:table-cell>
          <table:table-cell table:style-name="ce1" table:formula="of:=[.D54]*[.D54]" office:value-type="float" office:value="1764">
            <text:p>1764</text:p>
          </table:table-cell>
          <table:table-cell table:style-name="ce1" table:formula="of:=[.D54]*[.E54]" office:value-type="float" office:value="74088">
            <text:p>74088</text:p>
          </table:table-cell>
          <table:table-cell table:style-name="ce1" table:formula="of:=[.$D$4]*[.C54]+[.$D$5]*[.D54]+[.$D$6]*[.E54]+[.$D$7]*[.F54]" office:value-type="float" office:value="301729">
            <text:p>301729</text:p>
          </table:table-cell>
          <table:table-cell table:style-name="ce4" table:formula="of:=2*[.$D$8]*RAND()-[.$D$8]" office:value-type="float" office:value="-605.300022289157">
            <text:p>-605.30</text:p>
          </table:table-cell>
          <table:table-cell table:style-name="ce4" table:formula="of:=[.G54]+[.H54]" office:value-type="float" office:value="301123.699977711">
            <text:p>301123.70</text:p>
          </table:table-cell>
          <table:table-cell table:style-name="ce4" table:formula="of:=[.$J$4]*[.C54]+[.$J$5]*[.D54]+[.$J$6]*[.E54]+[.$J$7]*[.F54]" office:value-type="float" office:value="306310.06808">
            <text:p>306310.07</text:p>
          </table:table-cell>
          <table:table-cell table:style-name="ce4" table:formula="of:=[.J54]-[.I54]" office:value-type="float" office:value="5186.36810228921">
            <text:p>5186.37</text:p>
          </table:table-cell>
        </table:table-row>
        <table:table-row table:style-name="ro1">
          <table:table-cell/>
          <table:table-cell table:style-name="ce1" table:formula="of:=[.B54]+1" office:value-type="float" office:value="44">
            <text:p>44</text:p>
          </table:table-cell>
          <table:table-cell table:style-name="ce1" table:formula="of:=[.D55]^0" office:value-type="float" office:value="1">
            <text:p>1</text:p>
          </table:table-cell>
          <table:table-cell table:style-name="ce1" table:formula="of:=[.D54]+1" office:value-type="float" office:value="43">
            <text:p>43</text:p>
          </table:table-cell>
          <table:table-cell table:style-name="ce1" table:formula="of:=[.D55]*[.D55]" office:value-type="float" office:value="1849">
            <text:p>1849</text:p>
          </table:table-cell>
          <table:table-cell table:style-name="ce1" table:formula="of:=[.D55]*[.E55]" office:value-type="float" office:value="79507">
            <text:p>79507</text:p>
          </table:table-cell>
          <table:table-cell table:style-name="ce1" table:formula="of:=[.$D$4]*[.C55]+[.$D$5]*[.D55]+[.$D$6]*[.E55]+[.$D$7]*[.F55]" office:value-type="float" office:value="323662">
            <text:p>323662</text:p>
          </table:table-cell>
          <table:table-cell table:style-name="ce4" table:formula="of:=2*[.$D$8]*RAND()-[.$D$8]" office:value-type="float" office:value="-46719.975490123">
            <text:p>-46719.98</text:p>
          </table:table-cell>
          <table:table-cell table:style-name="ce4" table:formula="of:=[.G55]+[.H55]" office:value-type="float" office:value="276942.024509877">
            <text:p>276942.02</text:p>
          </table:table-cell>
          <table:table-cell table:style-name="ce4" table:formula="of:=[.$J$4]*[.C55]+[.$J$5]*[.D55]+[.$J$6]*[.E55]+[.$J$7]*[.F55]" office:value-type="float" office:value="328566.33547">
            <text:p>328566.34</text:p>
          </table:table-cell>
          <table:table-cell table:style-name="ce4" table:formula="of:=[.J55]-[.I55]" office:value-type="float" office:value="51624.310960123">
            <text:p>51624.31</text:p>
          </table:table-cell>
        </table:table-row>
        <table:table-row table:style-name="ro1">
          <table:table-cell/>
          <table:table-cell table:style-name="ce1" table:formula="of:=[.B55]+1" office:value-type="float" office:value="45">
            <text:p>45</text:p>
          </table:table-cell>
          <table:table-cell table:style-name="ce1" table:formula="of:=[.D56]^0" office:value-type="float" office:value="1">
            <text:p>1</text:p>
          </table:table-cell>
          <table:table-cell table:style-name="ce1" table:formula="of:=[.D55]+1" office:value-type="float" office:value="44">
            <text:p>44</text:p>
          </table:table-cell>
          <table:table-cell table:style-name="ce1" table:formula="of:=[.D56]*[.D56]" office:value-type="float" office:value="1936">
            <text:p>1936</text:p>
          </table:table-cell>
          <table:table-cell table:style-name="ce1" table:formula="of:=[.D56]*[.E56]" office:value-type="float" office:value="85184">
            <text:p>85184</text:p>
          </table:table-cell>
          <table:table-cell table:style-name="ce1" table:formula="of:=[.$D$4]*[.C56]+[.$D$5]*[.D56]+[.$D$6]*[.E56]+[.$D$7]*[.F56]" office:value-type="float" office:value="346633">
            <text:p>346633</text:p>
          </table:table-cell>
          <table:table-cell table:style-name="ce4" table:formula="of:=2*[.$D$8]*RAND()-[.$D$8]" office:value-type="float" office:value="-63393.1565098465">
            <text:p>-63393.16</text:p>
          </table:table-cell>
          <table:table-cell table:style-name="ce4" table:formula="of:=[.G56]+[.H56]" office:value-type="float" office:value="283239.843490154">
            <text:p>283239.84</text:p>
          </table:table-cell>
          <table:table-cell table:style-name="ce4" table:formula="of:=[.$J$4]*[.C56]+[.$J$5]*[.D56]+[.$J$6]*[.E56]+[.$J$7]*[.F56]" office:value-type="float" office:value="351869.28224">
            <text:p>351869.28</text:p>
          </table:table-cell>
          <table:table-cell table:style-name="ce4" table:formula="of:=[.J56]-[.I56]" office:value-type="float" office:value="68629.4387498465">
            <text:p>68629.44</text:p>
          </table:table-cell>
        </table:table-row>
        <table:table-row table:style-name="ro1">
          <table:table-cell/>
          <table:table-cell table:style-name="ce1" table:formula="of:=[.B56]+1" office:value-type="float" office:value="46">
            <text:p>46</text:p>
          </table:table-cell>
          <table:table-cell table:style-name="ce1" table:formula="of:=[.D57]^0" office:value-type="float" office:value="1">
            <text:p>1</text:p>
          </table:table-cell>
          <table:table-cell table:style-name="ce1" table:formula="of:=[.D56]+1" office:value-type="float" office:value="45">
            <text:p>45</text:p>
          </table:table-cell>
          <table:table-cell table:style-name="ce1" table:formula="of:=[.D57]*[.D57]" office:value-type="float" office:value="2025">
            <text:p>2025</text:p>
          </table:table-cell>
          <table:table-cell table:style-name="ce1" table:formula="of:=[.D57]*[.E57]" office:value-type="float" office:value="91125">
            <text:p>91125</text:p>
          </table:table-cell>
          <table:table-cell table:style-name="ce1" table:formula="of:=[.$D$4]*[.C57]+[.$D$5]*[.D57]+[.$D$6]*[.E57]+[.$D$7]*[.F57]" office:value-type="float" office:value="370666">
            <text:p>370666</text:p>
          </table:table-cell>
          <table:table-cell table:style-name="ce4" table:formula="of:=2*[.$D$8]*RAND()-[.$D$8]" office:value-type="float" office:value="90801.2845553458">
            <text:p>90801.28</text:p>
          </table:table-cell>
          <table:table-cell table:style-name="ce4" table:formula="of:=[.G57]+[.H57]" office:value-type="float" office:value="461467.284555346">
            <text:p>461467.28</text:p>
          </table:table-cell>
          <table:table-cell table:style-name="ce4" table:formula="of:=[.$J$4]*[.C57]+[.$J$5]*[.D57]+[.$J$6]*[.E57]+[.$J$7]*[.F57]" office:value-type="float" office:value="376242.16625">
            <text:p>376242.17</text:p>
          </table:table-cell>
          <table:table-cell table:style-name="ce4" table:formula="of:=[.J57]-[.I57]" office:value-type="float" office:value="-85225.1183053458">
            <text:p>-85225.12</text:p>
          </table:table-cell>
        </table:table-row>
        <table:table-row table:style-name="ro1">
          <table:table-cell/>
          <table:table-cell table:style-name="ce1" table:formula="of:=[.B57]+1" office:value-type="float" office:value="47">
            <text:p>47</text:p>
          </table:table-cell>
          <table:table-cell table:style-name="ce1" table:formula="of:=[.D58]^0" office:value-type="float" office:value="1">
            <text:p>1</text:p>
          </table:table-cell>
          <table:table-cell table:style-name="ce1" table:formula="of:=[.D57]+1" office:value-type="float" office:value="46">
            <text:p>46</text:p>
          </table:table-cell>
          <table:table-cell table:style-name="ce1" table:formula="of:=[.D58]*[.D58]" office:value-type="float" office:value="2116">
            <text:p>2116</text:p>
          </table:table-cell>
          <table:table-cell table:style-name="ce1" table:formula="of:=[.D58]*[.E58]" office:value-type="float" office:value="97336">
            <text:p>97336</text:p>
          </table:table-cell>
          <table:table-cell table:style-name="ce1" table:formula="of:=[.$D$4]*[.C58]+[.$D$5]*[.D58]+[.$D$6]*[.E58]+[.$D$7]*[.F58]" office:value-type="float" office:value="395785">
            <text:p>395785</text:p>
          </table:table-cell>
          <table:table-cell table:style-name="ce4" table:formula="of:=2*[.$D$8]*RAND()-[.$D$8]" office:value-type="float" office:value="25761.3504305482">
            <text:p>25761.35</text:p>
          </table:table-cell>
          <table:table-cell table:style-name="ce4" table:formula="of:=[.G58]+[.H58]" office:value-type="float" office:value="421546.350430548">
            <text:p>421546.35</text:p>
          </table:table-cell>
          <table:table-cell table:style-name="ce4" table:formula="of:=[.$J$4]*[.C58]+[.$J$5]*[.D58]+[.$J$6]*[.E58]+[.$J$7]*[.F58]" office:value-type="float" office:value="401708.24536">
            <text:p>401708.25</text:p>
          </table:table-cell>
          <table:table-cell table:style-name="ce4" table:formula="of:=[.J58]-[.I58]" office:value-type="float" office:value="-19838.1050705482">
            <text:p>-19838.11</text:p>
          </table:table-cell>
        </table:table-row>
        <table:table-row table:style-name="ro1">
          <table:table-cell/>
          <table:table-cell table:style-name="ce1" table:formula="of:=[.B58]+1" office:value-type="float" office:value="48">
            <text:p>48</text:p>
          </table:table-cell>
          <table:table-cell table:style-name="ce1" table:formula="of:=[.D59]^0" office:value-type="float" office:value="1">
            <text:p>1</text:p>
          </table:table-cell>
          <table:table-cell table:style-name="ce1" table:formula="of:=[.D58]+1" office:value-type="float" office:value="47">
            <text:p>47</text:p>
          </table:table-cell>
          <table:table-cell table:style-name="ce1" table:formula="of:=[.D59]*[.D59]" office:value-type="float" office:value="2209">
            <text:p>2209</text:p>
          </table:table-cell>
          <table:table-cell table:style-name="ce1" table:formula="of:=[.D59]*[.E59]" office:value-type="float" office:value="103823">
            <text:p>103823</text:p>
          </table:table-cell>
          <table:table-cell table:style-name="ce1" table:formula="of:=[.$D$4]*[.C59]+[.$D$5]*[.D59]+[.$D$6]*[.E59]+[.$D$7]*[.F59]" office:value-type="float" office:value="422014">
            <text:p>422014</text:p>
          </table:table-cell>
          <table:table-cell table:style-name="ce4" table:formula="of:=2*[.$D$8]*RAND()-[.$D$8]" office:value-type="float" office:value="52353.0475329608">
            <text:p>52353.05</text:p>
          </table:table-cell>
          <table:table-cell table:style-name="ce4" table:formula="of:=[.G59]+[.H59]" office:value-type="float" office:value="474367.047532961">
            <text:p>474367.05</text:p>
          </table:table-cell>
          <table:table-cell table:style-name="ce4" table:formula="of:=[.$J$4]*[.C59]+[.$J$5]*[.D59]+[.$J$6]*[.E59]+[.$J$7]*[.F59]" office:value-type="float" office:value="428290.77743">
            <text:p>428290.78</text:p>
          </table:table-cell>
          <table:table-cell table:style-name="ce4" table:formula="of:=[.J59]-[.I59]" office:value-type="float" office:value="-46076.2701029608">
            <text:p>-46076.27</text:p>
          </table:table-cell>
        </table:table-row>
        <table:table-row table:style-name="ro1">
          <table:table-cell/>
          <table:table-cell table:style-name="ce1" table:formula="of:=[.B59]+1" office:value-type="float" office:value="49">
            <text:p>49</text:p>
          </table:table-cell>
          <table:table-cell table:style-name="ce1" table:formula="of:=[.D60]^0" office:value-type="float" office:value="1">
            <text:p>1</text:p>
          </table:table-cell>
          <table:table-cell table:style-name="ce1" table:formula="of:=[.D59]+1" office:value-type="float" office:value="48">
            <text:p>48</text:p>
          </table:table-cell>
          <table:table-cell table:style-name="ce1" table:formula="of:=[.D60]*[.D60]" office:value-type="float" office:value="2304">
            <text:p>2304</text:p>
          </table:table-cell>
          <table:table-cell table:style-name="ce1" table:formula="of:=[.D60]*[.E60]" office:value-type="float" office:value="110592">
            <text:p>110592</text:p>
          </table:table-cell>
          <table:table-cell table:style-name="ce1" table:formula="of:=[.$D$4]*[.C60]+[.$D$5]*[.D60]+[.$D$6]*[.E60]+[.$D$7]*[.F60]" office:value-type="float" office:value="449377">
            <text:p>449377</text:p>
          </table:table-cell>
          <table:table-cell table:style-name="ce4" table:formula="of:=2*[.$D$8]*RAND()-[.$D$8]" office:value-type="float" office:value="28538.8049669564">
            <text:p>28538.80</text:p>
          </table:table-cell>
          <table:table-cell table:style-name="ce4" table:formula="of:=[.G60]+[.H60]" office:value-type="float" office:value="477915.804966956">
            <text:p>477915.80</text:p>
          </table:table-cell>
          <table:table-cell table:style-name="ce4" table:formula="of:=[.$J$4]*[.C60]+[.$J$5]*[.D60]+[.$J$6]*[.E60]+[.$J$7]*[.F60]" office:value-type="float" office:value="456013.02032">
            <text:p>456013.02</text:p>
          </table:table-cell>
          <table:table-cell table:style-name="ce4" table:formula="of:=[.J60]-[.I60]" office:value-type="float" office:value="-21902.7846469564">
            <text:p>-21902.78</text:p>
          </table:table-cell>
        </table:table-row>
        <table:table-row table:style-name="ro1">
          <table:table-cell/>
          <table:table-cell table:style-name="ce1" table:formula="of:=[.B60]+1" office:value-type="float" office:value="50">
            <text:p>50</text:p>
          </table:table-cell>
          <table:table-cell table:style-name="ce1" table:formula="of:=[.D61]^0" office:value-type="float" office:value="1">
            <text:p>1</text:p>
          </table:table-cell>
          <table:table-cell table:style-name="ce1" table:formula="of:=[.D60]+1" office:value-type="float" office:value="49">
            <text:p>49</text:p>
          </table:table-cell>
          <table:table-cell table:style-name="ce1" table:formula="of:=[.D61]*[.D61]" office:value-type="float" office:value="2401">
            <text:p>2401</text:p>
          </table:table-cell>
          <table:table-cell table:style-name="ce1" table:formula="of:=[.D61]*[.E61]" office:value-type="float" office:value="117649">
            <text:p>117649</text:p>
          </table:table-cell>
          <table:table-cell table:style-name="ce1" table:formula="of:=[.$D$4]*[.C61]+[.$D$5]*[.D61]+[.$D$6]*[.E61]+[.$D$7]*[.F61]" office:value-type="float" office:value="477898">
            <text:p>477898</text:p>
          </table:table-cell>
          <table:table-cell table:style-name="ce4" table:formula="of:=2*[.$D$8]*RAND()-[.$D$8]" office:value-type="float" office:value="84379.9922149628">
            <text:p>84379.99</text:p>
          </table:table-cell>
          <table:table-cell table:style-name="ce4" table:formula="of:=[.G61]+[.H61]" office:value-type="float" office:value="562277.992214963">
            <text:p>562277.99</text:p>
          </table:table-cell>
          <table:table-cell table:style-name="ce4" table:formula="of:=[.$J$4]*[.C61]+[.$J$5]*[.D61]+[.$J$6]*[.E61]+[.$J$7]*[.F61]" office:value-type="float" office:value="484898.23189">
            <text:p>484898.23</text:p>
          </table:table-cell>
          <table:table-cell table:style-name="ce4" table:formula="of:=[.J61]-[.I61]" office:value-type="float" office:value="-77379.7603249628">
            <text:p>-77379.76</text:p>
          </table:table-cell>
        </table:table-row>
        <table:table-row table:style-name="ro1">
          <table:table-cell/>
          <table:table-cell table:style-name="ce1" table:formula="of:=[.B61]+1" office:value-type="float" office:value="51">
            <text:p>51</text:p>
          </table:table-cell>
          <table:table-cell table:style-name="ce1" table:formula="of:=[.D62]^0" office:value-type="float" office:value="1">
            <text:p>1</text:p>
          </table:table-cell>
          <table:table-cell table:style-name="ce1" table:formula="of:=[.D61]+1" office:value-type="float" office:value="50">
            <text:p>50</text:p>
          </table:table-cell>
          <table:table-cell table:style-name="ce1" table:formula="of:=[.D62]*[.D62]" office:value-type="float" office:value="2500">
            <text:p>2500</text:p>
          </table:table-cell>
          <table:table-cell table:style-name="ce1" table:formula="of:=[.D62]*[.E62]" office:value-type="float" office:value="125000">
            <text:p>125000</text:p>
          </table:table-cell>
          <table:table-cell table:style-name="ce1" table:formula="of:=[.$D$4]*[.C62]+[.$D$5]*[.D62]+[.$D$6]*[.E62]+[.$D$7]*[.F62]" office:value-type="float" office:value="507601">
            <text:p>507601</text:p>
          </table:table-cell>
          <table:table-cell table:style-name="ce4" table:formula="of:=2*[.$D$8]*RAND()-[.$D$8]" office:value-type="float" office:value="-98375.2258121967">
            <text:p>-98375.23</text:p>
          </table:table-cell>
          <table:table-cell table:style-name="ce4" table:formula="of:=[.G62]+[.H62]" office:value-type="float" office:value="409225.774187803">
            <text:p>409225.77</text:p>
          </table:table-cell>
          <table:table-cell table:style-name="ce4" table:formula="of:=[.$J$4]*[.C62]+[.$J$5]*[.D62]+[.$J$6]*[.E62]+[.$J$7]*[.F62]" office:value-type="float" office:value="514969.67">
            <text:p>514969.67</text:p>
          </table:table-cell>
          <table:table-cell table:style-name="ce4" table:formula="of:=[.J62]-[.I62]" office:value-type="float" office:value="105743.895812197">
            <text:p>105743.90</text:p>
          </table:table-cell>
        </table:table-row>
        <table:table-row table:style-name="ro1">
          <table:table-cell/>
          <table:table-cell table:style-name="ce1" table:formula="of:=[.B62]+1" office:value-type="float" office:value="52">
            <text:p>52</text:p>
          </table:table-cell>
          <table:table-cell table:style-name="ce1" table:formula="of:=[.D63]^0" office:value-type="float" office:value="1">
            <text:p>1</text:p>
          </table:table-cell>
          <table:table-cell table:style-name="ce1" table:formula="of:=[.D62]+1" office:value-type="float" office:value="51">
            <text:p>51</text:p>
          </table:table-cell>
          <table:table-cell table:style-name="ce1" table:formula="of:=[.D63]*[.D63]" office:value-type="float" office:value="2601">
            <text:p>2601</text:p>
          </table:table-cell>
          <table:table-cell table:style-name="ce1" table:formula="of:=[.D63]*[.E63]" office:value-type="float" office:value="132651">
            <text:p>132651</text:p>
          </table:table-cell>
          <table:table-cell table:style-name="ce1" table:formula="of:=[.$D$4]*[.C63]+[.$D$5]*[.D63]+[.$D$6]*[.E63]+[.$D$7]*[.F63]" office:value-type="float" office:value="538510">
            <text:p>538510</text:p>
          </table:table-cell>
          <table:table-cell table:style-name="ce4" table:formula="of:=2*[.$D$8]*RAND()-[.$D$8]" office:value-type="float" office:value="36188.1596036255">
            <text:p>36188.16</text:p>
          </table:table-cell>
          <table:table-cell table:style-name="ce4" table:formula="of:=[.G63]+[.H63]" office:value-type="float" office:value="574698.159603626">
            <text:p>574698.16</text:p>
          </table:table-cell>
          <table:table-cell table:style-name="ce4" table:formula="of:=[.$J$4]*[.C63]+[.$J$5]*[.D63]+[.$J$6]*[.E63]+[.$J$7]*[.F63]" office:value-type="float" office:value="546250.59251">
            <text:p>546250.59</text:p>
          </table:table-cell>
          <table:table-cell table:style-name="ce4" table:formula="of:=[.J63]-[.I63]" office:value-type="float" office:value="-28447.5670936255">
            <text:p>-28447.57</text:p>
          </table:table-cell>
        </table:table-row>
        <table:table-row table:style-name="ro1">
          <table:table-cell/>
          <table:table-cell table:style-name="ce1" table:formula="of:=[.B63]+1" office:value-type="float" office:value="53">
            <text:p>53</text:p>
          </table:table-cell>
          <table:table-cell table:style-name="ce1" table:formula="of:=[.D64]^0" office:value-type="float" office:value="1">
            <text:p>1</text:p>
          </table:table-cell>
          <table:table-cell table:style-name="ce1" table:formula="of:=[.D63]+1" office:value-type="float" office:value="52">
            <text:p>52</text:p>
          </table:table-cell>
          <table:table-cell table:style-name="ce1" table:formula="of:=[.D64]*[.D64]" office:value-type="float" office:value="2704">
            <text:p>2704</text:p>
          </table:table-cell>
          <table:table-cell table:style-name="ce1" table:formula="of:=[.D64]*[.E64]" office:value-type="float" office:value="140608">
            <text:p>140608</text:p>
          </table:table-cell>
          <table:table-cell table:style-name="ce1" table:formula="of:=[.$D$4]*[.C64]+[.$D$5]*[.D64]+[.$D$6]*[.E64]+[.$D$7]*[.F64]" office:value-type="float" office:value="570649">
            <text:p>570649</text:p>
          </table:table-cell>
          <table:table-cell table:style-name="ce4" table:formula="of:=2*[.$D$8]*RAND()-[.$D$8]" office:value-type="float" office:value="64493.7632605433">
            <text:p>64493.76</text:p>
          </table:table-cell>
          <table:table-cell table:style-name="ce4" table:formula="of:=[.G64]+[.H64]" office:value-type="float" office:value="635142.763260543">
            <text:p>635142.76</text:p>
          </table:table-cell>
          <table:table-cell table:style-name="ce4" table:formula="of:=[.$J$4]*[.C64]+[.$J$5]*[.D64]+[.$J$6]*[.E64]+[.$J$7]*[.F64]" office:value-type="float" office:value="578764.25728">
            <text:p>578764.26</text:p>
          </table:table-cell>
          <table:table-cell table:style-name="ce4" table:formula="of:=[.J64]-[.I64]" office:value-type="float" office:value="-56378.5059805433">
            <text:p>-56378.51</text:p>
          </table:table-cell>
        </table:table-row>
        <table:table-row table:style-name="ro1">
          <table:table-cell/>
          <table:table-cell table:style-name="ce1" table:formula="of:=[.B64]+1" office:value-type="float" office:value="54">
            <text:p>54</text:p>
          </table:table-cell>
          <table:table-cell table:style-name="ce1" table:formula="of:=[.D65]^0" office:value-type="float" office:value="1">
            <text:p>1</text:p>
          </table:table-cell>
          <table:table-cell table:style-name="ce1" table:formula="of:=[.D64]+1" office:value-type="float" office:value="53">
            <text:p>53</text:p>
          </table:table-cell>
          <table:table-cell table:style-name="ce1" table:formula="of:=[.D65]*[.D65]" office:value-type="float" office:value="2809">
            <text:p>2809</text:p>
          </table:table-cell>
          <table:table-cell table:style-name="ce1" table:formula="of:=[.D65]*[.E65]" office:value-type="float" office:value="148877">
            <text:p>148877</text:p>
          </table:table-cell>
          <table:table-cell table:style-name="ce1" table:formula="of:=[.$D$4]*[.C65]+[.$D$5]*[.D65]+[.$D$6]*[.E65]+[.$D$7]*[.F65]" office:value-type="float" office:value="604042">
            <text:p>604042</text:p>
          </table:table-cell>
          <table:table-cell table:style-name="ce4" table:formula="of:=2*[.$D$8]*RAND()-[.$D$8]" office:value-type="float" office:value="-12214.3478598446">
            <text:p>-12214.35</text:p>
          </table:table-cell>
          <table:table-cell table:style-name="ce4" table:formula="of:=[.G65]+[.H65]" office:value-type="float" office:value="591827.652140155">
            <text:p>591827.65</text:p>
          </table:table-cell>
          <table:table-cell table:style-name="ce4" table:formula="of:=[.$J$4]*[.C65]+[.$J$5]*[.D65]+[.$J$6]*[.E65]+[.$J$7]*[.F65]" office:value-type="float" office:value="612533.92217">
            <text:p>612533.92</text:p>
          </table:table-cell>
          <table:table-cell table:style-name="ce4" table:formula="of:=[.J65]-[.I65]" office:value-type="float" office:value="20706.2700298446">
            <text:p>20706.27</text:p>
          </table:table-cell>
        </table:table-row>
        <table:table-row table:style-name="ro1">
          <table:table-cell/>
          <table:table-cell table:style-name="ce1" table:formula="of:=[.B65]+1" office:value-type="float" office:value="55">
            <text:p>55</text:p>
          </table:table-cell>
          <table:table-cell table:style-name="ce1" table:formula="of:=[.D66]^0" office:value-type="float" office:value="1">
            <text:p>1</text:p>
          </table:table-cell>
          <table:table-cell table:style-name="ce1" table:formula="of:=[.D65]+1" office:value-type="float" office:value="54">
            <text:p>54</text:p>
          </table:table-cell>
          <table:table-cell table:style-name="ce1" table:formula="of:=[.D66]*[.D66]" office:value-type="float" office:value="2916">
            <text:p>2916</text:p>
          </table:table-cell>
          <table:table-cell table:style-name="ce1" table:formula="of:=[.D66]*[.E66]" office:value-type="float" office:value="157464">
            <text:p>157464</text:p>
          </table:table-cell>
          <table:table-cell table:style-name="ce1" table:formula="of:=[.$D$4]*[.C66]+[.$D$5]*[.D66]+[.$D$6]*[.E66]+[.$D$7]*[.F66]" office:value-type="float" office:value="638713">
            <text:p>638713</text:p>
          </table:table-cell>
          <table:table-cell table:style-name="ce4" table:formula="of:=2*[.$D$8]*RAND()-[.$D$8]" office:value-type="float" office:value="64305.0733022392">
            <text:p>64305.07</text:p>
          </table:table-cell>
          <table:table-cell table:style-name="ce4" table:formula="of:=[.G66]+[.H66]" office:value-type="float" office:value="703018.073302239">
            <text:p>703018.07</text:p>
          </table:table-cell>
          <table:table-cell table:style-name="ce4" table:formula="of:=[.$J$4]*[.C66]+[.$J$5]*[.D66]+[.$J$6]*[.E66]+[.$J$7]*[.F66]" office:value-type="float" office:value="647582.84504">
            <text:p>647582.85</text:p>
          </table:table-cell>
          <table:table-cell table:style-name="ce4" table:formula="of:=[.J66]-[.I66]" office:value-type="float" office:value="-55435.2282622391">
            <text:p>-55435.23</text:p>
          </table:table-cell>
        </table:table-row>
        <table:table-row table:style-name="ro1">
          <table:table-cell/>
          <table:table-cell table:style-name="ce1" table:formula="of:=[.B66]+1" office:value-type="float" office:value="56">
            <text:p>56</text:p>
          </table:table-cell>
          <table:table-cell table:style-name="ce1" table:formula="of:=[.D67]^0" office:value-type="float" office:value="1">
            <text:p>1</text:p>
          </table:table-cell>
          <table:table-cell table:style-name="ce1" table:formula="of:=[.D66]+1" office:value-type="float" office:value="55">
            <text:p>55</text:p>
          </table:table-cell>
          <table:table-cell table:style-name="ce1" table:formula="of:=[.D67]*[.D67]" office:value-type="float" office:value="3025">
            <text:p>3025</text:p>
          </table:table-cell>
          <table:table-cell table:style-name="ce1" table:formula="of:=[.D67]*[.E67]" office:value-type="float" office:value="166375">
            <text:p>166375</text:p>
          </table:table-cell>
          <table:table-cell table:style-name="ce1" table:formula="of:=[.$D$4]*[.C67]+[.$D$5]*[.D67]+[.$D$6]*[.E67]+[.$D$7]*[.F67]" office:value-type="float" office:value="674686">
            <text:p>674686</text:p>
          </table:table-cell>
          <table:table-cell table:style-name="ce4" table:formula="of:=2*[.$D$8]*RAND()-[.$D$8]" office:value-type="float" office:value="-39172.4010929465">
            <text:p>-39172.40</text:p>
          </table:table-cell>
          <table:table-cell table:style-name="ce4" table:formula="of:=[.G67]+[.H67]" office:value-type="float" office:value="635513.598907053">
            <text:p>635513.60</text:p>
          </table:table-cell>
          <table:table-cell table:style-name="ce4" table:formula="of:=[.$J$4]*[.C67]+[.$J$5]*[.D67]+[.$J$6]*[.E67]+[.$J$7]*[.F67]" office:value-type="float" office:value="683934.28375">
            <text:p>683934.28</text:p>
          </table:table-cell>
          <table:table-cell table:style-name="ce4" table:formula="of:=[.J67]-[.I67]" office:value-type="float" office:value="48420.6848429466">
            <text:p>48420.68</text:p>
          </table:table-cell>
        </table:table-row>
        <table:table-row table:style-name="ro1">
          <table:table-cell/>
          <table:table-cell table:style-name="ce1" table:formula="of:=[.B67]+1" office:value-type="float" office:value="57">
            <text:p>57</text:p>
          </table:table-cell>
          <table:table-cell table:style-name="ce1" table:formula="of:=[.D68]^0" office:value-type="float" office:value="1">
            <text:p>1</text:p>
          </table:table-cell>
          <table:table-cell table:style-name="ce1" table:formula="of:=[.D67]+1" office:value-type="float" office:value="56">
            <text:p>56</text:p>
          </table:table-cell>
          <table:table-cell table:style-name="ce1" table:formula="of:=[.D68]*[.D68]" office:value-type="float" office:value="3136">
            <text:p>3136</text:p>
          </table:table-cell>
          <table:table-cell table:style-name="ce1" table:formula="of:=[.D68]*[.E68]" office:value-type="float" office:value="175616">
            <text:p>175616</text:p>
          </table:table-cell>
          <table:table-cell table:style-name="ce1" table:formula="of:=[.$D$4]*[.C68]+[.$D$5]*[.D68]+[.$D$6]*[.E68]+[.$D$7]*[.F68]" office:value-type="float" office:value="711985">
            <text:p>711985</text:p>
          </table:table-cell>
          <table:table-cell table:style-name="ce4" table:formula="of:=2*[.$D$8]*RAND()-[.$D$8]" office:value-type="float" office:value="93416.6959486902">
            <text:p>93416.70</text:p>
          </table:table-cell>
          <table:table-cell table:style-name="ce4" table:formula="of:=[.G68]+[.H68]" office:value-type="float" office:value="805401.69594869">
            <text:p>805401.70</text:p>
          </table:table-cell>
          <table:table-cell table:style-name="ce4" table:formula="of:=[.$J$4]*[.C68]+[.$J$5]*[.D68]+[.$J$6]*[.E68]+[.$J$7]*[.F68]" office:value-type="float" office:value="721611.49616">
            <text:p>721611.50</text:p>
          </table:table-cell>
          <table:table-cell table:style-name="ce4" table:formula="of:=[.J68]-[.I68]" office:value-type="float" office:value="-83790.1997886901">
            <text:p>-83790.20</text:p>
          </table:table-cell>
        </table:table-row>
        <table:table-row table:style-name="ro1">
          <table:table-cell/>
          <table:table-cell table:style-name="ce1" table:formula="of:=[.B68]+1" office:value-type="float" office:value="58">
            <text:p>58</text:p>
          </table:table-cell>
          <table:table-cell table:style-name="ce1" table:formula="of:=[.D69]^0" office:value-type="float" office:value="1">
            <text:p>1</text:p>
          </table:table-cell>
          <table:table-cell table:style-name="ce1" table:formula="of:=[.D68]+1" office:value-type="float" office:value="57">
            <text:p>57</text:p>
          </table:table-cell>
          <table:table-cell table:style-name="ce1" table:formula="of:=[.D69]*[.D69]" office:value-type="float" office:value="3249">
            <text:p>3249</text:p>
          </table:table-cell>
          <table:table-cell table:style-name="ce1" table:formula="of:=[.D69]*[.E69]" office:value-type="float" office:value="185193">
            <text:p>185193</text:p>
          </table:table-cell>
          <table:table-cell table:style-name="ce1" table:formula="of:=[.$D$4]*[.C69]+[.$D$5]*[.D69]+[.$D$6]*[.E69]+[.$D$7]*[.F69]" office:value-type="float" office:value="750634">
            <text:p>750634</text:p>
          </table:table-cell>
          <table:table-cell table:style-name="ce4" table:formula="of:=2*[.$D$8]*RAND()-[.$D$8]" office:value-type="float" office:value="92171.1467206478">
            <text:p>92171.15</text:p>
          </table:table-cell>
          <table:table-cell table:style-name="ce4" table:formula="of:=[.G69]+[.H69]" office:value-type="float" office:value="842805.146720648">
            <text:p>842805.15</text:p>
          </table:table-cell>
          <table:table-cell table:style-name="ce4" table:formula="of:=[.$J$4]*[.C69]+[.$J$5]*[.D69]+[.$J$6]*[.E69]+[.$J$7]*[.F69]" office:value-type="float" office:value="760637.74013">
            <text:p>760637.74</text:p>
          </table:table-cell>
          <table:table-cell table:style-name="ce4" table:formula="of:=[.J69]-[.I69]" office:value-type="float" office:value="-82167.4065906478">
            <text:p>-82167.41</text:p>
          </table:table-cell>
        </table:table-row>
        <table:table-row table:style-name="ro1">
          <table:table-cell/>
          <table:table-cell table:style-name="ce1" table:formula="of:=[.B69]+1" office:value-type="float" office:value="59">
            <text:p>59</text:p>
          </table:table-cell>
          <table:table-cell table:style-name="ce1" table:formula="of:=[.D70]^0" office:value-type="float" office:value="1">
            <text:p>1</text:p>
          </table:table-cell>
          <table:table-cell table:style-name="ce1" table:formula="of:=[.D69]+1" office:value-type="float" office:value="58">
            <text:p>58</text:p>
          </table:table-cell>
          <table:table-cell table:style-name="ce1" table:formula="of:=[.D70]*[.D70]" office:value-type="float" office:value="3364">
            <text:p>3364</text:p>
          </table:table-cell>
          <table:table-cell table:style-name="ce1" table:formula="of:=[.D70]*[.E70]" office:value-type="float" office:value="195112">
            <text:p>195112</text:p>
          </table:table-cell>
          <table:table-cell table:style-name="ce1" table:formula="of:=[.$D$4]*[.C70]+[.$D$5]*[.D70]+[.$D$6]*[.E70]+[.$D$7]*[.F70]" office:value-type="float" office:value="790657">
            <text:p>790657</text:p>
          </table:table-cell>
          <table:table-cell table:style-name="ce4" table:formula="of:=2*[.$D$8]*RAND()-[.$D$8]" office:value-type="float" office:value="-81378.8782339543">
            <text:p>-81378.88</text:p>
          </table:table-cell>
          <table:table-cell table:style-name="ce4" table:formula="of:=[.G70]+[.H70]" office:value-type="float" office:value="709278.121766046">
            <text:p>709278.12</text:p>
          </table:table-cell>
          <table:table-cell table:style-name="ce4" table:formula="of:=[.$J$4]*[.C70]+[.$J$5]*[.D70]+[.$J$6]*[.E70]+[.$J$7]*[.F70]" office:value-type="float" office:value="801036.27352">
            <text:p>801036.27</text:p>
          </table:table-cell>
          <table:table-cell table:style-name="ce4" table:formula="of:=[.J70]-[.I70]" office:value-type="float" office:value="91758.1517539544">
            <text:p>91758.15</text:p>
          </table:table-cell>
        </table:table-row>
        <table:table-row table:style-name="ro1">
          <table:table-cell/>
          <table:table-cell table:style-name="ce1" table:formula="of:=[.B70]+1" office:value-type="float" office:value="60">
            <text:p>60</text:p>
          </table:table-cell>
          <table:table-cell table:style-name="ce1" table:formula="of:=[.D71]^0" office:value-type="float" office:value="1">
            <text:p>1</text:p>
          </table:table-cell>
          <table:table-cell table:style-name="ce1" table:formula="of:=[.D70]+1" office:value-type="float" office:value="59">
            <text:p>59</text:p>
          </table:table-cell>
          <table:table-cell table:style-name="ce1" table:formula="of:=[.D71]*[.D71]" office:value-type="float" office:value="3481">
            <text:p>3481</text:p>
          </table:table-cell>
          <table:table-cell table:style-name="ce1" table:formula="of:=[.D71]*[.E71]" office:value-type="float" office:value="205379">
            <text:p>205379</text:p>
          </table:table-cell>
          <table:table-cell table:style-name="ce1" table:formula="of:=[.$D$4]*[.C71]+[.$D$5]*[.D71]+[.$D$6]*[.E71]+[.$D$7]*[.F71]" office:value-type="float" office:value="832078">
            <text:p>832078</text:p>
          </table:table-cell>
          <table:table-cell table:style-name="ce4" table:formula="of:=2*[.$D$8]*RAND()-[.$D$8]" office:value-type="float" office:value="-88899.2357999086">
            <text:p>-88899.24</text:p>
          </table:table-cell>
          <table:table-cell table:style-name="ce4" table:formula="of:=[.G71]+[.H71]" office:value-type="float" office:value="743178.764200091">
            <text:p>743178.76</text:p>
          </table:table-cell>
          <table:table-cell table:style-name="ce4" table:formula="of:=[.$J$4]*[.C71]+[.$J$5]*[.D71]+[.$J$6]*[.E71]+[.$J$7]*[.F71]" office:value-type="float" office:value="842830.35419">
            <text:p>842830.35</text:p>
          </table:table-cell>
          <table:table-cell table:style-name="ce4" table:formula="of:=[.J71]-[.I71]" office:value-type="float" office:value="99651.5899899086">
            <text:p>99651.59</text:p>
          </table:table-cell>
        </table:table-row>
        <table:table-row table:style-name="ro1">
          <table:table-cell/>
          <table:table-cell table:style-name="ce1" table:formula="of:=[.B71]+1" office:value-type="float" office:value="61">
            <text:p>61</text:p>
          </table:table-cell>
          <table:table-cell table:style-name="ce1" table:formula="of:=[.D72]^0" office:value-type="float" office:value="1">
            <text:p>1</text:p>
          </table:table-cell>
          <table:table-cell table:style-name="ce1" table:formula="of:=[.D71]+1" office:value-type="float" office:value="60">
            <text:p>60</text:p>
          </table:table-cell>
          <table:table-cell table:style-name="ce1" table:formula="of:=[.D72]*[.D72]" office:value-type="float" office:value="3600">
            <text:p>3600</text:p>
          </table:table-cell>
          <table:table-cell table:style-name="ce1" table:formula="of:=[.D72]*[.E72]" office:value-type="float" office:value="216000">
            <text:p>216000</text:p>
          </table:table-cell>
          <table:table-cell table:style-name="ce1" table:formula="of:=[.$D$4]*[.C72]+[.$D$5]*[.D72]+[.$D$6]*[.E72]+[.$D$7]*[.F72]" office:value-type="float" office:value="874921">
            <text:p>874921</text:p>
          </table:table-cell>
          <table:table-cell table:style-name="ce4" table:formula="of:=2*[.$D$8]*RAND()-[.$D$8]" office:value-type="float" office:value="56349.0546774119">
            <text:p>56349.05</text:p>
          </table:table-cell>
          <table:table-cell table:style-name="ce4" table:formula="of:=[.G72]+[.H72]" office:value-type="float" office:value="931270.054677412">
            <text:p>931270.05</text:p>
          </table:table-cell>
          <table:table-cell table:style-name="ce4" table:formula="of:=[.$J$4]*[.C72]+[.$J$5]*[.D72]+[.$J$6]*[.E72]+[.$J$7]*[.F72]" office:value-type="float" office:value="886043.24">
            <text:p>886043.24</text:p>
          </table:table-cell>
          <table:table-cell table:style-name="ce4" table:formula="of:=[.J72]-[.I72]" office:value-type="float" office:value="-45226.8146774118">
            <text:p>-45226.81</text:p>
          </table:table-cell>
        </table:table-row>
        <table:table-row table:style-name="ro1">
          <table:table-cell/>
          <table:table-cell table:style-name="ce1" table:formula="of:=[.B72]+1" office:value-type="float" office:value="62">
            <text:p>62</text:p>
          </table:table-cell>
          <table:table-cell table:style-name="ce1" table:formula="of:=[.D73]^0" office:value-type="float" office:value="1">
            <text:p>1</text:p>
          </table:table-cell>
          <table:table-cell table:style-name="ce1" table:formula="of:=[.D72]+1" office:value-type="float" office:value="61">
            <text:p>61</text:p>
          </table:table-cell>
          <table:table-cell table:style-name="ce1" table:formula="of:=[.D73]*[.D73]" office:value-type="float" office:value="3721">
            <text:p>3721</text:p>
          </table:table-cell>
          <table:table-cell table:style-name="ce1" table:formula="of:=[.D73]*[.E73]" office:value-type="float" office:value="226981">
            <text:p>226981</text:p>
          </table:table-cell>
          <table:table-cell table:style-name="ce1" table:formula="of:=[.$D$4]*[.C73]+[.$D$5]*[.D73]+[.$D$6]*[.E73]+[.$D$7]*[.F73]" office:value-type="float" office:value="919210">
            <text:p>919210</text:p>
          </table:table-cell>
          <table:table-cell table:style-name="ce4" table:formula="of:=2*[.$D$8]*RAND()-[.$D$8]" office:value-type="float" office:value="-70568.053657189">
            <text:p>-70568.05</text:p>
          </table:table-cell>
          <table:table-cell table:style-name="ce4" table:formula="of:=[.G73]+[.H73]" office:value-type="float" office:value="848641.946342811">
            <text:p>848641.95</text:p>
          </table:table-cell>
          <table:table-cell table:style-name="ce4" table:formula="of:=[.$J$4]*[.C73]+[.$J$5]*[.D73]+[.$J$6]*[.E73]+[.$J$7]*[.F73]" office:value-type="float" office:value="930698.18881">
            <text:p>930698.19</text:p>
          </table:table-cell>
          <table:table-cell table:style-name="ce4" table:formula="of:=[.J73]-[.I73]" office:value-type="float" office:value="82056.242467189">
            <text:p>82056.24</text:p>
          </table:table-cell>
        </table:table-row>
        <table:table-row table:style-name="ro1">
          <table:table-cell/>
          <table:table-cell table:style-name="ce1" table:formula="of:=[.B73]+1" office:value-type="float" office:value="63">
            <text:p>63</text:p>
          </table:table-cell>
          <table:table-cell table:style-name="ce1" table:formula="of:=[.D74]^0" office:value-type="float" office:value="1">
            <text:p>1</text:p>
          </table:table-cell>
          <table:table-cell table:style-name="ce1" table:formula="of:=[.D73]+1" office:value-type="float" office:value="62">
            <text:p>62</text:p>
          </table:table-cell>
          <table:table-cell table:style-name="ce1" table:formula="of:=[.D74]*[.D74]" office:value-type="float" office:value="3844">
            <text:p>3844</text:p>
          </table:table-cell>
          <table:table-cell table:style-name="ce1" table:formula="of:=[.D74]*[.E74]" office:value-type="float" office:value="238328">
            <text:p>238328</text:p>
          </table:table-cell>
          <table:table-cell table:style-name="ce1" table:formula="of:=[.$D$4]*[.C74]+[.$D$5]*[.D74]+[.$D$6]*[.E74]+[.$D$7]*[.F74]" office:value-type="float" office:value="964969">
            <text:p>964969</text:p>
          </table:table-cell>
          <table:table-cell table:style-name="ce4" table:formula="of:=2*[.$D$8]*RAND()-[.$D$8]" office:value-type="float" office:value="-11197.0054917037">
            <text:p>-11197.01</text:p>
          </table:table-cell>
          <table:table-cell table:style-name="ce4" table:formula="of:=[.G74]+[.H74]" office:value-type="float" office:value="953771.994508296">
            <text:p>953771.99</text:p>
          </table:table-cell>
          <table:table-cell table:style-name="ce4" table:formula="of:=[.$J$4]*[.C74]+[.$J$5]*[.D74]+[.$J$6]*[.E74]+[.$J$7]*[.F74]" office:value-type="float" office:value="976818.45848">
            <text:p>976818.46</text:p>
          </table:table-cell>
          <table:table-cell table:style-name="ce4" table:formula="of:=[.J74]-[.I74]" office:value-type="float" office:value="23046.4639717039">
            <text:p>23046.46</text:p>
          </table:table-cell>
        </table:table-row>
        <table:table-row table:style-name="ro1">
          <table:table-cell/>
          <table:table-cell table:style-name="ce1" table:formula="of:=[.B74]+1" office:value-type="float" office:value="64">
            <text:p>64</text:p>
          </table:table-cell>
          <table:table-cell table:style-name="ce1" table:formula="of:=[.D75]^0" office:value-type="float" office:value="1">
            <text:p>1</text:p>
          </table:table-cell>
          <table:table-cell table:style-name="ce1" table:formula="of:=[.D74]+1" office:value-type="float" office:value="63">
            <text:p>63</text:p>
          </table:table-cell>
          <table:table-cell table:style-name="ce1" table:formula="of:=[.D75]*[.D75]" office:value-type="float" office:value="3969">
            <text:p>3969</text:p>
          </table:table-cell>
          <table:table-cell table:style-name="ce1" table:formula="of:=[.D75]*[.E75]" office:value-type="float" office:value="250047">
            <text:p>250047</text:p>
          </table:table-cell>
          <table:table-cell table:style-name="ce1" table:formula="of:=[.$D$4]*[.C75]+[.$D$5]*[.D75]+[.$D$6]*[.E75]+[.$D$7]*[.F75]" office:value-type="float" office:value="1012222">
            <text:p>1012222</text:p>
          </table:table-cell>
          <table:table-cell table:style-name="ce4" table:formula="of:=2*[.$D$8]*RAND()-[.$D$8]" office:value-type="float" office:value="45254.2317099869">
            <text:p>45254.23</text:p>
          </table:table-cell>
          <table:table-cell table:style-name="ce4" table:formula="of:=[.G75]+[.H75]" office:value-type="float" office:value="1057476.23170999">
            <text:p>1057476.23</text:p>
          </table:table-cell>
          <table:table-cell table:style-name="ce4" table:formula="of:=[.$J$4]*[.C75]+[.$J$5]*[.D75]+[.$J$6]*[.E75]+[.$J$7]*[.F75]" office:value-type="float" office:value="1024427.30687">
            <text:p>1024427.31</text:p>
          </table:table-cell>
          <table:table-cell table:style-name="ce4" table:formula="of:=[.J75]-[.I75]" office:value-type="float" office:value="-33048.924839987">
            <text:p>-33048.92</text:p>
          </table:table-cell>
        </table:table-row>
        <table:table-row table:style-name="ro1">
          <table:table-cell/>
          <table:table-cell table:style-name="ce1" table:formula="of:=[.B75]+1" office:value-type="float" office:value="65">
            <text:p>65</text:p>
          </table:table-cell>
          <table:table-cell table:style-name="ce1" table:formula="of:=[.D76]^0" office:value-type="float" office:value="1">
            <text:p>1</text:p>
          </table:table-cell>
          <table:table-cell table:style-name="ce1" table:formula="of:=[.D75]+1" office:value-type="float" office:value="64">
            <text:p>64</text:p>
          </table:table-cell>
          <table:table-cell table:style-name="ce1" table:formula="of:=[.D76]*[.D76]" office:value-type="float" office:value="4096">
            <text:p>4096</text:p>
          </table:table-cell>
          <table:table-cell table:style-name="ce1" table:formula="of:=[.D76]*[.E76]" office:value-type="float" office:value="262144">
            <text:p>262144</text:p>
          </table:table-cell>
          <table:table-cell table:style-name="ce1" table:formula="of:=[.$D$4]*[.C76]+[.$D$5]*[.D76]+[.$D$6]*[.E76]+[.$D$7]*[.F76]" office:value-type="float" office:value="1060993">
            <text:p>1060993</text:p>
          </table:table-cell>
          <table:table-cell table:style-name="ce4" table:formula="of:=2*[.$D$8]*RAND()-[.$D$8]" office:value-type="float" office:value="46757.7573377639">
            <text:p>46757.76</text:p>
          </table:table-cell>
          <table:table-cell table:style-name="ce4" table:formula="of:=[.G76]+[.H76]" office:value-type="float" office:value="1107750.75733776">
            <text:p>1107750.76</text:p>
          </table:table-cell>
          <table:table-cell table:style-name="ce4" table:formula="of:=[.$J$4]*[.C76]+[.$J$5]*[.D76]+[.$J$6]*[.E76]+[.$J$7]*[.F76]" office:value-type="float" office:value="1073547.99184">
            <text:p>1073547.99</text:p>
          </table:table-cell>
          <table:table-cell table:style-name="ce4" table:formula="of:=[.J76]-[.I76]" office:value-type="float" office:value="-34202.7654977639">
            <text:p>-34202.77</text:p>
          </table:table-cell>
        </table:table-row>
        <table:table-row table:style-name="ro1">
          <table:table-cell/>
          <table:table-cell table:style-name="ce1" table:formula="of:=[.B76]+1" office:value-type="float" office:value="66">
            <text:p>66</text:p>
          </table:table-cell>
          <table:table-cell table:style-name="ce1" table:formula="of:=[.D77]^0" office:value-type="float" office:value="1">
            <text:p>1</text:p>
          </table:table-cell>
          <table:table-cell table:style-name="ce1" table:formula="of:=[.D76]+1" office:value-type="float" office:value="65">
            <text:p>65</text:p>
          </table:table-cell>
          <table:table-cell table:style-name="ce1" table:formula="of:=[.D77]*[.D77]" office:value-type="float" office:value="4225">
            <text:p>4225</text:p>
          </table:table-cell>
          <table:table-cell table:style-name="ce1" table:formula="of:=[.D77]*[.E77]" office:value-type="float" office:value="274625">
            <text:p>274625</text:p>
          </table:table-cell>
          <table:table-cell table:style-name="ce1" table:formula="of:=[.$D$4]*[.C77]+[.$D$5]*[.D77]+[.$D$6]*[.E77]+[.$D$7]*[.F77]" office:value-type="float" office:value="1111306">
            <text:p>1111306</text:p>
          </table:table-cell>
          <table:table-cell table:style-name="ce4" table:formula="of:=2*[.$D$8]*RAND()-[.$D$8]" office:value-type="float" office:value="99487.1434755623">
            <text:p>99487.14</text:p>
          </table:table-cell>
          <table:table-cell table:style-name="ce4" table:formula="of:=[.G77]+[.H77]" office:value-type="float" office:value="1210793.14347556">
            <text:p>1210793.14</text:p>
          </table:table-cell>
          <table:table-cell table:style-name="ce4" table:formula="of:=[.$J$4]*[.C77]+[.$J$5]*[.D77]+[.$J$6]*[.E77]+[.$J$7]*[.F77]" office:value-type="float" office:value="1124203.77125">
            <text:p>1124203.77</text:p>
          </table:table-cell>
          <table:table-cell table:style-name="ce4" table:formula="of:=[.J77]-[.I77]" office:value-type="float" office:value="-86589.3722255623">
            <text:p>-86589.37</text:p>
          </table:table-cell>
        </table:table-row>
        <table:table-row table:style-name="ro1">
          <table:table-cell/>
          <table:table-cell table:style-name="ce1" table:formula="of:=[.B77]+1" office:value-type="float" office:value="67">
            <text:p>67</text:p>
          </table:table-cell>
          <table:table-cell table:style-name="ce1" table:formula="of:=[.D78]^0" office:value-type="float" office:value="1">
            <text:p>1</text:p>
          </table:table-cell>
          <table:table-cell table:style-name="ce1" table:formula="of:=[.D77]+1" office:value-type="float" office:value="66">
            <text:p>66</text:p>
          </table:table-cell>
          <table:table-cell table:style-name="ce1" table:formula="of:=[.D78]*[.D78]" office:value-type="float" office:value="4356">
            <text:p>4356</text:p>
          </table:table-cell>
          <table:table-cell table:style-name="ce1" table:formula="of:=[.D78]*[.E78]" office:value-type="float" office:value="287496">
            <text:p>287496</text:p>
          </table:table-cell>
          <table:table-cell table:style-name="ce1" table:formula="of:=[.$D$4]*[.C78]+[.$D$5]*[.D78]+[.$D$6]*[.E78]+[.$D$7]*[.F78]" office:value-type="float" office:value="1163185">
            <text:p>1163185</text:p>
          </table:table-cell>
          <table:table-cell table:style-name="ce4" table:formula="of:=2*[.$D$8]*RAND()-[.$D$8]" office:value-type="float" office:value="9545.13214528561">
            <text:p>9545.13</text:p>
          </table:table-cell>
          <table:table-cell table:style-name="ce4" table:formula="of:=[.G78]+[.H78]" office:value-type="float" office:value="1172730.13214529">
            <text:p>1172730.13</text:p>
          </table:table-cell>
          <table:table-cell table:style-name="ce4" table:formula="of:=[.$J$4]*[.C78]+[.$J$5]*[.D78]+[.$J$6]*[.E78]+[.$J$7]*[.F78]" office:value-type="float" office:value="1176417.90296">
            <text:p>1176417.90</text:p>
          </table:table-cell>
          <table:table-cell table:style-name="ce4" table:formula="of:=[.J78]-[.I78]" office:value-type="float" office:value="3687.77081471449">
            <text:p>3687.77</text:p>
          </table:table-cell>
        </table:table-row>
        <table:table-row table:style-name="ro1">
          <table:table-cell/>
          <table:table-cell table:style-name="ce1" table:formula="of:=[.B78]+1" office:value-type="float" office:value="68">
            <text:p>68</text:p>
          </table:table-cell>
          <table:table-cell table:style-name="ce1" table:formula="of:=[.D79]^0" office:value-type="float" office:value="1">
            <text:p>1</text:p>
          </table:table-cell>
          <table:table-cell table:style-name="ce1" table:formula="of:=[.D78]+1" office:value-type="float" office:value="67">
            <text:p>67</text:p>
          </table:table-cell>
          <table:table-cell table:style-name="ce1" table:formula="of:=[.D79]*[.D79]" office:value-type="float" office:value="4489">
            <text:p>4489</text:p>
          </table:table-cell>
          <table:table-cell table:style-name="ce1" table:formula="of:=[.D79]*[.E79]" office:value-type="float" office:value="300763">
            <text:p>300763</text:p>
          </table:table-cell>
          <table:table-cell table:style-name="ce1" table:formula="of:=[.$D$4]*[.C79]+[.$D$5]*[.D79]+[.$D$6]*[.E79]+[.$D$7]*[.F79]" office:value-type="float" office:value="1216654">
            <text:p>1216654</text:p>
          </table:table-cell>
          <table:table-cell table:style-name="ce4" table:formula="of:=2*[.$D$8]*RAND()-[.$D$8]" office:value-type="float" office:value="-19138.4725272656">
            <text:p>-19138.47</text:p>
          </table:table-cell>
          <table:table-cell table:style-name="ce4" table:formula="of:=[.G79]+[.H79]" office:value-type="float" office:value="1197515.52747273">
            <text:p>1197515.53</text:p>
          </table:table-cell>
          <table:table-cell table:style-name="ce4" table:formula="of:=[.$J$4]*[.C79]+[.$J$5]*[.D79]+[.$J$6]*[.E79]+[.$J$7]*[.F79]" office:value-type="float" office:value="1230213.64483">
            <text:p>1230213.64</text:p>
          </table:table-cell>
          <table:table-cell table:style-name="ce4" table:formula="of:=[.J79]-[.I79]" office:value-type="float" office:value="32698.1173572657">
            <text:p>32698.12</text:p>
          </table:table-cell>
        </table:table-row>
        <table:table-row table:style-name="ro1">
          <table:table-cell/>
          <table:table-cell table:style-name="ce1" table:formula="of:=[.B79]+1" office:value-type="float" office:value="69">
            <text:p>69</text:p>
          </table:table-cell>
          <table:table-cell table:style-name="ce1" table:formula="of:=[.D80]^0" office:value-type="float" office:value="1">
            <text:p>1</text:p>
          </table:table-cell>
          <table:table-cell table:style-name="ce1" table:formula="of:=[.D79]+1" office:value-type="float" office:value="68">
            <text:p>68</text:p>
          </table:table-cell>
          <table:table-cell table:style-name="ce1" table:formula="of:=[.D80]*[.D80]" office:value-type="float" office:value="4624">
            <text:p>4624</text:p>
          </table:table-cell>
          <table:table-cell table:style-name="ce1" table:formula="of:=[.D80]*[.E80]" office:value-type="float" office:value="314432">
            <text:p>314432</text:p>
          </table:table-cell>
          <table:table-cell table:style-name="ce1" table:formula="of:=[.$D$4]*[.C80]+[.$D$5]*[.D80]+[.$D$6]*[.E80]+[.$D$7]*[.F80]" office:value-type="float" office:value="1271737">
            <text:p>1271737</text:p>
          </table:table-cell>
          <table:table-cell table:style-name="ce4" table:formula="of:=2*[.$D$8]*RAND()-[.$D$8]" office:value-type="float" office:value="-75381.3282586634">
            <text:p>-75381.33</text:p>
          </table:table-cell>
          <table:table-cell table:style-name="ce4" table:formula="of:=[.G80]+[.H80]" office:value-type="float" office:value="1196355.67174134">
            <text:p>1196355.67</text:p>
          </table:table-cell>
          <table:table-cell table:style-name="ce4" table:formula="of:=[.$J$4]*[.C80]+[.$J$5]*[.D80]+[.$J$6]*[.E80]+[.$J$7]*[.F80]" office:value-type="float" office:value="1285614.25472">
            <text:p>1285614.25</text:p>
          </table:table-cell>
          <table:table-cell table:style-name="ce4" table:formula="of:=[.J80]-[.I80]" office:value-type="float" office:value="89258.5829786635">
            <text:p>89258.58</text:p>
          </table:table-cell>
        </table:table-row>
        <table:table-row table:style-name="ro1">
          <table:table-cell/>
          <table:table-cell table:style-name="ce1" table:formula="of:=[.B80]+1" office:value-type="float" office:value="70">
            <text:p>70</text:p>
          </table:table-cell>
          <table:table-cell table:style-name="ce1" table:formula="of:=[.D81]^0" office:value-type="float" office:value="1">
            <text:p>1</text:p>
          </table:table-cell>
          <table:table-cell table:style-name="ce1" table:formula="of:=[.D80]+1" office:value-type="float" office:value="69">
            <text:p>69</text:p>
          </table:table-cell>
          <table:table-cell table:style-name="ce1" table:formula="of:=[.D81]*[.D81]" office:value-type="float" office:value="4761">
            <text:p>4761</text:p>
          </table:table-cell>
          <table:table-cell table:style-name="ce1" table:formula="of:=[.D81]*[.E81]" office:value-type="float" office:value="328509">
            <text:p>328509</text:p>
          </table:table-cell>
          <table:table-cell table:style-name="ce1" table:formula="of:=[.$D$4]*[.C81]+[.$D$5]*[.D81]+[.$D$6]*[.E81]+[.$D$7]*[.F81]" office:value-type="float" office:value="1328458">
            <text:p>1328458</text:p>
          </table:table-cell>
          <table:table-cell table:style-name="ce4" table:formula="of:=2*[.$D$8]*RAND()-[.$D$8]" office:value-type="float" office:value="-93769.9616886675">
            <text:p>-93769.96</text:p>
          </table:table-cell>
          <table:table-cell table:style-name="ce4" table:formula="of:=[.G81]+[.H81]" office:value-type="float" office:value="1234688.03831133">
            <text:p>1234688.04</text:p>
          </table:table-cell>
          <table:table-cell table:style-name="ce4" table:formula="of:=[.$J$4]*[.C81]+[.$J$5]*[.D81]+[.$J$6]*[.E81]+[.$J$7]*[.F81]" office:value-type="float" office:value="1342642.99049">
            <text:p>1342642.99</text:p>
          </table:table-cell>
          <table:table-cell table:style-name="ce4" table:formula="of:=[.J81]-[.I81]" office:value-type="float" office:value="107954.952178668">
            <text:p>107954.95</text:p>
          </table:table-cell>
        </table:table-row>
        <table:table-row table:style-name="ro1">
          <table:table-cell/>
          <table:table-cell table:style-name="ce1" table:formula="of:=[.B81]+1" office:value-type="float" office:value="71">
            <text:p>71</text:p>
          </table:table-cell>
          <table:table-cell table:style-name="ce1" table:formula="of:=[.D82]^0" office:value-type="float" office:value="1">
            <text:p>1</text:p>
          </table:table-cell>
          <table:table-cell table:style-name="ce1" table:formula="of:=[.D81]+1" office:value-type="float" office:value="70">
            <text:p>70</text:p>
          </table:table-cell>
          <table:table-cell table:style-name="ce1" table:formula="of:=[.D82]*[.D82]" office:value-type="float" office:value="4900">
            <text:p>4900</text:p>
          </table:table-cell>
          <table:table-cell table:style-name="ce1" table:formula="of:=[.D82]*[.E82]" office:value-type="float" office:value="343000">
            <text:p>343000</text:p>
          </table:table-cell>
          <table:table-cell table:style-name="ce1" table:formula="of:=[.$D$4]*[.C82]+[.$D$5]*[.D82]+[.$D$6]*[.E82]+[.$D$7]*[.F82]" office:value-type="float" office:value="1386841">
            <text:p>1386841</text:p>
          </table:table-cell>
          <table:table-cell table:style-name="ce4" table:formula="of:=2*[.$D$8]*RAND()-[.$D$8]" office:value-type="float" office:value="-99238.9795836061">
            <text:p>-99238.98</text:p>
          </table:table-cell>
          <table:table-cell table:style-name="ce4" table:formula="of:=[.G82]+[.H82]" office:value-type="float" office:value="1287602.02041639">
            <text:p>1287602.02</text:p>
          </table:table-cell>
          <table:table-cell table:style-name="ce4" table:formula="of:=[.$J$4]*[.C82]+[.$J$5]*[.D82]+[.$J$6]*[.E82]+[.$J$7]*[.F82]" office:value-type="float" office:value="1401323.11">
            <text:p>1401323.11</text:p>
          </table:table-cell>
          <table:table-cell table:style-name="ce4" table:formula="of:=[.J82]-[.I82]" office:value-type="float" office:value="113721.089583606">
            <text:p>113721.09</text:p>
          </table:table-cell>
        </table:table-row>
        <table:table-row table:style-name="ro1">
          <table:table-cell/>
          <table:table-cell table:style-name="ce1" table:formula="of:=[.B82]+1" office:value-type="float" office:value="72">
            <text:p>72</text:p>
          </table:table-cell>
          <table:table-cell table:style-name="ce1" table:formula="of:=[.D83]^0" office:value-type="float" office:value="1">
            <text:p>1</text:p>
          </table:table-cell>
          <table:table-cell table:style-name="ce1" table:formula="of:=[.D82]+1" office:value-type="float" office:value="71">
            <text:p>71</text:p>
          </table:table-cell>
          <table:table-cell table:style-name="ce1" table:formula="of:=[.D83]*[.D83]" office:value-type="float" office:value="5041">
            <text:p>5041</text:p>
          </table:table-cell>
          <table:table-cell table:style-name="ce1" table:formula="of:=[.D83]*[.E83]" office:value-type="float" office:value="357911">
            <text:p>357911</text:p>
          </table:table-cell>
          <table:table-cell table:style-name="ce1" table:formula="of:=[.$D$4]*[.C83]+[.$D$5]*[.D83]+[.$D$6]*[.E83]+[.$D$7]*[.F83]" office:value-type="float" office:value="1446910">
            <text:p>1446910</text:p>
          </table:table-cell>
          <table:table-cell table:style-name="ce4" table:formula="of:=2*[.$D$8]*RAND()-[.$D$8]" office:value-type="float" office:value="39870.3035432845">
            <text:p>39870.30</text:p>
          </table:table-cell>
          <table:table-cell table:style-name="ce4" table:formula="of:=[.G83]+[.H83]" office:value-type="float" office:value="1486780.30354328">
            <text:p>1486780.30</text:p>
          </table:table-cell>
          <table:table-cell table:style-name="ce4" table:formula="of:=[.$J$4]*[.C83]+[.$J$5]*[.D83]+[.$J$6]*[.E83]+[.$J$7]*[.F83]" office:value-type="float" office:value="1461677.87111">
            <text:p>1461677.87</text:p>
          </table:table-cell>
          <table:table-cell table:style-name="ce4" table:formula="of:=[.J83]-[.I83]" office:value-type="float" office:value="-25102.4324332846">
            <text:p>-25102.43</text:p>
          </table:table-cell>
        </table:table-row>
        <table:table-row table:style-name="ro1">
          <table:table-cell/>
          <table:table-cell table:style-name="ce1" table:formula="of:=[.B83]+1" office:value-type="float" office:value="73">
            <text:p>73</text:p>
          </table:table-cell>
          <table:table-cell table:style-name="ce1" table:formula="of:=[.D84]^0" office:value-type="float" office:value="1">
            <text:p>1</text:p>
          </table:table-cell>
          <table:table-cell table:style-name="ce1" table:formula="of:=[.D83]+1" office:value-type="float" office:value="72">
            <text:p>72</text:p>
          </table:table-cell>
          <table:table-cell table:style-name="ce1" table:formula="of:=[.D84]*[.D84]" office:value-type="float" office:value="5184">
            <text:p>5184</text:p>
          </table:table-cell>
          <table:table-cell table:style-name="ce1" table:formula="of:=[.D84]*[.E84]" office:value-type="float" office:value="373248">
            <text:p>373248</text:p>
          </table:table-cell>
          <table:table-cell table:style-name="ce1" table:formula="of:=[.$D$4]*[.C84]+[.$D$5]*[.D84]+[.$D$6]*[.E84]+[.$D$7]*[.F84]" office:value-type="float" office:value="1508689">
            <text:p>1508689</text:p>
          </table:table-cell>
          <table:table-cell table:style-name="ce4" table:formula="of:=2*[.$D$8]*RAND()-[.$D$8]" office:value-type="float" office:value="-97682.0842828602">
            <text:p>-97682.08</text:p>
          </table:table-cell>
          <table:table-cell table:style-name="ce4" table:formula="of:=[.G84]+[.H84]" office:value-type="float" office:value="1411006.91571714">
            <text:p>1411006.92</text:p>
          </table:table-cell>
          <table:table-cell table:style-name="ce4" table:formula="of:=[.$J$4]*[.C84]+[.$J$5]*[.D84]+[.$J$6]*[.E84]+[.$J$7]*[.F84]" office:value-type="float" office:value="1523730.53168">
            <text:p>1523730.53</text:p>
          </table:table-cell>
          <table:table-cell table:style-name="ce4" table:formula="of:=[.J84]-[.I84]" office:value-type="float" office:value="112723.61596286">
            <text:p>112723.62</text:p>
          </table:table-cell>
        </table:table-row>
        <table:table-row table:style-name="ro1">
          <table:table-cell/>
          <table:table-cell table:style-name="ce1" table:formula="of:=[.B84]+1" office:value-type="float" office:value="74">
            <text:p>74</text:p>
          </table:table-cell>
          <table:table-cell table:style-name="ce1" table:formula="of:=[.D85]^0" office:value-type="float" office:value="1">
            <text:p>1</text:p>
          </table:table-cell>
          <table:table-cell table:style-name="ce1" table:formula="of:=[.D84]+1" office:value-type="float" office:value="73">
            <text:p>73</text:p>
          </table:table-cell>
          <table:table-cell table:style-name="ce1" table:formula="of:=[.D85]*[.D85]" office:value-type="float" office:value="5329">
            <text:p>5329</text:p>
          </table:table-cell>
          <table:table-cell table:style-name="ce1" table:formula="of:=[.D85]*[.E85]" office:value-type="float" office:value="389017">
            <text:p>389017</text:p>
          </table:table-cell>
          <table:table-cell table:style-name="ce1" table:formula="of:=[.$D$4]*[.C85]+[.$D$5]*[.D85]+[.$D$6]*[.E85]+[.$D$7]*[.F85]" office:value-type="float" office:value="1572202">
            <text:p>1572202</text:p>
          </table:table-cell>
          <table:table-cell table:style-name="ce4" table:formula="of:=2*[.$D$8]*RAND()-[.$D$8]" office:value-type="float" office:value="-34301.648940891">
            <text:p>-34301.65</text:p>
          </table:table-cell>
          <table:table-cell table:style-name="ce4" table:formula="of:=[.G85]+[.H85]" office:value-type="float" office:value="1537900.35105911">
            <text:p>1537900.35</text:p>
          </table:table-cell>
          <table:table-cell table:style-name="ce4" table:formula="of:=[.$J$4]*[.C85]+[.$J$5]*[.D85]+[.$J$6]*[.E85]+[.$J$7]*[.F85]" office:value-type="float" office:value="1587504.34957">
            <text:p>1587504.35</text:p>
          </table:table-cell>
          <table:table-cell table:style-name="ce4" table:formula="of:=[.J85]-[.I85]" office:value-type="float" office:value="49603.9985108911">
            <text:p>49604.00</text:p>
          </table:table-cell>
        </table:table-row>
        <table:table-row table:style-name="ro1">
          <table:table-cell/>
          <table:table-cell table:style-name="ce1" table:formula="of:=[.B85]+1" office:value-type="float" office:value="75">
            <text:p>75</text:p>
          </table:table-cell>
          <table:table-cell table:style-name="ce1" table:formula="of:=[.D86]^0" office:value-type="float" office:value="1">
            <text:p>1</text:p>
          </table:table-cell>
          <table:table-cell table:style-name="ce1" table:formula="of:=[.D85]+1" office:value-type="float" office:value="74">
            <text:p>74</text:p>
          </table:table-cell>
          <table:table-cell table:style-name="ce1" table:formula="of:=[.D86]*[.D86]" office:value-type="float" office:value="5476">
            <text:p>5476</text:p>
          </table:table-cell>
          <table:table-cell table:style-name="ce1" table:formula="of:=[.D86]*[.E86]" office:value-type="float" office:value="405224">
            <text:p>405224</text:p>
          </table:table-cell>
          <table:table-cell table:style-name="ce1" table:formula="of:=[.$D$4]*[.C86]+[.$D$5]*[.D86]+[.$D$6]*[.E86]+[.$D$7]*[.F86]" office:value-type="float" office:value="1637473">
            <text:p>1637473</text:p>
          </table:table-cell>
          <table:table-cell table:style-name="ce4" table:formula="of:=2*[.$D$8]*RAND()-[.$D$8]" office:value-type="float" office:value="81712.6112058759">
            <text:p>81712.61</text:p>
          </table:table-cell>
          <table:table-cell table:style-name="ce4" table:formula="of:=[.G86]+[.H86]" office:value-type="float" office:value="1719185.61120588">
            <text:p>1719185.61</text:p>
          </table:table-cell>
          <table:table-cell table:style-name="ce4" table:formula="of:=[.$J$4]*[.C86]+[.$J$5]*[.D86]+[.$J$6]*[.E86]+[.$J$7]*[.F86]" office:value-type="float" office:value="1653022.58264">
            <text:p>1653022.58</text:p>
          </table:table-cell>
          <table:table-cell table:style-name="ce4" table:formula="of:=[.J86]-[.I86]" office:value-type="float" office:value="-66163.028565876">
            <text:p>-66163.03</text:p>
          </table:table-cell>
        </table:table-row>
        <table:table-row table:style-name="ro1">
          <table:table-cell/>
          <table:table-cell table:style-name="ce1" table:formula="of:=[.B86]+1" office:value-type="float" office:value="76">
            <text:p>76</text:p>
          </table:table-cell>
          <table:table-cell table:style-name="ce1" table:formula="of:=[.D87]^0" office:value-type="float" office:value="1">
            <text:p>1</text:p>
          </table:table-cell>
          <table:table-cell table:style-name="ce1" table:formula="of:=[.D86]+1" office:value-type="float" office:value="75">
            <text:p>75</text:p>
          </table:table-cell>
          <table:table-cell table:style-name="ce1" table:formula="of:=[.D87]*[.D87]" office:value-type="float" office:value="5625">
            <text:p>5625</text:p>
          </table:table-cell>
          <table:table-cell table:style-name="ce1" table:formula="of:=[.D87]*[.E87]" office:value-type="float" office:value="421875">
            <text:p>421875</text:p>
          </table:table-cell>
          <table:table-cell table:style-name="ce1" table:formula="of:=[.$D$4]*[.C87]+[.$D$5]*[.D87]+[.$D$6]*[.E87]+[.$D$7]*[.F87]" office:value-type="float" office:value="1704526">
            <text:p>1704526</text:p>
          </table:table-cell>
          <table:table-cell table:style-name="ce4" table:formula="of:=2*[.$D$8]*RAND()-[.$D$8]" office:value-type="float" office:value="-58587.6119788736">
            <text:p>-58587.61</text:p>
          </table:table-cell>
          <table:table-cell table:style-name="ce4" table:formula="of:=[.G87]+[.H87]" office:value-type="float" office:value="1645938.38802113">
            <text:p>1645938.39</text:p>
          </table:table-cell>
          <table:table-cell table:style-name="ce4" table:formula="of:=[.$J$4]*[.C87]+[.$J$5]*[.D87]+[.$J$6]*[.E87]+[.$J$7]*[.F87]" office:value-type="float" office:value="1720308.48875">
            <text:p>1720308.49</text:p>
          </table:table-cell>
          <table:table-cell table:style-name="ce4" table:formula="of:=[.J87]-[.I87]" office:value-type="float" office:value="74370.1007288736">
            <text:p>74370.10</text:p>
          </table:table-cell>
        </table:table-row>
        <table:table-row table:style-name="ro1">
          <table:table-cell/>
          <table:table-cell table:style-name="ce1" table:formula="of:=[.B87]+1" office:value-type="float" office:value="77">
            <text:p>77</text:p>
          </table:table-cell>
          <table:table-cell table:style-name="ce1" table:formula="of:=[.D88]^0" office:value-type="float" office:value="1">
            <text:p>1</text:p>
          </table:table-cell>
          <table:table-cell table:style-name="ce1" table:formula="of:=[.D87]+1" office:value-type="float" office:value="76">
            <text:p>76</text:p>
          </table:table-cell>
          <table:table-cell table:style-name="ce1" table:formula="of:=[.D88]*[.D88]" office:value-type="float" office:value="5776">
            <text:p>5776</text:p>
          </table:table-cell>
          <table:table-cell table:style-name="ce1" table:formula="of:=[.D88]*[.E88]" office:value-type="float" office:value="438976">
            <text:p>438976</text:p>
          </table:table-cell>
          <table:table-cell table:style-name="ce1" table:formula="of:=[.$D$4]*[.C88]+[.$D$5]*[.D88]+[.$D$6]*[.E88]+[.$D$7]*[.F88]" office:value-type="float" office:value="1773385">
            <text:p>1773385</text:p>
          </table:table-cell>
          <table:table-cell table:style-name="ce4" table:formula="of:=2*[.$D$8]*RAND()-[.$D$8]" office:value-type="float" office:value="13616.5387462825">
            <text:p>13616.54</text:p>
          </table:table-cell>
          <table:table-cell table:style-name="ce4" table:formula="of:=[.G88]+[.H88]" office:value-type="float" office:value="1787001.53874628">
            <text:p>1787001.54</text:p>
          </table:table-cell>
          <table:table-cell table:style-name="ce4" table:formula="of:=[.$J$4]*[.C88]+[.$J$5]*[.D88]+[.$J$6]*[.E88]+[.$J$7]*[.F88]" office:value-type="float" office:value="1789385.32576">
            <text:p>1789385.33</text:p>
          </table:table-cell>
          <table:table-cell table:style-name="ce4" table:formula="of:=[.J88]-[.I88]" office:value-type="float" office:value="2383.78701371746">
            <text:p>2383.79</text:p>
          </table:table-cell>
        </table:table-row>
        <table:table-row table:style-name="ro1">
          <table:table-cell/>
          <table:table-cell table:style-name="ce1" table:formula="of:=[.B88]+1" office:value-type="float" office:value="78">
            <text:p>78</text:p>
          </table:table-cell>
          <table:table-cell table:style-name="ce1" table:formula="of:=[.D89]^0" office:value-type="float" office:value="1">
            <text:p>1</text:p>
          </table:table-cell>
          <table:table-cell table:style-name="ce1" table:formula="of:=[.D88]+1" office:value-type="float" office:value="77">
            <text:p>77</text:p>
          </table:table-cell>
          <table:table-cell table:style-name="ce1" table:formula="of:=[.D89]*[.D89]" office:value-type="float" office:value="5929">
            <text:p>5929</text:p>
          </table:table-cell>
          <table:table-cell table:style-name="ce1" table:formula="of:=[.D89]*[.E89]" office:value-type="float" office:value="456533">
            <text:p>456533</text:p>
          </table:table-cell>
          <table:table-cell table:style-name="ce1" table:formula="of:=[.$D$4]*[.C89]+[.$D$5]*[.D89]+[.$D$6]*[.E89]+[.$D$7]*[.F89]" office:value-type="float" office:value="1844074">
            <text:p>1844074</text:p>
          </table:table-cell>
          <table:table-cell table:style-name="ce4" table:formula="of:=2*[.$D$8]*RAND()-[.$D$8]" office:value-type="float" office:value="54487.0864134282">
            <text:p>54487.09</text:p>
          </table:table-cell>
          <table:table-cell table:style-name="ce4" table:formula="of:=[.G89]+[.H89]" office:value-type="float" office:value="1898561.08641343">
            <text:p>1898561.09</text:p>
          </table:table-cell>
          <table:table-cell table:style-name="ce4" table:formula="of:=[.$J$4]*[.C89]+[.$J$5]*[.D89]+[.$J$6]*[.E89]+[.$J$7]*[.F89]" office:value-type="float" office:value="1860276.35153">
            <text:p>1860276.35</text:p>
          </table:table-cell>
          <table:table-cell table:style-name="ce4" table:formula="of:=[.J89]-[.I89]" office:value-type="float" office:value="-38284.7348834281">
            <text:p>-38284.73</text:p>
          </table:table-cell>
        </table:table-row>
        <table:table-row table:style-name="ro1">
          <table:table-cell/>
          <table:table-cell table:style-name="ce1" table:formula="of:=[.B89]+1" office:value-type="float" office:value="79">
            <text:p>79</text:p>
          </table:table-cell>
          <table:table-cell table:style-name="ce1" table:formula="of:=[.D90]^0" office:value-type="float" office:value="1">
            <text:p>1</text:p>
          </table:table-cell>
          <table:table-cell table:style-name="ce1" table:formula="of:=[.D89]+1" office:value-type="float" office:value="78">
            <text:p>78</text:p>
          </table:table-cell>
          <table:table-cell table:style-name="ce1" table:formula="of:=[.D90]*[.D90]" office:value-type="float" office:value="6084">
            <text:p>6084</text:p>
          </table:table-cell>
          <table:table-cell table:style-name="ce1" table:formula="of:=[.D90]*[.E90]" office:value-type="float" office:value="474552">
            <text:p>474552</text:p>
          </table:table-cell>
          <table:table-cell table:style-name="ce1" table:formula="of:=[.$D$4]*[.C90]+[.$D$5]*[.D90]+[.$D$6]*[.E90]+[.$D$7]*[.F90]" office:value-type="float" office:value="1916617">
            <text:p>1916617</text:p>
          </table:table-cell>
          <table:table-cell table:style-name="ce4" table:formula="of:=2*[.$D$8]*RAND()-[.$D$8]" office:value-type="float" office:value="-67593.4454891831">
            <text:p>-67593.45</text:p>
          </table:table-cell>
          <table:table-cell table:style-name="ce4" table:formula="of:=[.G90]+[.H90]" office:value-type="float" office:value="1849023.55451082">
            <text:p>1849023.55</text:p>
          </table:table-cell>
          <table:table-cell table:style-name="ce4" table:formula="of:=[.$J$4]*[.C90]+[.$J$5]*[.D90]+[.$J$6]*[.E90]+[.$J$7]*[.F90]" office:value-type="float" office:value="1933004.82392">
            <text:p>1933004.82</text:p>
          </table:table-cell>
          <table:table-cell table:style-name="ce4" table:formula="of:=[.J90]-[.I90]" office:value-type="float" office:value="83981.2694091832">
            <text:p>83981.27</text:p>
          </table:table-cell>
        </table:table-row>
        <table:table-row table:style-name="ro1">
          <table:table-cell/>
          <table:table-cell table:style-name="ce1" table:formula="of:=[.B90]+1" office:value-type="float" office:value="80">
            <text:p>80</text:p>
          </table:table-cell>
          <table:table-cell table:style-name="ce1" table:formula="of:=[.D91]^0" office:value-type="float" office:value="1">
            <text:p>1</text:p>
          </table:table-cell>
          <table:table-cell table:style-name="ce1" table:formula="of:=[.D90]+1" office:value-type="float" office:value="79">
            <text:p>79</text:p>
          </table:table-cell>
          <table:table-cell table:style-name="ce1" table:formula="of:=[.D91]*[.D91]" office:value-type="float" office:value="6241">
            <text:p>6241</text:p>
          </table:table-cell>
          <table:table-cell table:style-name="ce1" table:formula="of:=[.D91]*[.E91]" office:value-type="float" office:value="493039">
            <text:p>493039</text:p>
          </table:table-cell>
          <table:table-cell table:style-name="ce1" table:formula="of:=[.$D$4]*[.C91]+[.$D$5]*[.D91]+[.$D$6]*[.E91]+[.$D$7]*[.F91]" office:value-type="float" office:value="1991038">
            <text:p>1991038</text:p>
          </table:table-cell>
          <table:table-cell table:style-name="ce4" table:formula="of:=2*[.$D$8]*RAND()-[.$D$8]" office:value-type="float" office:value="-55923.7245470285">
            <text:p>-55923.72</text:p>
          </table:table-cell>
          <table:table-cell table:style-name="ce4" table:formula="of:=[.G91]+[.H91]" office:value-type="float" office:value="1935114.27545297">
            <text:p>1935114.28</text:p>
          </table:table-cell>
          <table:table-cell table:style-name="ce4" table:formula="of:=[.$J$4]*[.C91]+[.$J$5]*[.D91]+[.$J$6]*[.E91]+[.$J$7]*[.F91]" office:value-type="float" office:value="2007594.00079">
            <text:p>2007594.00</text:p>
          </table:table-cell>
          <table:table-cell table:style-name="ce4" table:formula="of:=[.J91]-[.I91]" office:value-type="float" office:value="72479.7253370285">
            <text:p>72479.73</text:p>
          </table:table-cell>
        </table:table-row>
        <table:table-row table:style-name="ro1">
          <table:table-cell/>
          <table:table-cell table:style-name="ce1" table:formula="of:=[.B91]+1" office:value-type="float" office:value="81">
            <text:p>81</text:p>
          </table:table-cell>
          <table:table-cell table:style-name="ce1" table:formula="of:=[.D92]^0" office:value-type="float" office:value="1">
            <text:p>1</text:p>
          </table:table-cell>
          <table:table-cell table:style-name="ce1" table:formula="of:=[.D91]+1" office:value-type="float" office:value="80">
            <text:p>80</text:p>
          </table:table-cell>
          <table:table-cell table:style-name="ce1" table:formula="of:=[.D92]*[.D92]" office:value-type="float" office:value="6400">
            <text:p>6400</text:p>
          </table:table-cell>
          <table:table-cell table:style-name="ce1" table:formula="of:=[.D92]*[.E92]" office:value-type="float" office:value="512000">
            <text:p>512000</text:p>
          </table:table-cell>
          <table:table-cell table:style-name="ce1" table:formula="of:=[.$D$4]*[.C92]+[.$D$5]*[.D92]+[.$D$6]*[.E92]+[.$D$7]*[.F92]" office:value-type="float" office:value="2067361">
            <text:p>2067361</text:p>
          </table:table-cell>
          <table:table-cell table:style-name="ce4" table:formula="of:=2*[.$D$8]*RAND()-[.$D$8]" office:value-type="float" office:value="-35036.8309300393">
            <text:p>-35036.83</text:p>
          </table:table-cell>
          <table:table-cell table:style-name="ce4" table:formula="of:=[.G92]+[.H92]" office:value-type="float" office:value="2032324.16906996">
            <text:p>2032324.17</text:p>
          </table:table-cell>
          <table:table-cell table:style-name="ce4" table:formula="of:=[.$J$4]*[.C92]+[.$J$5]*[.D92]+[.$J$6]*[.E92]+[.$J$7]*[.F92]" office:value-type="float" office:value="2084067.14">
            <text:p>2084067.14</text:p>
          </table:table-cell>
          <table:table-cell table:style-name="ce4" table:formula="of:=[.J92]-[.I92]" office:value-type="float" office:value="51742.9709300392">
            <text:p>51742.97</text:p>
          </table:table-cell>
        </table:table-row>
        <table:table-row table:style-name="ro1">
          <table:table-cell/>
          <table:table-cell table:style-name="ce1" table:formula="of:=[.B92]+1" office:value-type="float" office:value="82">
            <text:p>82</text:p>
          </table:table-cell>
          <table:table-cell table:style-name="ce1" table:formula="of:=[.D93]^0" office:value-type="float" office:value="1">
            <text:p>1</text:p>
          </table:table-cell>
          <table:table-cell table:style-name="ce1" table:formula="of:=[.D92]+1" office:value-type="float" office:value="81">
            <text:p>81</text:p>
          </table:table-cell>
          <table:table-cell table:style-name="ce1" table:formula="of:=[.D93]*[.D93]" office:value-type="float" office:value="6561">
            <text:p>6561</text:p>
          </table:table-cell>
          <table:table-cell table:style-name="ce1" table:formula="of:=[.D93]*[.E93]" office:value-type="float" office:value="531441">
            <text:p>531441</text:p>
          </table:table-cell>
          <table:table-cell table:style-name="ce1" table:formula="of:=[.$D$4]*[.C93]+[.$D$5]*[.D93]+[.$D$6]*[.E93]+[.$D$7]*[.F93]" office:value-type="float" office:value="2145610">
            <text:p>2145610</text:p>
          </table:table-cell>
          <table:table-cell table:style-name="ce4" table:formula="of:=2*[.$D$8]*RAND()-[.$D$8]" office:value-type="float" office:value="28621.3594954461">
            <text:p>28621.36</text:p>
          </table:table-cell>
          <table:table-cell table:style-name="ce4" table:formula="of:=[.G93]+[.H93]" office:value-type="float" office:value="2174231.35949545">
            <text:p>2174231.36</text:p>
          </table:table-cell>
          <table:table-cell table:style-name="ce4" table:formula="of:=[.$J$4]*[.C93]+[.$J$5]*[.D93]+[.$J$6]*[.E93]+[.$J$7]*[.F93]" office:value-type="float" office:value="2162447.49941">
            <text:p>2162447.50</text:p>
          </table:table-cell>
          <table:table-cell table:style-name="ce4" table:formula="of:=[.J93]-[.I93]" office:value-type="float" office:value="-11783.8600854459">
            <text:p>-11783.86</text:p>
          </table:table-cell>
        </table:table-row>
        <table:table-row table:style-name="ro1">
          <table:table-cell/>
          <table:table-cell table:style-name="ce1" table:formula="of:=[.B93]+1" office:value-type="float" office:value="83">
            <text:p>83</text:p>
          </table:table-cell>
          <table:table-cell table:style-name="ce1" table:formula="of:=[.D94]^0" office:value-type="float" office:value="1">
            <text:p>1</text:p>
          </table:table-cell>
          <table:table-cell table:style-name="ce1" table:formula="of:=[.D93]+1" office:value-type="float" office:value="82">
            <text:p>82</text:p>
          </table:table-cell>
          <table:table-cell table:style-name="ce1" table:formula="of:=[.D94]*[.D94]" office:value-type="float" office:value="6724">
            <text:p>6724</text:p>
          </table:table-cell>
          <table:table-cell table:style-name="ce1" table:formula="of:=[.D94]*[.E94]" office:value-type="float" office:value="551368">
            <text:p>551368</text:p>
          </table:table-cell>
          <table:table-cell table:style-name="ce1" table:formula="of:=[.$D$4]*[.C94]+[.$D$5]*[.D94]+[.$D$6]*[.E94]+[.$D$7]*[.F94]" office:value-type="float" office:value="2225809">
            <text:p>2225809</text:p>
          </table:table-cell>
          <table:table-cell table:style-name="ce4" table:formula="of:=2*[.$D$8]*RAND()-[.$D$8]" office:value-type="float" office:value="-95585.7169348747">
            <text:p>-95585.72</text:p>
          </table:table-cell>
          <table:table-cell table:style-name="ce4" table:formula="of:=[.G94]+[.H94]" office:value-type="float" office:value="2130223.28306513">
            <text:p>2130223.28</text:p>
          </table:table-cell>
          <table:table-cell table:style-name="ce4" table:formula="of:=[.$J$4]*[.C94]+[.$J$5]*[.D94]+[.$J$6]*[.E94]+[.$J$7]*[.F94]" office:value-type="float" office:value="2242758.33688">
            <text:p>2242758.34</text:p>
          </table:table-cell>
          <table:table-cell table:style-name="ce4" table:formula="of:=[.J94]-[.I94]" office:value-type="float" office:value="112535.053814875">
            <text:p>112535.05</text:p>
          </table:table-cell>
        </table:table-row>
        <table:table-row table:style-name="ro1">
          <table:table-cell/>
          <table:table-cell table:style-name="ce1" table:formula="of:=[.B94]+1" office:value-type="float" office:value="84">
            <text:p>84</text:p>
          </table:table-cell>
          <table:table-cell table:style-name="ce1" table:formula="of:=[.D95]^0" office:value-type="float" office:value="1">
            <text:p>1</text:p>
          </table:table-cell>
          <table:table-cell table:style-name="ce1" table:formula="of:=[.D94]+1" office:value-type="float" office:value="83">
            <text:p>83</text:p>
          </table:table-cell>
          <table:table-cell table:style-name="ce1" table:formula="of:=[.D95]*[.D95]" office:value-type="float" office:value="6889">
            <text:p>6889</text:p>
          </table:table-cell>
          <table:table-cell table:style-name="ce1" table:formula="of:=[.D95]*[.E95]" office:value-type="float" office:value="571787">
            <text:p>571787</text:p>
          </table:table-cell>
          <table:table-cell table:style-name="ce1" table:formula="of:=[.$D$4]*[.C95]+[.$D$5]*[.D95]+[.$D$6]*[.E95]+[.$D$7]*[.F95]" office:value-type="float" office:value="2307982">
            <text:p>2307982</text:p>
          </table:table-cell>
          <table:table-cell table:style-name="ce4" table:formula="of:=2*[.$D$8]*RAND()-[.$D$8]" office:value-type="float" office:value="-16199.7999064624">
            <text:p>-16199.80</text:p>
          </table:table-cell>
          <table:table-cell table:style-name="ce4" table:formula="of:=[.G95]+[.H95]" office:value-type="float" office:value="2291782.20009354">
            <text:p>2291782.20</text:p>
          </table:table-cell>
          <table:table-cell table:style-name="ce4" table:formula="of:=[.$J$4]*[.C95]+[.$J$5]*[.D95]+[.$J$6]*[.E95]+[.$J$7]*[.F95]" office:value-type="float" office:value="2325022.91027">
            <text:p>2325022.91</text:p>
          </table:table-cell>
          <table:table-cell table:style-name="ce4" table:formula="of:=[.J95]-[.I95]" office:value-type="float" office:value="33240.7101764623">
            <text:p>33240.71</text:p>
          </table:table-cell>
        </table:table-row>
        <table:table-row table:style-name="ro1">
          <table:table-cell/>
          <table:table-cell table:style-name="ce1" table:formula="of:=[.B95]+1" office:value-type="float" office:value="85">
            <text:p>85</text:p>
          </table:table-cell>
          <table:table-cell table:style-name="ce1" table:formula="of:=[.D96]^0" office:value-type="float" office:value="1">
            <text:p>1</text:p>
          </table:table-cell>
          <table:table-cell table:style-name="ce1" table:formula="of:=[.D95]+1" office:value-type="float" office:value="84">
            <text:p>84</text:p>
          </table:table-cell>
          <table:table-cell table:style-name="ce1" table:formula="of:=[.D96]*[.D96]" office:value-type="float" office:value="7056">
            <text:p>7056</text:p>
          </table:table-cell>
          <table:table-cell table:style-name="ce1" table:formula="of:=[.D96]*[.E96]" office:value-type="float" office:value="592704">
            <text:p>592704</text:p>
          </table:table-cell>
          <table:table-cell table:style-name="ce1" table:formula="of:=[.$D$4]*[.C96]+[.$D$5]*[.D96]+[.$D$6]*[.E96]+[.$D$7]*[.F96]" office:value-type="float" office:value="2392153">
            <text:p>2392153</text:p>
          </table:table-cell>
          <table:table-cell table:style-name="ce4" table:formula="of:=2*[.$D$8]*RAND()-[.$D$8]" office:value-type="float" office:value="-34500.5596056581">
            <text:p>-34500.56</text:p>
          </table:table-cell>
          <table:table-cell table:style-name="ce4" table:formula="of:=[.G96]+[.H96]" office:value-type="float" office:value="2357652.44039434">
            <text:p>2357652.44</text:p>
          </table:table-cell>
          <table:table-cell table:style-name="ce4" table:formula="of:=[.$J$4]*[.C96]+[.$J$5]*[.D96]+[.$J$6]*[.E96]+[.$J$7]*[.F96]" office:value-type="float" office:value="2409264.47744">
            <text:p>2409264.48</text:p>
          </table:table-cell>
          <table:table-cell table:style-name="ce4" table:formula="of:=[.J96]-[.I96]" office:value-type="float" office:value="51612.0370456581">
            <text:p>51612.04</text:p>
          </table:table-cell>
        </table:table-row>
        <table:table-row table:style-name="ro1">
          <table:table-cell/>
          <table:table-cell table:style-name="ce1" table:formula="of:=[.B96]+1" office:value-type="float" office:value="86">
            <text:p>86</text:p>
          </table:table-cell>
          <table:table-cell table:style-name="ce1" table:formula="of:=[.D97]^0" office:value-type="float" office:value="1">
            <text:p>1</text:p>
          </table:table-cell>
          <table:table-cell table:style-name="ce1" table:formula="of:=[.D96]+1" office:value-type="float" office:value="85">
            <text:p>85</text:p>
          </table:table-cell>
          <table:table-cell table:style-name="ce1" table:formula="of:=[.D97]*[.D97]" office:value-type="float" office:value="7225">
            <text:p>7225</text:p>
          </table:table-cell>
          <table:table-cell table:style-name="ce1" table:formula="of:=[.D97]*[.E97]" office:value-type="float" office:value="614125">
            <text:p>614125</text:p>
          </table:table-cell>
          <table:table-cell table:style-name="ce1" table:formula="of:=[.$D$4]*[.C97]+[.$D$5]*[.D97]+[.$D$6]*[.E97]+[.$D$7]*[.F97]" office:value-type="float" office:value="2478346">
            <text:p>2478346</text:p>
          </table:table-cell>
          <table:table-cell table:style-name="ce4" table:formula="of:=2*[.$D$8]*RAND()-[.$D$8]" office:value-type="float" office:value="-32670.5201528966">
            <text:p>-32670.52</text:p>
          </table:table-cell>
          <table:table-cell table:style-name="ce4" table:formula="of:=[.G97]+[.H97]" office:value-type="float" office:value="2445675.4798471">
            <text:p>2445675.48</text:p>
          </table:table-cell>
          <table:table-cell table:style-name="ce4" table:formula="of:=[.$J$4]*[.C97]+[.$J$5]*[.D97]+[.$J$6]*[.E97]+[.$J$7]*[.F97]" office:value-type="float" office:value="2495506.29625">
            <text:p>2495506.30</text:p>
          </table:table-cell>
          <table:table-cell table:style-name="ce4" table:formula="of:=[.J97]-[.I97]" office:value-type="float" office:value="49830.8164028968">
            <text:p>49830.82</text:p>
          </table:table-cell>
        </table:table-row>
        <table:table-row table:style-name="ro1">
          <table:table-cell/>
          <table:table-cell table:style-name="ce1" table:formula="of:=[.B97]+1" office:value-type="float" office:value="87">
            <text:p>87</text:p>
          </table:table-cell>
          <table:table-cell table:style-name="ce1" table:formula="of:=[.D98]^0" office:value-type="float" office:value="1">
            <text:p>1</text:p>
          </table:table-cell>
          <table:table-cell table:style-name="ce1" table:formula="of:=[.D97]+1" office:value-type="float" office:value="86">
            <text:p>86</text:p>
          </table:table-cell>
          <table:table-cell table:style-name="ce1" table:formula="of:=[.D98]*[.D98]" office:value-type="float" office:value="7396">
            <text:p>7396</text:p>
          </table:table-cell>
          <table:table-cell table:style-name="ce1" table:formula="of:=[.D98]*[.E98]" office:value-type="float" office:value="636056">
            <text:p>636056</text:p>
          </table:table-cell>
          <table:table-cell table:style-name="ce1" table:formula="of:=[.$D$4]*[.C98]+[.$D$5]*[.D98]+[.$D$6]*[.E98]+[.$D$7]*[.F98]" office:value-type="float" office:value="2566585">
            <text:p>2566585</text:p>
          </table:table-cell>
          <table:table-cell table:style-name="ce4" table:formula="of:=2*[.$D$8]*RAND()-[.$D$8]" office:value-type="float" office:value="-45762.2641697526">
            <text:p>-45762.26</text:p>
          </table:table-cell>
          <table:table-cell table:style-name="ce4" table:formula="of:=[.G98]+[.H98]" office:value-type="float" office:value="2520822.73583025">
            <text:p>2520822.74</text:p>
          </table:table-cell>
          <table:table-cell table:style-name="ce4" table:formula="of:=[.$J$4]*[.C98]+[.$J$5]*[.D98]+[.$J$6]*[.E98]+[.$J$7]*[.F98]" office:value-type="float" office:value="2583771.62456">
            <text:p>2583771.62</text:p>
          </table:table-cell>
          <table:table-cell table:style-name="ce4" table:formula="of:=[.J98]-[.I98]" office:value-type="float" office:value="62948.8887297525">
            <text:p>62948.89</text:p>
          </table:table-cell>
        </table:table-row>
        <table:table-row table:style-name="ro1">
          <table:table-cell/>
          <table:table-cell table:style-name="ce1" table:formula="of:=[.B98]+1" office:value-type="float" office:value="88">
            <text:p>88</text:p>
          </table:table-cell>
          <table:table-cell table:style-name="ce1" table:formula="of:=[.D99]^0" office:value-type="float" office:value="1">
            <text:p>1</text:p>
          </table:table-cell>
          <table:table-cell table:style-name="ce1" table:formula="of:=[.D98]+1" office:value-type="float" office:value="87">
            <text:p>87</text:p>
          </table:table-cell>
          <table:table-cell table:style-name="ce1" table:formula="of:=[.D99]*[.D99]" office:value-type="float" office:value="7569">
            <text:p>7569</text:p>
          </table:table-cell>
          <table:table-cell table:style-name="ce1" table:formula="of:=[.D99]*[.E99]" office:value-type="float" office:value="658503">
            <text:p>658503</text:p>
          </table:table-cell>
          <table:table-cell table:style-name="ce1" table:formula="of:=[.$D$4]*[.C99]+[.$D$5]*[.D99]+[.$D$6]*[.E99]+[.$D$7]*[.F99]" office:value-type="float" office:value="2656894">
            <text:p>2656894</text:p>
          </table:table-cell>
          <table:table-cell table:style-name="ce4" table:formula="of:=2*[.$D$8]*RAND()-[.$D$8]" office:value-type="float" office:value="-112.828845158219">
            <text:p>-112.83</text:p>
          </table:table-cell>
          <table:table-cell table:style-name="ce4" table:formula="of:=[.G99]+[.H99]" office:value-type="float" office:value="2656781.17115484">
            <text:p>2656781.17</text:p>
          </table:table-cell>
          <table:table-cell table:style-name="ce4" table:formula="of:=[.$J$4]*[.C99]+[.$J$5]*[.D99]+[.$J$6]*[.E99]+[.$J$7]*[.F99]" office:value-type="float" office:value="2674083.72023">
            <text:p>2674083.72</text:p>
          </table:table-cell>
          <table:table-cell table:style-name="ce4" table:formula="of:=[.J99]-[.I99]" office:value-type="float" office:value="17302.5490751583">
            <text:p>17302.55</text:p>
          </table:table-cell>
        </table:table-row>
        <table:table-row table:style-name="ro1">
          <table:table-cell/>
          <table:table-cell table:style-name="ce1" table:formula="of:=[.B99]+1" office:value-type="float" office:value="89">
            <text:p>89</text:p>
          </table:table-cell>
          <table:table-cell table:style-name="ce1" table:formula="of:=[.D100]^0" office:value-type="float" office:value="1">
            <text:p>1</text:p>
          </table:table-cell>
          <table:table-cell table:style-name="ce1" table:formula="of:=[.D99]+1" office:value-type="float" office:value="88">
            <text:p>88</text:p>
          </table:table-cell>
          <table:table-cell table:style-name="ce1" table:formula="of:=[.D100]*[.D100]" office:value-type="float" office:value="7744">
            <text:p>7744</text:p>
          </table:table-cell>
          <table:table-cell table:style-name="ce1" table:formula="of:=[.D100]*[.E100]" office:value-type="float" office:value="681472">
            <text:p>681472</text:p>
          </table:table-cell>
          <table:table-cell table:style-name="ce1" table:formula="of:=[.$D$4]*[.C100]+[.$D$5]*[.D100]+[.$D$6]*[.E100]+[.$D$7]*[.F100]" office:value-type="float" office:value="2749297">
            <text:p>2749297</text:p>
          </table:table-cell>
          <table:table-cell table:style-name="ce4" table:formula="of:=2*[.$D$8]*RAND()-[.$D$8]" office:value-type="float" office:value="-2919.73571293056">
            <text:p>-2919.74</text:p>
          </table:table-cell>
          <table:table-cell table:style-name="ce4" table:formula="of:=[.G100]+[.H100]" office:value-type="float" office:value="2746377.26428707">
            <text:p>2746377.26</text:p>
          </table:table-cell>
          <table:table-cell table:style-name="ce4" table:formula="of:=[.$J$4]*[.C100]+[.$J$5]*[.D100]+[.$J$6]*[.E100]+[.$J$7]*[.F100]" office:value-type="float" office:value="2766465.84112">
            <text:p>2766465.84</text:p>
          </table:table-cell>
          <table:table-cell table:style-name="ce4" table:formula="of:=[.J100]-[.I100]" office:value-type="float" office:value="20088.5768329306">
            <text:p>20088.58</text:p>
          </table:table-cell>
        </table:table-row>
        <table:table-row table:style-name="ro1">
          <table:table-cell/>
          <table:table-cell table:style-name="ce1" table:formula="of:=[.B100]+1" office:value-type="float" office:value="90">
            <text:p>90</text:p>
          </table:table-cell>
          <table:table-cell table:style-name="ce1" table:formula="of:=[.D101]^0" office:value-type="float" office:value="1">
            <text:p>1</text:p>
          </table:table-cell>
          <table:table-cell table:style-name="ce1" table:formula="of:=[.D100]+1" office:value-type="float" office:value="89">
            <text:p>89</text:p>
          </table:table-cell>
          <table:table-cell table:style-name="ce1" table:formula="of:=[.D101]*[.D101]" office:value-type="float" office:value="7921">
            <text:p>7921</text:p>
          </table:table-cell>
          <table:table-cell table:style-name="ce1" table:formula="of:=[.D101]*[.E101]" office:value-type="float" office:value="704969">
            <text:p>704969</text:p>
          </table:table-cell>
          <table:table-cell table:style-name="ce1" table:formula="of:=[.$D$4]*[.C101]+[.$D$5]*[.D101]+[.$D$6]*[.E101]+[.$D$7]*[.F101]" office:value-type="float" office:value="2843818">
            <text:p>2843818</text:p>
          </table:table-cell>
          <table:table-cell table:style-name="ce4" table:formula="of:=2*[.$D$8]*RAND()-[.$D$8]" office:value-type="float" office:value="66180.0869740546">
            <text:p>66180.09</text:p>
          </table:table-cell>
          <table:table-cell table:style-name="ce4" table:formula="of:=[.G101]+[.H101]" office:value-type="float" office:value="2909998.08697405">
            <text:p>2909998.09</text:p>
          </table:table-cell>
          <table:table-cell table:style-name="ce4" table:formula="of:=[.$J$4]*[.C101]+[.$J$5]*[.D101]+[.$J$6]*[.E101]+[.$J$7]*[.F101]" office:value-type="float" office:value="2860941.24509">
            <text:p>2860941.25</text:p>
          </table:table-cell>
          <table:table-cell table:style-name="ce4" table:formula="of:=[.J101]-[.I101]" office:value-type="float" office:value="-49056.8418840542">
            <text:p>-49056.84</text:p>
          </table:table-cell>
        </table:table-row>
        <table:table-row table:style-name="ro1">
          <table:table-cell/>
          <table:table-cell table:style-name="ce1" table:formula="of:=[.B101]+1" office:value-type="float" office:value="91">
            <text:p>91</text:p>
          </table:table-cell>
          <table:table-cell table:style-name="ce1" table:formula="of:=[.D102]^0" office:value-type="float" office:value="1">
            <text:p>1</text:p>
          </table:table-cell>
          <table:table-cell table:style-name="ce1" table:formula="of:=[.D101]+1" office:value-type="float" office:value="90">
            <text:p>90</text:p>
          </table:table-cell>
          <table:table-cell table:style-name="ce1" table:formula="of:=[.D102]*[.D102]" office:value-type="float" office:value="8100">
            <text:p>8100</text:p>
          </table:table-cell>
          <table:table-cell table:style-name="ce1" table:formula="of:=[.D102]*[.E102]" office:value-type="float" office:value="729000">
            <text:p>729000</text:p>
          </table:table-cell>
          <table:table-cell table:style-name="ce1" table:formula="of:=[.$D$4]*[.C102]+[.$D$5]*[.D102]+[.$D$6]*[.E102]+[.$D$7]*[.F102]" office:value-type="float" office:value="2940481">
            <text:p>2940481</text:p>
          </table:table-cell>
          <table:table-cell table:style-name="ce4" table:formula="of:=2*[.$D$8]*RAND()-[.$D$8]" office:value-type="float" office:value="43690.6282324344">
            <text:p>43690.63</text:p>
          </table:table-cell>
          <table:table-cell table:style-name="ce4" table:formula="of:=[.G102]+[.H102]" office:value-type="float" office:value="2984171.62823243">
            <text:p>2984171.63</text:p>
          </table:table-cell>
          <table:table-cell table:style-name="ce4" table:formula="of:=[.$J$4]*[.C102]+[.$J$5]*[.D102]+[.$J$6]*[.E102]+[.$J$7]*[.F102]" office:value-type="float" office:value="2957533.19">
            <text:p>2957533.19</text:p>
          </table:table-cell>
          <table:table-cell table:style-name="ce4" table:formula="of:=[.J102]-[.I102]" office:value-type="float" office:value="-26638.438232434">
            <text:p>-26638.44</text:p>
          </table:table-cell>
        </table:table-row>
        <table:table-row table:style-name="ro1">
          <table:table-cell/>
          <table:table-cell table:style-name="ce1" table:formula="of:=[.B102]+1" office:value-type="float" office:value="92">
            <text:p>92</text:p>
          </table:table-cell>
          <table:table-cell table:style-name="ce1" table:formula="of:=[.D103]^0" office:value-type="float" office:value="1">
            <text:p>1</text:p>
          </table:table-cell>
          <table:table-cell table:style-name="ce1" table:formula="of:=[.D102]+1" office:value-type="float" office:value="91">
            <text:p>91</text:p>
          </table:table-cell>
          <table:table-cell table:style-name="ce1" table:formula="of:=[.D103]*[.D103]" office:value-type="float" office:value="8281">
            <text:p>8281</text:p>
          </table:table-cell>
          <table:table-cell table:style-name="ce1" table:formula="of:=[.D103]*[.E103]" office:value-type="float" office:value="753571">
            <text:p>753571</text:p>
          </table:table-cell>
          <table:table-cell table:style-name="ce1" table:formula="of:=[.$D$4]*[.C103]+[.$D$5]*[.D103]+[.$D$6]*[.E103]+[.$D$7]*[.F103]" office:value-type="float" office:value="3039310">
            <text:p>3039310</text:p>
          </table:table-cell>
          <table:table-cell table:style-name="ce4" table:formula="of:=2*[.$D$8]*RAND()-[.$D$8]" office:value-type="float" office:value="40818.5502048582">
            <text:p>40818.55</text:p>
          </table:table-cell>
          <table:table-cell table:style-name="ce4" table:formula="of:=[.G103]+[.H103]" office:value-type="float" office:value="3080128.55020486">
            <text:p>3080128.55</text:p>
          </table:table-cell>
          <table:table-cell table:style-name="ce4" table:formula="of:=[.$J$4]*[.C103]+[.$J$5]*[.D103]+[.$J$6]*[.E103]+[.$J$7]*[.F103]" office:value-type="float" office:value="3056264.93371">
            <text:p>3056264.93</text:p>
          </table:table-cell>
          <table:table-cell table:style-name="ce4" table:formula="of:=[.J103]-[.I103]" office:value-type="float" office:value="-23863.6164948582">
            <text:p>-23863.62</text:p>
          </table:table-cell>
        </table:table-row>
        <table:table-row table:style-name="ro1">
          <table:table-cell/>
          <table:table-cell table:style-name="ce1" table:formula="of:=[.B103]+1" office:value-type="float" office:value="93">
            <text:p>93</text:p>
          </table:table-cell>
          <table:table-cell table:style-name="ce1" table:formula="of:=[.D104]^0" office:value-type="float" office:value="1">
            <text:p>1</text:p>
          </table:table-cell>
          <table:table-cell table:style-name="ce1" table:formula="of:=[.D103]+1" office:value-type="float" office:value="92">
            <text:p>92</text:p>
          </table:table-cell>
          <table:table-cell table:style-name="ce1" table:formula="of:=[.D104]*[.D104]" office:value-type="float" office:value="8464">
            <text:p>8464</text:p>
          </table:table-cell>
          <table:table-cell table:style-name="ce1" table:formula="of:=[.D104]*[.E104]" office:value-type="float" office:value="778688">
            <text:p>778688</text:p>
          </table:table-cell>
          <table:table-cell table:style-name="ce1" table:formula="of:=[.$D$4]*[.C104]+[.$D$5]*[.D104]+[.$D$6]*[.E104]+[.$D$7]*[.F104]" office:value-type="float" office:value="3140329">
            <text:p>3140329</text:p>
          </table:table-cell>
          <table:table-cell table:style-name="ce4" table:formula="of:=2*[.$D$8]*RAND()-[.$D$8]" office:value-type="float" office:value="5868.20463649929">
            <text:p>5868.20</text:p>
          </table:table-cell>
          <table:table-cell table:style-name="ce4" table:formula="of:=[.G104]+[.H104]" office:value-type="float" office:value="3146197.2046365">
            <text:p>3146197.20</text:p>
          </table:table-cell>
          <table:table-cell table:style-name="ce4" table:formula="of:=[.$J$4]*[.C104]+[.$J$5]*[.D104]+[.$J$6]*[.E104]+[.$J$7]*[.F104]" office:value-type="float" office:value="3157159.73408">
            <text:p>3157159.73</text:p>
          </table:table-cell>
          <table:table-cell table:style-name="ce4" table:formula="of:=[.J104]-[.I104]" office:value-type="float" office:value="10962.5294435006">
            <text:p>10962.53</text:p>
          </table:table-cell>
        </table:table-row>
        <table:table-row table:style-name="ro1">
          <table:table-cell/>
          <table:table-cell table:style-name="ce1" table:formula="of:=[.B104]+1" office:value-type="float" office:value="94">
            <text:p>94</text:p>
          </table:table-cell>
          <table:table-cell table:style-name="ce1" table:formula="of:=[.D105]^0" office:value-type="float" office:value="1">
            <text:p>1</text:p>
          </table:table-cell>
          <table:table-cell table:style-name="ce1" table:formula="of:=[.D104]+1" office:value-type="float" office:value="93">
            <text:p>93</text:p>
          </table:table-cell>
          <table:table-cell table:style-name="ce1" table:formula="of:=[.D105]*[.D105]" office:value-type="float" office:value="8649">
            <text:p>8649</text:p>
          </table:table-cell>
          <table:table-cell table:style-name="ce1" table:formula="of:=[.D105]*[.E105]" office:value-type="float" office:value="804357">
            <text:p>804357</text:p>
          </table:table-cell>
          <table:table-cell table:style-name="ce1" table:formula="of:=[.$D$4]*[.C105]+[.$D$5]*[.D105]+[.$D$6]*[.E105]+[.$D$7]*[.F105]" office:value-type="float" office:value="3243562">
            <text:p>3243562</text:p>
          </table:table-cell>
          <table:table-cell table:style-name="ce4" table:formula="of:=2*[.$D$8]*RAND()-[.$D$8]" office:value-type="float" office:value="-52097.3472390324">
            <text:p>-52097.35</text:p>
          </table:table-cell>
          <table:table-cell table:style-name="ce4" table:formula="of:=[.G105]+[.H105]" office:value-type="float" office:value="3191464.65276097">
            <text:p>3191464.65</text:p>
          </table:table-cell>
          <table:table-cell table:style-name="ce4" table:formula="of:=[.$J$4]*[.C105]+[.$J$5]*[.D105]+[.$J$6]*[.E105]+[.$J$7]*[.F105]" office:value-type="float" office:value="3260240.84897">
            <text:p>3260240.85</text:p>
          </table:table-cell>
          <table:table-cell table:style-name="ce4" table:formula="of:=[.J105]-[.I105]" office:value-type="float" office:value="68776.1962090321">
            <text:p>68776.20</text:p>
          </table:table-cell>
        </table:table-row>
        <table:table-row table:style-name="ro1">
          <table:table-cell/>
          <table:table-cell table:style-name="ce1" table:formula="of:=[.B105]+1" office:value-type="float" office:value="95">
            <text:p>95</text:p>
          </table:table-cell>
          <table:table-cell table:style-name="ce1" table:formula="of:=[.D106]^0" office:value-type="float" office:value="1">
            <text:p>1</text:p>
          </table:table-cell>
          <table:table-cell table:style-name="ce1" table:formula="of:=[.D105]+1" office:value-type="float" office:value="94">
            <text:p>94</text:p>
          </table:table-cell>
          <table:table-cell table:style-name="ce1" table:formula="of:=[.D106]*[.D106]" office:value-type="float" office:value="8836">
            <text:p>8836</text:p>
          </table:table-cell>
          <table:table-cell table:style-name="ce1" table:formula="of:=[.D106]*[.E106]" office:value-type="float" office:value="830584">
            <text:p>830584</text:p>
          </table:table-cell>
          <table:table-cell table:style-name="ce1" table:formula="of:=[.$D$4]*[.C106]+[.$D$5]*[.D106]+[.$D$6]*[.E106]+[.$D$7]*[.F106]" office:value-type="float" office:value="3349033">
            <text:p>3349033</text:p>
          </table:table-cell>
          <table:table-cell table:style-name="ce4" table:formula="of:=2*[.$D$8]*RAND()-[.$D$8]" office:value-type="float" office:value="11048.0349045247">
            <text:p>11048.03</text:p>
          </table:table-cell>
          <table:table-cell table:style-name="ce4" table:formula="of:=[.G106]+[.H106]" office:value-type="float" office:value="3360081.03490452">
            <text:p>3360081.03</text:p>
          </table:table-cell>
          <table:table-cell table:style-name="ce4" table:formula="of:=[.$J$4]*[.C106]+[.$J$5]*[.D106]+[.$J$6]*[.E106]+[.$J$7]*[.F106]" office:value-type="float" office:value="3365531.53624">
            <text:p>3365531.54</text:p>
          </table:table-cell>
          <table:table-cell table:style-name="ce4" table:formula="of:=[.J106]-[.I106]" office:value-type="float" office:value="5450.50133547559">
            <text:p>5450.50</text:p>
          </table:table-cell>
        </table:table-row>
        <table:table-row table:style-name="ro1">
          <table:table-cell/>
          <table:table-cell table:style-name="ce1" table:formula="of:=[.B106]+1" office:value-type="float" office:value="96">
            <text:p>96</text:p>
          </table:table-cell>
          <table:table-cell table:style-name="ce1" table:formula="of:=[.D107]^0" office:value-type="float" office:value="1">
            <text:p>1</text:p>
          </table:table-cell>
          <table:table-cell table:style-name="ce1" table:formula="of:=[.D106]+1" office:value-type="float" office:value="95">
            <text:p>95</text:p>
          </table:table-cell>
          <table:table-cell table:style-name="ce1" table:formula="of:=[.D107]*[.D107]" office:value-type="float" office:value="9025">
            <text:p>9025</text:p>
          </table:table-cell>
          <table:table-cell table:style-name="ce1" table:formula="of:=[.D107]*[.E107]" office:value-type="float" office:value="857375">
            <text:p>857375</text:p>
          </table:table-cell>
          <table:table-cell table:style-name="ce1" table:formula="of:=[.$D$4]*[.C107]+[.$D$5]*[.D107]+[.$D$6]*[.E107]+[.$D$7]*[.F107]" office:value-type="float" office:value="3456766">
            <text:p>3456766</text:p>
          </table:table-cell>
          <table:table-cell table:style-name="ce4" table:formula="of:=2*[.$D$8]*RAND()-[.$D$8]" office:value-type="float" office:value="29723.87294285">
            <text:p>29723.87</text:p>
          </table:table-cell>
          <table:table-cell table:style-name="ce4" table:formula="of:=[.G107]+[.H107]" office:value-type="float" office:value="3486489.87294285">
            <text:p>3486489.87</text:p>
          </table:table-cell>
          <table:table-cell table:style-name="ce4" table:formula="of:=[.$J$4]*[.C107]+[.$J$5]*[.D107]+[.$J$6]*[.E107]+[.$J$7]*[.F107]" office:value-type="float" office:value="3473055.05375">
            <text:p>3473055.05</text:p>
          </table:table-cell>
          <table:table-cell table:style-name="ce4" table:formula="of:=[.J107]-[.I107]" office:value-type="float" office:value="-13434.8191928496">
            <text:p>-13434.82</text:p>
          </table:table-cell>
        </table:table-row>
        <table:table-row table:style-name="ro1">
          <table:table-cell/>
          <table:table-cell table:style-name="ce1" table:formula="of:=[.B107]+1" office:value-type="float" office:value="97">
            <text:p>97</text:p>
          </table:table-cell>
          <table:table-cell table:style-name="ce1" table:formula="of:=[.D108]^0" office:value-type="float" office:value="1">
            <text:p>1</text:p>
          </table:table-cell>
          <table:table-cell table:style-name="ce1" table:formula="of:=[.D107]+1" office:value-type="float" office:value="96">
            <text:p>96</text:p>
          </table:table-cell>
          <table:table-cell table:style-name="ce1" table:formula="of:=[.D108]*[.D108]" office:value-type="float" office:value="9216">
            <text:p>9216</text:p>
          </table:table-cell>
          <table:table-cell table:style-name="ce1" table:formula="of:=[.D108]*[.E108]" office:value-type="float" office:value="884736">
            <text:p>884736</text:p>
          </table:table-cell>
          <table:table-cell table:style-name="ce1" table:formula="of:=[.$D$4]*[.C108]+[.$D$5]*[.D108]+[.$D$6]*[.E108]+[.$D$7]*[.F108]" office:value-type="float" office:value="3566785">
            <text:p>3566785</text:p>
          </table:table-cell>
          <table:table-cell table:style-name="ce4" table:formula="of:=2*[.$D$8]*RAND()-[.$D$8]" office:value-type="float" office:value="88039.9104673415">
            <text:p>88039.91</text:p>
          </table:table-cell>
          <table:table-cell table:style-name="ce4" table:formula="of:=[.G108]+[.H108]" office:value-type="float" office:value="3654824.91046734">
            <text:p>3654824.91</text:p>
          </table:table-cell>
          <table:table-cell table:style-name="ce4" table:formula="of:=[.$J$4]*[.C108]+[.$J$5]*[.D108]+[.$J$6]*[.E108]+[.$J$7]*[.F108]" office:value-type="float" office:value="3582834.65936">
            <text:p>3582834.66</text:p>
          </table:table-cell>
          <table:table-cell table:style-name="ce4" table:formula="of:=[.J108]-[.I108]" office:value-type="float" office:value="-71990.2511073416">
            <text:p>-71990.25</text:p>
          </table:table-cell>
        </table:table-row>
        <table:table-row table:style-name="ro1">
          <table:table-cell/>
          <table:table-cell table:style-name="ce1" table:formula="of:=[.B108]+1" office:value-type="float" office:value="98">
            <text:p>98</text:p>
          </table:table-cell>
          <table:table-cell table:style-name="ce1" table:formula="of:=[.D109]^0" office:value-type="float" office:value="1">
            <text:p>1</text:p>
          </table:table-cell>
          <table:table-cell table:style-name="ce1" table:formula="of:=[.D108]+1" office:value-type="float" office:value="97">
            <text:p>97</text:p>
          </table:table-cell>
          <table:table-cell table:style-name="ce1" table:formula="of:=[.D109]*[.D109]" office:value-type="float" office:value="9409">
            <text:p>9409</text:p>
          </table:table-cell>
          <table:table-cell table:style-name="ce1" table:formula="of:=[.D109]*[.E109]" office:value-type="float" office:value="912673">
            <text:p>912673</text:p>
          </table:table-cell>
          <table:table-cell table:style-name="ce1" table:formula="of:=[.$D$4]*[.C109]+[.$D$5]*[.D109]+[.$D$6]*[.E109]+[.$D$7]*[.F109]" office:value-type="float" office:value="3679114">
            <text:p>3679114</text:p>
          </table:table-cell>
          <table:table-cell table:style-name="ce4" table:formula="of:=2*[.$D$8]*RAND()-[.$D$8]" office:value-type="float" office:value="-47280.0526767969">
            <text:p>-47280.05</text:p>
          </table:table-cell>
          <table:table-cell table:style-name="ce4" table:formula="of:=[.G109]+[.H109]" office:value-type="float" office:value="3631833.9473232">
            <text:p>3631833.95</text:p>
          </table:table-cell>
          <table:table-cell table:style-name="ce4" table:formula="of:=[.$J$4]*[.C109]+[.$J$5]*[.D109]+[.$J$6]*[.E109]+[.$J$7]*[.F109]" office:value-type="float" office:value="3694893.61093">
            <text:p>3694893.61</text:p>
          </table:table-cell>
          <table:table-cell table:style-name="ce4" table:formula="of:=[.J109]-[.I109]" office:value-type="float" office:value="63059.6636067969">
            <text:p>63059.66</text:p>
          </table:table-cell>
        </table:table-row>
        <table:table-row table:style-name="ro1">
          <table:table-cell/>
          <table:table-cell table:style-name="ce1" table:formula="of:=[.B109]+1" office:value-type="float" office:value="99">
            <text:p>99</text:p>
          </table:table-cell>
          <table:table-cell table:style-name="ce1" table:formula="of:=[.D110]^0" office:value-type="float" office:value="1">
            <text:p>1</text:p>
          </table:table-cell>
          <table:table-cell table:style-name="ce1" table:formula="of:=[.D109]+1" office:value-type="float" office:value="98">
            <text:p>98</text:p>
          </table:table-cell>
          <table:table-cell table:style-name="ce1" table:formula="of:=[.D110]*[.D110]" office:value-type="float" office:value="9604">
            <text:p>9604</text:p>
          </table:table-cell>
          <table:table-cell table:style-name="ce1" table:formula="of:=[.D110]*[.E110]" office:value-type="float" office:value="941192">
            <text:p>941192</text:p>
          </table:table-cell>
          <table:table-cell table:style-name="ce1" table:formula="of:=[.$D$4]*[.C110]+[.$D$5]*[.D110]+[.$D$6]*[.E110]+[.$D$7]*[.F110]" office:value-type="float" office:value="3793777">
            <text:p>3793777</text:p>
          </table:table-cell>
          <table:table-cell table:style-name="ce4" table:formula="of:=2*[.$D$8]*RAND()-[.$D$8]" office:value-type="float" office:value="28743.5742560774">
            <text:p>28743.57</text:p>
          </table:table-cell>
          <table:table-cell table:style-name="ce4" table:formula="of:=[.G110]+[.H110]" office:value-type="float" office:value="3822520.57425608">
            <text:p>3822520.57</text:p>
          </table:table-cell>
          <table:table-cell table:style-name="ce4" table:formula="of:=[.$J$4]*[.C110]+[.$J$5]*[.D110]+[.$J$6]*[.E110]+[.$J$7]*[.F110]" office:value-type="float" office:value="3809255.16632">
            <text:p>3809255.17</text:p>
          </table:table-cell>
          <table:table-cell table:style-name="ce4" table:formula="of:=[.J110]-[.I110]" office:value-type="float" office:value="-13265.4079360771">
            <text:p>-13265.41</text:p>
          </table:table-cell>
        </table:table-row>
        <table:table-row table:style-name="ro1">
          <table:table-cell/>
          <table:table-cell table:style-name="ce1" table:formula="of:=[.B110]+1" office:value-type="float" office:value="100">
            <text:p>100</text:p>
          </table:table-cell>
          <table:table-cell table:style-name="ce1" table:formula="of:=[.D111]^0" office:value-type="float" office:value="1">
            <text:p>1</text:p>
          </table:table-cell>
          <table:table-cell table:style-name="ce1" table:formula="of:=[.D110]+1" office:value-type="float" office:value="99">
            <text:p>99</text:p>
          </table:table-cell>
          <table:table-cell table:style-name="ce1" table:formula="of:=[.D111]*[.D111]" office:value-type="float" office:value="9801">
            <text:p>9801</text:p>
          </table:table-cell>
          <table:table-cell table:style-name="ce1" table:formula="of:=[.D111]*[.E111]" office:value-type="float" office:value="970299">
            <text:p>970299</text:p>
          </table:table-cell>
          <table:table-cell table:style-name="ce1" table:formula="of:=[.$D$4]*[.C111]+[.$D$5]*[.D111]+[.$D$6]*[.E111]+[.$D$7]*[.F111]" office:value-type="float" office:value="3910798">
            <text:p>3910798</text:p>
          </table:table-cell>
          <table:table-cell table:style-name="ce4" table:formula="of:=2*[.$D$8]*RAND()-[.$D$8]" office:value-type="float" office:value="-6660.63595563173">
            <text:p>-6660.64</text:p>
          </table:table-cell>
          <table:table-cell table:style-name="ce4" table:formula="of:=[.G111]+[.H111]" office:value-type="float" office:value="3904137.36404437">
            <text:p>3904137.36</text:p>
          </table:table-cell>
          <table:table-cell table:style-name="ce4" table:formula="of:=[.$J$4]*[.C111]+[.$J$5]*[.D111]+[.$J$6]*[.E111]+[.$J$7]*[.F111]" office:value-type="float" office:value="3925942.58339">
            <text:p>3925942.58</text:p>
          </table:table-cell>
          <table:table-cell table:style-name="ce4" table:formula="of:=[.J111]-[.I111]" office:value-type="float" office:value="21805.219345632">
            <text:p>21805.22</text:p>
          </table:table-cell>
        </table:table-row>
        <table:table-row table:style-name="ro1">
          <table:table-cell/>
          <table:table-cell table:style-name="ce1" table:formula="of:=[.B111]+1" office:value-type="float" office:value="101">
            <text:p>101</text:p>
          </table:table-cell>
          <table:table-cell table:style-name="ce1" table:formula="of:=[.D112]^0" office:value-type="float" office:value="1">
            <text:p>1</text:p>
          </table:table-cell>
          <table:table-cell table:style-name="ce1" table:formula="of:=[.D111]+1" office:value-type="float" office:value="100">
            <text:p>100</text:p>
          </table:table-cell>
          <table:table-cell table:style-name="ce1" table:formula="of:=[.D112]*[.D112]" office:value-type="float" office:value="10000">
            <text:p>10000</text:p>
          </table:table-cell>
          <table:table-cell table:style-name="ce1" table:formula="of:=[.D112]*[.E112]" office:value-type="float" office:value="1000000">
            <text:p>1000000</text:p>
          </table:table-cell>
          <table:table-cell table:style-name="ce1" table:formula="of:=[.$D$4]*[.C112]+[.$D$5]*[.D112]+[.$D$6]*[.E112]+[.$D$7]*[.F112]" office:value-type="float" office:value="4030201">
            <text:p>4030201</text:p>
          </table:table-cell>
          <table:table-cell table:style-name="ce4" table:formula="of:=2*[.$D$8]*RAND()-[.$D$8]" office:value-type="float" office:value="75769.0980099142">
            <text:p>75769.10</text:p>
          </table:table-cell>
          <table:table-cell table:style-name="ce4" table:formula="of:=[.G112]+[.H112]" office:value-type="float" office:value="4105970.09800991">
            <text:p>4105970.10</text:p>
          </table:table-cell>
          <table:table-cell table:style-name="ce4" table:formula="of:=[.$J$4]*[.C112]+[.$J$5]*[.D112]+[.$J$6]*[.E112]+[.$J$7]*[.F112]" office:value-type="float" office:value="4044979.12">
            <text:p>4044979.12</text:p>
          </table:table-cell>
          <table:table-cell table:style-name="ce4" table:formula="of:=[.J112]-[.I112]" office:value-type="float" office:value="-60990.9780099141">
            <text:p>-60990.98</text:p>
          </table:table-cell>
        </table:table-row>
        <table:table-row table:style-name="ro1" table:number-rows-repeated="10484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otOf3rd" table:style-name="ta1" table:print="false">
        <table:table-column table:style-name="co1" table:number-columns-repeated="4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PlotOf3rd.K27" table:end-x="0.1154in" table:end-y="0.026in" draw:z-index="0" draw:style-name="gr1" draw:text-style-name="P1" svg:width="6.2988in" svg:height="3.5429in" svg:x="0.0398in" svg:y="0.0394in">
              <draw:object draw:notify-on-update-of-ranges="3rdOrderPoly.G11:3rdOrderPoly.G11 3rdOrderPoly.G12:3rdOrderPoly.G112 3rdOrderPoly.D12:3rdOrderPoly.D112 3rdOrderPoly.I11:3rdOrderPoly.I11 3rdOrderPoly.I12:3rdOrderPoly.I112 3rdOrderPoly.D12:3rdOrderPoly.D112 3rdOrderPoly.J11:3rdOrderPoly.J11 3rdOrderPoly.J12:3rdOrderPoly.J112 3rdOrderPoly.D12:3rdOrderPoly.D112 3rdOrderPoly.K11:3rdOrderPoly.K11 3rdOrderPoly.K12:3rdOrderPoly.K112 3rdOrderPoly.D12:3rdOrderPoly.D1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6">03/26/2025</text:date>, <text:time>13:5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6T13:14:52.20</meta:creation-date>
    <dc:date>2025-03-26T13:57:10.29</dc:date>
    <meta:editing-duration>PT27M6S</meta:editing-duration>
    <meta:editing-cycles>3</meta:editing-cycles>
    <meta:generator>OpenOffice/4.1.12$Win32 OpenOffice.org_project/4112m1$Build-9809</meta:generator>
    <meta:document-statistic meta:table-count="2" meta:cell-count="10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66cm" svg:y="0.316cm" chart:style-name="ch2">
          <text:p>3rd Order Polynomial</text:p>
        </chart:title>
        <chart:legend chart:legend-position="end" svg:x="12.963cm" svg:y="3.402cm" style:legend-expansion="high" chart:style-name="ch3"/>
        <chart:plot-area chart:style-name="ch4" table:cell-range-address="3rdOrderPoly.D12:3rdOrderPoly.D112 3rdOrderPoly.G11:3rdOrderPoly.G112 3rdOrderPoly.I11:3rdOrderPoly.K112" chart:data-source-has-labels="row" svg:x="1.358cm" svg:y="1.635cm" svg:width="10.965cm" svg:height="6.177cm">
          <chartooo:coordinate-region svg:x="3.382cm" svg:y="1.847cm" svg:width="8.661cm" svg:height="5.753cm"/>
          <chart:axis chart:dimension="x" chart:name="primary-x" chart:style-name="ch5">
            <chart:title svg:x="6.042cm" svg:y="7.993cm" chart:style-name="ch6">
              <text:p>Set Points</text:p>
            </chart:title>
            <chart:grid chart:style-name="ch7" chart:class="major"/>
          </chart:axis>
          <chart:axis chart:dimension="y" chart:name="primary-y" chart:style-name="ch8">
            <chart:title svg:x="0.451cm" svg:y="6.011cm" chart:style-name="ch9">
              <text:p>Measured Points</text:p>
            </chart:title>
            <chart:grid chart:style-name="ch7" chart:class="major"/>
          </chart:axis>
          <chart:series chart:style-name="ch10" chart:values-cell-range-address="3rdOrderPoly.G12:3rdOrderPoly.G112" chart:label-cell-address="3rdOrderPoly.G11:3rdOrderPoly.G11" chart:class="chart:scatter">
            <chart:domain table:cell-range-address="3rdOrderPoly.D12:3rdOrderPoly.D112"/>
            <chart:data-point chart:repeated="101"/>
          </chart:series>
          <chart:series chart:style-name="ch11" chart:values-cell-range-address="3rdOrderPoly.I12:3rdOrderPoly.I112" chart:label-cell-address="3rdOrderPoly.I11:3rdOrderPoly.I11" chart:class="chart:scatter">
            <chart:data-point chart:repeated="101"/>
          </chart:series>
          <chart:series chart:style-name="ch12" chart:values-cell-range-address="3rdOrderPoly.J12:3rdOrderPoly.J112" chart:label-cell-address="3rdOrderPoly.J11:3rdOrderPoly.J11" chart:class="chart:scatter">
            <chart:data-point chart:repeated="101"/>
          </chart:series>
          <chart:series chart:style-name="ch13" chart:values-cell-range-address="3rdOrderPoly.K12:3rdOrderPoly.K112" chart:label-cell-address="3rdOrderPoly.K11:3rdOrderPoly.K11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</text:p>
                <draw:g>
                  <svg:desc>3rdOrderPoly.G11:3rdOrderPoly.G11</svg:desc>
                </draw:g>
              </table:table-cell>
              <table:table-cell office:value-type="string">
                <text:p>f'</text:p>
                <draw:g>
                  <svg:desc>3rdOrderPoly.I11:3rdOrderPoly.I11</svg:desc>
                </draw:g>
              </table:table-cell>
              <table:table-cell office:value-type="string">
                <text:p>fcalc</text:p>
                <draw:g>
                  <svg:desc>3rdOrderPoly.J11:3rdOrderPoly.J11</svg:desc>
                </draw:g>
              </table:table-cell>
              <table:table-cell office:value-type="string">
                <text:p>Curve Error</text:p>
                <draw:g>
                  <svg:desc>3rdOrderPoly.K11:3rdOrderPoly.K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rdOrderPoly.D12:3rdOrderPoly.D112</svg:desc>
                </draw:g>
              </table:table-cell>
              <table:table-cell office:value-type="float" office:value="1">
                <text:p>1</text:p>
                <draw:g>
                  <svg:desc>3rdOrderPoly.G12:3rdOrderPoly.G112</svg:desc>
                </draw:g>
              </table:table-cell>
              <table:table-cell office:value-type="float" office:value="-77252.3323615789">
                <text:p>-77252.3323615789</text:p>
                <draw:g>
                  <svg:desc>3rdOrderPoly.I12:3rdOrderPoly.I112</svg:desc>
                </draw:g>
              </table:table-cell>
              <table:table-cell office:value-type="float" office:value="8671.22">
                <text:p>8671.22</text:p>
                <draw:g>
                  <svg:desc>3rdOrderPoly.J12:3rdOrderPoly.J112</svg:desc>
                </draw:g>
              </table:table-cell>
              <table:table-cell office:value-type="float" office:value="85923.5523615789">
                <text:p>85923.5523615789</text:p>
                <draw:g>
                  <svg:desc>3rdOrderPoly.K12:3rdOrderPoly.K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-65097.3188055307">
                <text:p>-65097.3188055307</text:p>
              </table:table-cell>
              <table:table-cell office:value-type="float" office:value="7968.80101">
                <text:p>7968.80101</text:p>
              </table:table-cell>
              <table:table-cell office:value-type="float" office:value="73066.1198155307">
                <text:p>73066.1198155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-80862.0299684107">
                <text:p>-80862.0299684107</text:p>
              </table:table-cell>
              <table:table-cell office:value-type="float" office:value="7336.23128">
                <text:p>7336.23128</text:p>
              </table:table-cell>
              <table:table-cell office:value-type="float" office:value="88198.2612484107">
                <text:p>88198.2612484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84418.7890077084">
                <text:p>84418.7890077084</text:p>
              </table:table-cell>
              <table:table-cell office:value-type="float" office:value="6796.76867">
                <text:p>6796.76867</text:p>
              </table:table-cell>
              <table:table-cell office:value-type="float" office:value="-77622.0203377084">
                <text:p>-77622.0203377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9263.49078390002">
                <text:p>9263.49078390002</text:p>
              </table:table-cell>
              <table:table-cell office:value-type="float" office:value="6373.67104">
                <text:p>6373.67104</text:p>
              </table:table-cell>
              <table:table-cell office:value-type="float" office:value="-2889.81974390002">
                <text:p>-2889.8197439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86">
                <text:p>586</text:p>
              </table:table-cell>
              <table:table-cell office:value-type="float" office:value="-70884.4108424485">
                <text:p>-70884.4108424485</text:p>
              </table:table-cell>
              <table:table-cell office:value-type="float" office:value="6090.19625">
                <text:p>6090.19625</text:p>
              </table:table-cell>
              <table:table-cell office:value-type="float" office:value="76974.6070924485">
                <text:p>76974.6070924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85">
                <text:p>985</text:p>
              </table:table-cell>
              <table:table-cell office:value-type="float" office:value="-26776.8864551187">
                <text:p>-26776.8864551187</text:p>
              </table:table-cell>
              <table:table-cell office:value-type="float" office:value="5969.60216">
                <text:p>5969.60216</text:p>
              </table:table-cell>
              <table:table-cell office:value-type="float" office:value="32746.4886151187">
                <text:p>32746.4886151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34">
                <text:p>1534</text:p>
              </table:table-cell>
              <table:table-cell office:value-type="float" office:value="89757.6518897116">
                <text:p>89757.6518897116</text:p>
              </table:table-cell>
              <table:table-cell office:value-type="float" office:value="6035.14663">
                <text:p>6035.14663</text:p>
              </table:table-cell>
              <table:table-cell office:value-type="float" office:value="-83722.5052597116">
                <text:p>-83722.5052597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57">
                <text:p>2257</text:p>
              </table:table-cell>
              <table:table-cell office:value-type="float" office:value="28831.6041666716">
                <text:p>28831.6041666716</text:p>
              </table:table-cell>
              <table:table-cell office:value-type="float" office:value="6310.08752">
                <text:p>6310.08752</text:p>
              </table:table-cell>
              <table:table-cell office:value-type="float" office:value="-22521.5166466716">
                <text:p>-22521.5166466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178">
                <text:p>3178</text:p>
              </table:table-cell>
              <table:table-cell office:value-type="float" office:value="75873.8979386836">
                <text:p>75873.8979386836</text:p>
              </table:table-cell>
              <table:table-cell office:value-type="float" office:value="6817.68269">
                <text:p>6817.68269</text:p>
              </table:table-cell>
              <table:table-cell office:value-type="float" office:value="-69056.2152486836">
                <text:p>-69056.2152486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321">
                <text:p>4321</text:p>
              </table:table-cell>
              <table:table-cell office:value-type="float" office:value="64264.0251866579">
                <text:p>64264.0251866579</text:p>
              </table:table-cell>
              <table:table-cell office:value-type="float" office:value="7581.19">
                <text:p>7581.19</text:p>
              </table:table-cell>
              <table:table-cell office:value-type="float" office:value="-56682.8351866579">
                <text:p>-56682.8351866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710">
                <text:p>5710</text:p>
              </table:table-cell>
              <table:table-cell office:value-type="float" office:value="-5398.06614160538">
                <text:p>-5398.06614160538</text:p>
              </table:table-cell>
              <table:table-cell office:value-type="float" office:value="8623.86731">
                <text:p>8623.86731</text:p>
              </table:table-cell>
              <table:table-cell office:value-type="float" office:value="14021.9334516054">
                <text:p>14021.9334516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369">
                <text:p>7369</text:p>
              </table:table-cell>
              <table:table-cell office:value-type="float" office:value="96477.9491546154">
                <text:p>96477.9491546154</text:p>
              </table:table-cell>
              <table:table-cell office:value-type="float" office:value="9968.97248">
                <text:p>9968.97248</text:p>
              </table:table-cell>
              <table:table-cell office:value-type="float" office:value="-86508.9766746154">
                <text:p>-86508.97667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322">
                <text:p>9322</text:p>
              </table:table-cell>
              <table:table-cell office:value-type="float" office:value="-36967.4997093827">
                <text:p>-36967.4997093827</text:p>
              </table:table-cell>
              <table:table-cell office:value-type="float" office:value="11639.76337">
                <text:p>11639.76337</text:p>
              </table:table-cell>
              <table:table-cell office:value-type="float" office:value="48607.2630793827">
                <text:p>48607.2630793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593">
                <text:p>11593</text:p>
              </table:table-cell>
              <table:table-cell office:value-type="float" office:value="31506.2099281996">
                <text:p>31506.2099281996</text:p>
              </table:table-cell>
              <table:table-cell office:value-type="float" office:value="13659.49784">
                <text:p>13659.49784</text:p>
              </table:table-cell>
              <table:table-cell office:value-type="float" office:value="-17846.7120881997">
                <text:p>-17846.7120881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206">
                <text:p>14206</text:p>
              </table:table-cell>
              <table:table-cell office:value-type="float" office:value="-85701.1293044835">
                <text:p>-85701.1293044835</text:p>
              </table:table-cell>
              <table:table-cell office:value-type="float" office:value="16051.43375">
                <text:p>16051.43375</text:p>
              </table:table-cell>
              <table:table-cell office:value-type="float" office:value="101752.563054484">
                <text:p>101752.563054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185">
                <text:p>17185</text:p>
              </table:table-cell>
              <table:table-cell office:value-type="float" office:value="-26597.6858833432">
                <text:p>-26597.6858833432</text:p>
              </table:table-cell>
              <table:table-cell office:value-type="float" office:value="18838.82896">
                <text:p>18838.82896</text:p>
              </table:table-cell>
              <table:table-cell office:value-type="float" office:value="45436.5148433432">
                <text:p>45436.5148433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554">
                <text:p>20554</text:p>
              </table:table-cell>
              <table:table-cell office:value-type="float" office:value="-59102.1072114855">
                <text:p>-59102.1072114855</text:p>
              </table:table-cell>
              <table:table-cell office:value-type="float" office:value="22044.94133">
                <text:p>22044.94133</text:p>
              </table:table-cell>
              <table:table-cell office:value-type="float" office:value="81147.0485414855">
                <text:p>81147.0485414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4337">
                <text:p>24337</text:p>
              </table:table-cell>
              <table:table-cell office:value-type="float" office:value="82940.8112640381">
                <text:p>82940.8112640381</text:p>
              </table:table-cell>
              <table:table-cell office:value-type="float" office:value="25693.02872">
                <text:p>25693.02872</text:p>
              </table:table-cell>
              <table:table-cell office:value-type="float" office:value="-57247.7825440381">
                <text:p>-57247.7825440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558">
                <text:p>28558</text:p>
              </table:table-cell>
              <table:table-cell office:value-type="float" office:value="-33944.2316817194">
                <text:p>-33944.2316817194</text:p>
              </table:table-cell>
              <table:table-cell office:value-type="float" office:value="29806.34899">
                <text:p>29806.34899</text:p>
              </table:table-cell>
              <table:table-cell office:value-type="float" office:value="63750.5806717194">
                <text:p>63750.5806717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3241">
                <text:p>33241</text:p>
              </table:table-cell>
              <table:table-cell office:value-type="float" office:value="-30194.9168354422">
                <text:p>-30194.9168354422</text:p>
              </table:table-cell>
              <table:table-cell office:value-type="float" office:value="34408.16">
                <text:p>34408.16</text:p>
              </table:table-cell>
              <table:table-cell office:value-type="float" office:value="64603.0768354422">
                <text:p>64603.0768354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8410">
                <text:p>38410</text:p>
              </table:table-cell>
              <table:table-cell office:value-type="float" office:value="-57108.3372832835">
                <text:p>-57108.3372832835</text:p>
              </table:table-cell>
              <table:table-cell office:value-type="float" office:value="39521.71961">
                <text:p>39521.71961</text:p>
              </table:table-cell>
              <table:table-cell office:value-type="float" office:value="96630.0568932835">
                <text:p>96630.0568932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4089">
                <text:p>44089</text:p>
              </table:table-cell>
              <table:table-cell office:value-type="float" office:value="142.344858810306">
                <text:p>142.344858810306</text:p>
              </table:table-cell>
              <table:table-cell office:value-type="float" office:value="45170.28568">
                <text:p>45170.28568</text:p>
              </table:table-cell>
              <table:table-cell office:value-type="float" office:value="45027.9408211897">
                <text:p>45027.9408211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302">
                <text:p>50302</text:p>
              </table:table-cell>
              <table:table-cell office:value-type="float" office:value="28479.639329806">
                <text:p>28479.639329806</text:p>
              </table:table-cell>
              <table:table-cell office:value-type="float" office:value="51377.11607">
                <text:p>51377.11607</text:p>
              </table:table-cell>
              <table:table-cell office:value-type="float" office:value="22897.476740194">
                <text:p>22897.476740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7073">
                <text:p>57073</text:p>
              </table:table-cell>
              <table:table-cell office:value-type="float" office:value="110791.980588019">
                <text:p>110791.980588019</text:p>
              </table:table-cell>
              <table:table-cell office:value-type="float" office:value="58165.46864">
                <text:p>58165.46864</text:p>
              </table:table-cell>
              <table:table-cell office:value-type="float" office:value="-52626.5119480189">
                <text:p>-52626.5119480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4426">
                <text:p>64426</text:p>
              </table:table-cell>
              <table:table-cell office:value-type="float" office:value="-35242.7617152929">
                <text:p>-35242.7617152929</text:p>
              </table:table-cell>
              <table:table-cell office:value-type="float" office:value="65558.60125">
                <text:p>65558.60125</text:p>
              </table:table-cell>
              <table:table-cell office:value-type="float" office:value="100801.362965293">
                <text:p>100801.362965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2385">
                <text:p>72385</text:p>
              </table:table-cell>
              <table:table-cell office:value-type="float" office:value="91937.8263226152">
                <text:p>91937.8263226152</text:p>
              </table:table-cell>
              <table:table-cell office:value-type="float" office:value="73579.77176">
                <text:p>73579.77176</text:p>
              </table:table-cell>
              <table:table-cell office:value-type="float" office:value="-18358.0545626151">
                <text:p>-18358.0545626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0974">
                <text:p>80974</text:p>
              </table:table-cell>
              <table:table-cell office:value-type="float" office:value="139783.32402797">
                <text:p>139783.32402797</text:p>
              </table:table-cell>
              <table:table-cell office:value-type="float" office:value="82252.23803">
                <text:p>82252.23803</text:p>
              </table:table-cell>
              <table:table-cell office:value-type="float" office:value="-57531.0859979704">
                <text:p>-57531.08599797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0217">
                <text:p>90217</text:p>
              </table:table-cell>
              <table:table-cell office:value-type="float" office:value="185221.794187844">
                <text:p>185221.794187844</text:p>
              </table:table-cell>
              <table:table-cell office:value-type="float" office:value="91599.25792">
                <text:p>91599.25792</text:p>
              </table:table-cell>
              <table:table-cell office:value-type="float" office:value="-93622.5362678438">
                <text:p>-93622.5362678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0138">
                <text:p>100138</text:p>
              </table:table-cell>
              <table:table-cell office:value-type="float" office:value="183041.87801826">
                <text:p>183041.87801826</text:p>
              </table:table-cell>
              <table:table-cell office:value-type="float" office:value="101644.08929">
                <text:p>101644.08929</text:p>
              </table:table-cell>
              <table:table-cell office:value-type="float" office:value="-81397.78872826">
                <text:p>-81397.78872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0761">
                <text:p>110761</text:p>
              </table:table-cell>
              <table:table-cell office:value-type="float" office:value="38052.5521170944">
                <text:p>38052.5521170944</text:p>
              </table:table-cell>
              <table:table-cell office:value-type="float" office:value="112409.99">
                <text:p>112409.99</text:p>
              </table:table-cell>
              <table:table-cell office:value-type="float" office:value="74357.4378829056">
                <text:p>74357.4378829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2110">
                <text:p>122110</text:p>
              </table:table-cell>
              <table:table-cell office:value-type="float" office:value="127864.408286884">
                <text:p>127864.408286884</text:p>
              </table:table-cell>
              <table:table-cell office:value-type="float" office:value="123920.21791">
                <text:p>123920.21791</text:p>
              </table:table-cell>
              <table:table-cell office:value-type="float" office:value="-3944.19037688442">
                <text:p>-3944.19037688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4209">
                <text:p>134209</text:p>
              </table:table-cell>
              <table:table-cell office:value-type="float" office:value="148103.012989476">
                <text:p>148103.012989476</text:p>
              </table:table-cell>
              <table:table-cell office:value-type="float" office:value="136198.03088">
                <text:p>136198.03088</text:p>
              </table:table-cell>
              <table:table-cell office:value-type="float" office:value="-11904.9821094763">
                <text:p>-11904.9821094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47082">
                <text:p>147082</text:p>
              </table:table-cell>
              <table:table-cell office:value-type="float" office:value="59916.7365185618">
                <text:p>59916.7365185618</text:p>
              </table:table-cell>
              <table:table-cell office:value-type="float" office:value="149266.68677">
                <text:p>149266.68677</text:p>
              </table:table-cell>
              <table:table-cell office:value-type="float" office:value="89349.9502514382">
                <text:p>89349.95025143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60753">
                <text:p>160753</text:p>
              </table:table-cell>
              <table:table-cell office:value-type="float" office:value="249294.317405179">
                <text:p>249294.317405179</text:p>
              </table:table-cell>
              <table:table-cell office:value-type="float" office:value="163149.44344">
                <text:p>163149.44344</text:p>
              </table:table-cell>
              <table:table-cell office:value-type="float" office:value="-86144.8739651791">
                <text:p>-86144.8739651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75246">
                <text:p>175246</text:p>
              </table:table-cell>
              <table:table-cell office:value-type="float" office:value="221713.85701625">
                <text:p>221713.85701625</text:p>
              </table:table-cell>
              <table:table-cell office:value-type="float" office:value="177869.55875">
                <text:p>177869.55875</text:p>
              </table:table-cell>
              <table:table-cell office:value-type="float" office:value="-43844.2982662505">
                <text:p>-43844.2982662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0585">
                <text:p>190585</text:p>
              </table:table-cell>
              <table:table-cell office:value-type="float" office:value="185473.619706035">
                <text:p>185473.619706035</text:p>
              </table:table-cell>
              <table:table-cell office:value-type="float" office:value="193450.29056">
                <text:p>193450.29056</text:p>
              </table:table-cell>
              <table:table-cell office:value-type="float" office:value="7976.67085396533">
                <text:p>7976.670853965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06794">
                <text:p>206794</text:p>
              </table:table-cell>
              <table:table-cell office:value-type="float" office:value="176786.51190573">
                <text:p>176786.51190573</text:p>
              </table:table-cell>
              <table:table-cell office:value-type="float" office:value="209914.89673">
                <text:p>209914.89673</text:p>
              </table:table-cell>
              <table:table-cell office:value-type="float" office:value="33128.3848242702">
                <text:p>33128.3848242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23897">
                <text:p>223897</text:p>
              </table:table-cell>
              <table:table-cell office:value-type="float" office:value="272309.619903684">
                <text:p>272309.619903684</text:p>
              </table:table-cell>
              <table:table-cell office:value-type="float" office:value="227286.63512">
                <text:p>227286.63512</text:p>
              </table:table-cell>
              <table:table-cell office:value-type="float" office:value="-45022.9847836837">
                <text:p>-45022.98478368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41918">
                <text:p>241918</text:p>
              </table:table-cell>
              <table:table-cell office:value-type="float" office:value="341116.884423822">
                <text:p>341116.884423822</text:p>
              </table:table-cell>
              <table:table-cell office:value-type="float" office:value="245588.76359">
                <text:p>245588.76359</text:p>
              </table:table-cell>
              <table:table-cell office:value-type="float" office:value="-95528.1208338221">
                <text:p>-95528.12083382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0881">
                <text:p>260881</text:p>
              </table:table-cell>
              <table:table-cell office:value-type="float" office:value="225191.854626819">
                <text:p>225191.854626819</text:p>
              </table:table-cell>
              <table:table-cell office:value-type="float" office:value="264844.54">
                <text:p>264844.54</text:p>
              </table:table-cell>
              <table:table-cell office:value-type="float" office:value="39652.6853731805">
                <text:p>39652.6853731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80810">
                <text:p>280810</text:p>
              </table:table-cell>
              <table:table-cell office:value-type="float" office:value="183747.652496621">
                <text:p>183747.652496621</text:p>
              </table:table-cell>
              <table:table-cell office:value-type="float" office:value="285077.22221">
                <text:p>285077.22221</text:p>
              </table:table-cell>
              <table:table-cell office:value-type="float" office:value="101329.569713379">
                <text:p>101329.5697133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01729">
                <text:p>301729</text:p>
              </table:table-cell>
              <table:table-cell office:value-type="float" office:value="301123.699977711">
                <text:p>301123.699977711</text:p>
              </table:table-cell>
              <table:table-cell office:value-type="float" office:value="306310.06808">
                <text:p>306310.06808</text:p>
              </table:table-cell>
              <table:table-cell office:value-type="float" office:value="5186.36810228921">
                <text:p>5186.36810228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23662">
                <text:p>323662</text:p>
              </table:table-cell>
              <table:table-cell office:value-type="float" office:value="276942.024509877">
                <text:p>276942.024509877</text:p>
              </table:table-cell>
              <table:table-cell office:value-type="float" office:value="328566.33547">
                <text:p>328566.33547</text:p>
              </table:table-cell>
              <table:table-cell office:value-type="float" office:value="51624.310960123">
                <text:p>51624.310960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46633">
                <text:p>346633</text:p>
              </table:table-cell>
              <table:table-cell office:value-type="float" office:value="283239.843490154">
                <text:p>283239.843490154</text:p>
              </table:table-cell>
              <table:table-cell office:value-type="float" office:value="351869.28224">
                <text:p>351869.28224</text:p>
              </table:table-cell>
              <table:table-cell office:value-type="float" office:value="68629.4387498465">
                <text:p>68629.43874984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70666">
                <text:p>370666</text:p>
              </table:table-cell>
              <table:table-cell office:value-type="float" office:value="461467.284555346">
                <text:p>461467.284555346</text:p>
              </table:table-cell>
              <table:table-cell office:value-type="float" office:value="376242.16625">
                <text:p>376242.16625</text:p>
              </table:table-cell>
              <table:table-cell office:value-type="float" office:value="-85225.1183053458">
                <text:p>-85225.1183053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95785">
                <text:p>395785</text:p>
              </table:table-cell>
              <table:table-cell office:value-type="float" office:value="421546.350430548">
                <text:p>421546.350430548</text:p>
              </table:table-cell>
              <table:table-cell office:value-type="float" office:value="401708.24536">
                <text:p>401708.24536</text:p>
              </table:table-cell>
              <table:table-cell office:value-type="float" office:value="-19838.1050705482">
                <text:p>-19838.1050705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22014">
                <text:p>422014</text:p>
              </table:table-cell>
              <table:table-cell office:value-type="float" office:value="474367.047532961">
                <text:p>474367.047532961</text:p>
              </table:table-cell>
              <table:table-cell office:value-type="float" office:value="428290.77743">
                <text:p>428290.77743</text:p>
              </table:table-cell>
              <table:table-cell office:value-type="float" office:value="-46076.2701029608">
                <text:p>-46076.2701029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49377">
                <text:p>449377</text:p>
              </table:table-cell>
              <table:table-cell office:value-type="float" office:value="477915.804966956">
                <text:p>477915.804966956</text:p>
              </table:table-cell>
              <table:table-cell office:value-type="float" office:value="456013.02032">
                <text:p>456013.02032</text:p>
              </table:table-cell>
              <table:table-cell office:value-type="float" office:value="-21902.7846469564">
                <text:p>-21902.7846469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77898">
                <text:p>477898</text:p>
              </table:table-cell>
              <table:table-cell office:value-type="float" office:value="562277.992214963">
                <text:p>562277.992214963</text:p>
              </table:table-cell>
              <table:table-cell office:value-type="float" office:value="484898.23189">
                <text:p>484898.23189</text:p>
              </table:table-cell>
              <table:table-cell office:value-type="float" office:value="-77379.7603249628">
                <text:p>-77379.7603249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7601">
                <text:p>507601</text:p>
              </table:table-cell>
              <table:table-cell office:value-type="float" office:value="409225.774187803">
                <text:p>409225.774187803</text:p>
              </table:table-cell>
              <table:table-cell office:value-type="float" office:value="514969.67">
                <text:p>514969.67</text:p>
              </table:table-cell>
              <table:table-cell office:value-type="float" office:value="105743.895812197">
                <text:p>105743.8958121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38510">
                <text:p>538510</text:p>
              </table:table-cell>
              <table:table-cell office:value-type="float" office:value="574698.159603626">
                <text:p>574698.159603626</text:p>
              </table:table-cell>
              <table:table-cell office:value-type="float" office:value="546250.59251">
                <text:p>546250.59251</text:p>
              </table:table-cell>
              <table:table-cell office:value-type="float" office:value="-28447.5670936255">
                <text:p>-28447.5670936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70649">
                <text:p>570649</text:p>
              </table:table-cell>
              <table:table-cell office:value-type="float" office:value="635142.763260543">
                <text:p>635142.763260543</text:p>
              </table:table-cell>
              <table:table-cell office:value-type="float" office:value="578764.25728">
                <text:p>578764.25728</text:p>
              </table:table-cell>
              <table:table-cell office:value-type="float" office:value="-56378.5059805433">
                <text:p>-56378.5059805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04042">
                <text:p>604042</text:p>
              </table:table-cell>
              <table:table-cell office:value-type="float" office:value="591827.652140155">
                <text:p>591827.652140155</text:p>
              </table:table-cell>
              <table:table-cell office:value-type="float" office:value="612533.92217">
                <text:p>612533.92217</text:p>
              </table:table-cell>
              <table:table-cell office:value-type="float" office:value="20706.2700298446">
                <text:p>20706.27002984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38713">
                <text:p>638713</text:p>
              </table:table-cell>
              <table:table-cell office:value-type="float" office:value="703018.073302239">
                <text:p>703018.073302239</text:p>
              </table:table-cell>
              <table:table-cell office:value-type="float" office:value="647582.84504">
                <text:p>647582.84504</text:p>
              </table:table-cell>
              <table:table-cell office:value-type="float" office:value="-55435.2282622391">
                <text:p>-55435.22826223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674686">
                <text:p>674686</text:p>
              </table:table-cell>
              <table:table-cell office:value-type="float" office:value="635513.598907053">
                <text:p>635513.598907053</text:p>
              </table:table-cell>
              <table:table-cell office:value-type="float" office:value="683934.28375">
                <text:p>683934.28375</text:p>
              </table:table-cell>
              <table:table-cell office:value-type="float" office:value="48420.6848429466">
                <text:p>48420.6848429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11985">
                <text:p>711985</text:p>
              </table:table-cell>
              <table:table-cell office:value-type="float" office:value="805401.69594869">
                <text:p>805401.69594869</text:p>
              </table:table-cell>
              <table:table-cell office:value-type="float" office:value="721611.49616">
                <text:p>721611.49616</text:p>
              </table:table-cell>
              <table:table-cell office:value-type="float" office:value="-83790.1997886901">
                <text:p>-83790.19978869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50634">
                <text:p>750634</text:p>
              </table:table-cell>
              <table:table-cell office:value-type="float" office:value="842805.146720648">
                <text:p>842805.146720648</text:p>
              </table:table-cell>
              <table:table-cell office:value-type="float" office:value="760637.74013">
                <text:p>760637.74013</text:p>
              </table:table-cell>
              <table:table-cell office:value-type="float" office:value="-82167.4065906478">
                <text:p>-82167.4065906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90657">
                <text:p>790657</text:p>
              </table:table-cell>
              <table:table-cell office:value-type="float" office:value="709278.121766046">
                <text:p>709278.121766046</text:p>
              </table:table-cell>
              <table:table-cell office:value-type="float" office:value="801036.27352">
                <text:p>801036.27352</text:p>
              </table:table-cell>
              <table:table-cell office:value-type="float" office:value="91758.1517539544">
                <text:p>91758.15175395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32078">
                <text:p>832078</text:p>
              </table:table-cell>
              <table:table-cell office:value-type="float" office:value="743178.764200091">
                <text:p>743178.764200091</text:p>
              </table:table-cell>
              <table:table-cell office:value-type="float" office:value="842830.35419">
                <text:p>842830.35419</text:p>
              </table:table-cell>
              <table:table-cell office:value-type="float" office:value="99651.5899899086">
                <text:p>99651.5899899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74921">
                <text:p>874921</text:p>
              </table:table-cell>
              <table:table-cell office:value-type="float" office:value="931270.054677412">
                <text:p>931270.054677412</text:p>
              </table:table-cell>
              <table:table-cell office:value-type="float" office:value="886043.24">
                <text:p>886043.24</text:p>
              </table:table-cell>
              <table:table-cell office:value-type="float" office:value="-45226.8146774118">
                <text:p>-45226.81467741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19210">
                <text:p>919210</text:p>
              </table:table-cell>
              <table:table-cell office:value-type="float" office:value="848641.946342811">
                <text:p>848641.946342811</text:p>
              </table:table-cell>
              <table:table-cell office:value-type="float" office:value="930698.18881">
                <text:p>930698.18881</text:p>
              </table:table-cell>
              <table:table-cell office:value-type="float" office:value="82056.242467189">
                <text:p>82056.2424671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64969">
                <text:p>964969</text:p>
              </table:table-cell>
              <table:table-cell office:value-type="float" office:value="953771.994508296">
                <text:p>953771.994508296</text:p>
              </table:table-cell>
              <table:table-cell office:value-type="float" office:value="976818.45848">
                <text:p>976818.45848</text:p>
              </table:table-cell>
              <table:table-cell office:value-type="float" office:value="23046.4639717039">
                <text:p>23046.4639717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12222">
                <text:p>1012222</text:p>
              </table:table-cell>
              <table:table-cell office:value-type="float" office:value="1057476.23170999">
                <text:p>1057476.23170999</text:p>
              </table:table-cell>
              <table:table-cell office:value-type="float" office:value="1024427.30687">
                <text:p>1024427.30687</text:p>
              </table:table-cell>
              <table:table-cell office:value-type="float" office:value="-33048.924839987">
                <text:p>-33048.9248399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60993">
                <text:p>1060993</text:p>
              </table:table-cell>
              <table:table-cell office:value-type="float" office:value="1107750.75733776">
                <text:p>1107750.75733776</text:p>
              </table:table-cell>
              <table:table-cell office:value-type="float" office:value="1073547.99184">
                <text:p>1073547.99184</text:p>
              </table:table-cell>
              <table:table-cell office:value-type="float" office:value="-34202.7654977639">
                <text:p>-34202.76549776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111306">
                <text:p>1111306</text:p>
              </table:table-cell>
              <table:table-cell office:value-type="float" office:value="1210793.14347556">
                <text:p>1210793.14347556</text:p>
              </table:table-cell>
              <table:table-cell office:value-type="float" office:value="1124203.77125">
                <text:p>1124203.77125</text:p>
              </table:table-cell>
              <table:table-cell office:value-type="float" office:value="-86589.3722255623">
                <text:p>-86589.37222556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63185">
                <text:p>1163185</text:p>
              </table:table-cell>
              <table:table-cell office:value-type="float" office:value="1172730.13214529">
                <text:p>1172730.13214529</text:p>
              </table:table-cell>
              <table:table-cell office:value-type="float" office:value="1176417.90296">
                <text:p>1176417.90296</text:p>
              </table:table-cell>
              <table:table-cell office:value-type="float" office:value="3687.77081471449">
                <text:p>3687.77081471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216654">
                <text:p>1216654</text:p>
              </table:table-cell>
              <table:table-cell office:value-type="float" office:value="1197515.52747273">
                <text:p>1197515.52747273</text:p>
              </table:table-cell>
              <table:table-cell office:value-type="float" office:value="1230213.64483">
                <text:p>1230213.64483</text:p>
              </table:table-cell>
              <table:table-cell office:value-type="float" office:value="32698.1173572657">
                <text:p>32698.11735726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71737">
                <text:p>1271737</text:p>
              </table:table-cell>
              <table:table-cell office:value-type="float" office:value="1196355.67174134">
                <text:p>1196355.67174134</text:p>
              </table:table-cell>
              <table:table-cell office:value-type="float" office:value="1285614.25472">
                <text:p>1285614.25472</text:p>
              </table:table-cell>
              <table:table-cell office:value-type="float" office:value="89258.5829786635">
                <text:p>89258.58297866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328458">
                <text:p>1328458</text:p>
              </table:table-cell>
              <table:table-cell office:value-type="float" office:value="1234688.03831133">
                <text:p>1234688.03831133</text:p>
              </table:table-cell>
              <table:table-cell office:value-type="float" office:value="1342642.99049">
                <text:p>1342642.99049</text:p>
              </table:table-cell>
              <table:table-cell office:value-type="float" office:value="107954.952178668">
                <text:p>107954.9521786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86841">
                <text:p>1386841</text:p>
              </table:table-cell>
              <table:table-cell office:value-type="float" office:value="1287602.02041639">
                <text:p>1287602.02041639</text:p>
              </table:table-cell>
              <table:table-cell office:value-type="float" office:value="1401323.11">
                <text:p>1401323.11</text:p>
              </table:table-cell>
              <table:table-cell office:value-type="float" office:value="113721.089583606">
                <text:p>113721.089583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446910">
                <text:p>1446910</text:p>
              </table:table-cell>
              <table:table-cell office:value-type="float" office:value="1486780.30354328">
                <text:p>1486780.30354328</text:p>
              </table:table-cell>
              <table:table-cell office:value-type="float" office:value="1461677.87111">
                <text:p>1461677.87111</text:p>
              </table:table-cell>
              <table:table-cell office:value-type="float" office:value="-25102.4324332846">
                <text:p>-25102.43243328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08689">
                <text:p>1508689</text:p>
              </table:table-cell>
              <table:table-cell office:value-type="float" office:value="1411006.91571714">
                <text:p>1411006.91571714</text:p>
              </table:table-cell>
              <table:table-cell office:value-type="float" office:value="1523730.53168">
                <text:p>1523730.53168</text:p>
              </table:table-cell>
              <table:table-cell office:value-type="float" office:value="112723.61596286">
                <text:p>112723.615962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72202">
                <text:p>1572202</text:p>
              </table:table-cell>
              <table:table-cell office:value-type="float" office:value="1537900.35105911">
                <text:p>1537900.35105911</text:p>
              </table:table-cell>
              <table:table-cell office:value-type="float" office:value="1587504.34957">
                <text:p>1587504.34957</text:p>
              </table:table-cell>
              <table:table-cell office:value-type="float" office:value="49603.9985108911">
                <text:p>49603.9985108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637473">
                <text:p>1637473</text:p>
              </table:table-cell>
              <table:table-cell office:value-type="float" office:value="1719185.61120588">
                <text:p>1719185.61120588</text:p>
              </table:table-cell>
              <table:table-cell office:value-type="float" office:value="1653022.58264">
                <text:p>1653022.58264</text:p>
              </table:table-cell>
              <table:table-cell office:value-type="float" office:value="-66163.028565876">
                <text:p>-66163.028565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704526">
                <text:p>1704526</text:p>
              </table:table-cell>
              <table:table-cell office:value-type="float" office:value="1645938.38802113">
                <text:p>1645938.38802113</text:p>
              </table:table-cell>
              <table:table-cell office:value-type="float" office:value="1720308.48875">
                <text:p>1720308.48875</text:p>
              </table:table-cell>
              <table:table-cell office:value-type="float" office:value="74370.1007288736">
                <text:p>74370.1007288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773385">
                <text:p>1773385</text:p>
              </table:table-cell>
              <table:table-cell office:value-type="float" office:value="1787001.53874628">
                <text:p>1787001.53874628</text:p>
              </table:table-cell>
              <table:table-cell office:value-type="float" office:value="1789385.32576">
                <text:p>1789385.32576</text:p>
              </table:table-cell>
              <table:table-cell office:value-type="float" office:value="2383.78701371746">
                <text:p>2383.787013717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844074">
                <text:p>1844074</text:p>
              </table:table-cell>
              <table:table-cell office:value-type="float" office:value="1898561.08641343">
                <text:p>1898561.08641343</text:p>
              </table:table-cell>
              <table:table-cell office:value-type="float" office:value="1860276.35153">
                <text:p>1860276.35153</text:p>
              </table:table-cell>
              <table:table-cell office:value-type="float" office:value="-38284.7348834281">
                <text:p>-38284.7348834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916617">
                <text:p>1916617</text:p>
              </table:table-cell>
              <table:table-cell office:value-type="float" office:value="1849023.55451082">
                <text:p>1849023.55451082</text:p>
              </table:table-cell>
              <table:table-cell office:value-type="float" office:value="1933004.82392">
                <text:p>1933004.82392</text:p>
              </table:table-cell>
              <table:table-cell office:value-type="float" office:value="83981.2694091832">
                <text:p>83981.2694091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991038">
                <text:p>1991038</text:p>
              </table:table-cell>
              <table:table-cell office:value-type="float" office:value="1935114.27545297">
                <text:p>1935114.27545297</text:p>
              </table:table-cell>
              <table:table-cell office:value-type="float" office:value="2007594.00079">
                <text:p>2007594.00079</text:p>
              </table:table-cell>
              <table:table-cell office:value-type="float" office:value="72479.7253370285">
                <text:p>72479.72533702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67361">
                <text:p>2067361</text:p>
              </table:table-cell>
              <table:table-cell office:value-type="float" office:value="2032324.16906996">
                <text:p>2032324.16906996</text:p>
              </table:table-cell>
              <table:table-cell office:value-type="float" office:value="2084067.14">
                <text:p>2084067.14</text:p>
              </table:table-cell>
              <table:table-cell office:value-type="float" office:value="51742.9709300392">
                <text:p>51742.9709300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145610">
                <text:p>2145610</text:p>
              </table:table-cell>
              <table:table-cell office:value-type="float" office:value="2174231.35949545">
                <text:p>2174231.35949545</text:p>
              </table:table-cell>
              <table:table-cell office:value-type="float" office:value="2162447.49941">
                <text:p>2162447.49941</text:p>
              </table:table-cell>
              <table:table-cell office:value-type="float" office:value="-11783.8600854459">
                <text:p>-11783.8600854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225809">
                <text:p>2225809</text:p>
              </table:table-cell>
              <table:table-cell office:value-type="float" office:value="2130223.28306513">
                <text:p>2130223.28306513</text:p>
              </table:table-cell>
              <table:table-cell office:value-type="float" office:value="2242758.33688">
                <text:p>2242758.33688</text:p>
              </table:table-cell>
              <table:table-cell office:value-type="float" office:value="112535.053814875">
                <text:p>112535.053814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307982">
                <text:p>2307982</text:p>
              </table:table-cell>
              <table:table-cell office:value-type="float" office:value="2291782.20009354">
                <text:p>2291782.20009354</text:p>
              </table:table-cell>
              <table:table-cell office:value-type="float" office:value="2325022.91027">
                <text:p>2325022.91027</text:p>
              </table:table-cell>
              <table:table-cell office:value-type="float" office:value="33240.7101764623">
                <text:p>33240.7101764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392153">
                <text:p>2392153</text:p>
              </table:table-cell>
              <table:table-cell office:value-type="float" office:value="2357652.44039434">
                <text:p>2357652.44039434</text:p>
              </table:table-cell>
              <table:table-cell office:value-type="float" office:value="2409264.47744">
                <text:p>2409264.47744</text:p>
              </table:table-cell>
              <table:table-cell office:value-type="float" office:value="51612.0370456581">
                <text:p>51612.03704565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478346">
                <text:p>2478346</text:p>
              </table:table-cell>
              <table:table-cell office:value-type="float" office:value="2445675.4798471">
                <text:p>2445675.4798471</text:p>
              </table:table-cell>
              <table:table-cell office:value-type="float" office:value="2495506.29625">
                <text:p>2495506.29625</text:p>
              </table:table-cell>
              <table:table-cell office:value-type="float" office:value="49830.8164028968">
                <text:p>49830.81640289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66585">
                <text:p>2566585</text:p>
              </table:table-cell>
              <table:table-cell office:value-type="float" office:value="2520822.73583025">
                <text:p>2520822.73583025</text:p>
              </table:table-cell>
              <table:table-cell office:value-type="float" office:value="2583771.62456">
                <text:p>2583771.62456</text:p>
              </table:table-cell>
              <table:table-cell office:value-type="float" office:value="62948.8887297525">
                <text:p>62948.8887297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656894">
                <text:p>2656894</text:p>
              </table:table-cell>
              <table:table-cell office:value-type="float" office:value="2656781.17115484">
                <text:p>2656781.17115484</text:p>
              </table:table-cell>
              <table:table-cell office:value-type="float" office:value="2674083.72023">
                <text:p>2674083.72023</text:p>
              </table:table-cell>
              <table:table-cell office:value-type="float" office:value="17302.5490751583">
                <text:p>17302.54907515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749297">
                <text:p>2749297</text:p>
              </table:table-cell>
              <table:table-cell office:value-type="float" office:value="2746377.26428707">
                <text:p>2746377.26428707</text:p>
              </table:table-cell>
              <table:table-cell office:value-type="float" office:value="2766465.84112">
                <text:p>2766465.84112</text:p>
              </table:table-cell>
              <table:table-cell office:value-type="float" office:value="20088.5768329306">
                <text:p>20088.5768329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843818">
                <text:p>2843818</text:p>
              </table:table-cell>
              <table:table-cell office:value-type="float" office:value="2909998.08697405">
                <text:p>2909998.08697405</text:p>
              </table:table-cell>
              <table:table-cell office:value-type="float" office:value="2860941.24509">
                <text:p>2860941.24509</text:p>
              </table:table-cell>
              <table:table-cell office:value-type="float" office:value="-49056.8418840542">
                <text:p>-49056.8418840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940481">
                <text:p>2940481</text:p>
              </table:table-cell>
              <table:table-cell office:value-type="float" office:value="2984171.62823243">
                <text:p>2984171.62823243</text:p>
              </table:table-cell>
              <table:table-cell office:value-type="float" office:value="2957533.19">
                <text:p>2957533.19</text:p>
              </table:table-cell>
              <table:table-cell office:value-type="float" office:value="-26638.438232434">
                <text:p>-26638.4382324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039310">
                <text:p>3039310</text:p>
              </table:table-cell>
              <table:table-cell office:value-type="float" office:value="3080128.55020486">
                <text:p>3080128.55020486</text:p>
              </table:table-cell>
              <table:table-cell office:value-type="float" office:value="3056264.93371">
                <text:p>3056264.93371</text:p>
              </table:table-cell>
              <table:table-cell office:value-type="float" office:value="-23863.6164948582">
                <text:p>-23863.61649485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140329">
                <text:p>3140329</text:p>
              </table:table-cell>
              <table:table-cell office:value-type="float" office:value="3146197.2046365">
                <text:p>3146197.2046365</text:p>
              </table:table-cell>
              <table:table-cell office:value-type="float" office:value="3157159.73408">
                <text:p>3157159.73408</text:p>
              </table:table-cell>
              <table:table-cell office:value-type="float" office:value="10962.5294435006">
                <text:p>10962.52944350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243562">
                <text:p>3243562</text:p>
              </table:table-cell>
              <table:table-cell office:value-type="float" office:value="3191464.65276097">
                <text:p>3191464.65276097</text:p>
              </table:table-cell>
              <table:table-cell office:value-type="float" office:value="3260240.84897">
                <text:p>3260240.84897</text:p>
              </table:table-cell>
              <table:table-cell office:value-type="float" office:value="68776.1962090321">
                <text:p>68776.1962090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349033">
                <text:p>3349033</text:p>
              </table:table-cell>
              <table:table-cell office:value-type="float" office:value="3360081.03490452">
                <text:p>3360081.03490452</text:p>
              </table:table-cell>
              <table:table-cell office:value-type="float" office:value="3365531.53624">
                <text:p>3365531.53624</text:p>
              </table:table-cell>
              <table:table-cell office:value-type="float" office:value="5450.50133547559">
                <text:p>5450.501335475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456766">
                <text:p>3456766</text:p>
              </table:table-cell>
              <table:table-cell office:value-type="float" office:value="3486489.87294285">
                <text:p>3486489.87294285</text:p>
              </table:table-cell>
              <table:table-cell office:value-type="float" office:value="3473055.05375">
                <text:p>3473055.05375</text:p>
              </table:table-cell>
              <table:table-cell office:value-type="float" office:value="-13434.8191928496">
                <text:p>-13434.8191928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566785">
                <text:p>3566785</text:p>
              </table:table-cell>
              <table:table-cell office:value-type="float" office:value="3654824.91046734">
                <text:p>3654824.91046734</text:p>
              </table:table-cell>
              <table:table-cell office:value-type="float" office:value="3582834.65936">
                <text:p>3582834.65936</text:p>
              </table:table-cell>
              <table:table-cell office:value-type="float" office:value="-71990.2511073416">
                <text:p>-71990.2511073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679114">
                <text:p>3679114</text:p>
              </table:table-cell>
              <table:table-cell office:value-type="float" office:value="3631833.9473232">
                <text:p>3631833.9473232</text:p>
              </table:table-cell>
              <table:table-cell office:value-type="float" office:value="3694893.61093">
                <text:p>3694893.61093</text:p>
              </table:table-cell>
              <table:table-cell office:value-type="float" office:value="63059.6636067969">
                <text:p>63059.66360679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793777">
                <text:p>3793777</text:p>
              </table:table-cell>
              <table:table-cell office:value-type="float" office:value="3822520.57425608">
                <text:p>3822520.57425608</text:p>
              </table:table-cell>
              <table:table-cell office:value-type="float" office:value="3809255.16632">
                <text:p>3809255.16632</text:p>
              </table:table-cell>
              <table:table-cell office:value-type="float" office:value="-13265.4079360771">
                <text:p>-13265.40793607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910798">
                <text:p>3910798</text:p>
              </table:table-cell>
              <table:table-cell office:value-type="float" office:value="3904137.36404437">
                <text:p>3904137.36404437</text:p>
              </table:table-cell>
              <table:table-cell office:value-type="float" office:value="3925942.58339">
                <text:p>3925942.58339</text:p>
              </table:table-cell>
              <table:table-cell office:value-type="float" office:value="21805.219345632">
                <text:p>21805.219345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030201">
                <text:p>4030201</text:p>
              </table:table-cell>
              <table:table-cell office:value-type="float" office:value="4105970.09800991">
                <text:p>4105970.09800991</text:p>
              </table:table-cell>
              <table:table-cell office:value-type="float" office:value="4044979.12">
                <text:p>4044979.12</text:p>
              </table:table-cell>
              <table:table-cell office:value-type="float" office:value="-60990.9780099141">
                <text:p>-60990.9780099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